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list-style-name="L1">
      <style:graphic-properties svg:stroke-width="0.035cm" svg:stroke-color="#000000" draw:marker-start-width="0.252cm" draw:marker-end-width="0.252cm" draw:fill="none" loext:fill-use-slide-background="false" draw:textarea-horizontal-align="justify" draw:textarea-vertical-align="middle" draw:auto-grow-height="false" fo:min-height="2.291cm" fo:min-width="16.5cm" fo:padding-top="0.142cm" fo:padding-bottom="0.142cm" fo:padding-left="0.267cm" fo:padding-right="0.267cm" style:writing-mode="lr-tb" loext:decorative="false"/>
      <style:paragraph-properties style:writing-mode="lr-tb"/>
    </style:style>
    <style:style style:name="gr2" style:family="graphic" style:parent-style-name="standard" style:list-style-name="L1">
      <style:graphic-properties svg:stroke-color="#000000" draw:fill="none" loext:fill-use-slide-background="false" draw:textarea-horizontal-align="justify" draw:textarea-vertical-align="middle" draw:auto-grow-height="false" fo:min-height="1.02cm" fo:min-width="16.028cm" style:writing-mode="lr-tb" loext:decorative="false"/>
      <style:paragraph-properties style:writing-mode="lr-tb"/>
    </style:style>
    <style:style style:name="gr3" style:family="graphic" style:parent-style-name="standard">
      <style:graphic-properties draw:stroke="dash" draw:stroke-dash="Long_20_Dash" svg:stroke-width="0.035cm" svg:stroke-color="#000000" draw:marker-start-width="0.252cm" draw:marker-end-width="0.252cm" svg:stroke-linecap="butt" draw:fill-color="#ffffff" draw:textarea-horizontal-align="justify" draw:textarea-vertical-align="middle" draw:auto-grow-height="false" fo:min-height="0.75cm" fo:min-width="3.5cm" fo:padding-top="0.142cm" fo:padding-bottom="0.142cm" fo:padding-left="0.267cm" fo:padding-right="0.267cm" style:writing-mode="lr-tb" loext:decorative="false"/>
      <style:paragraph-properties style:writing-mode="lr-tb"/>
    </style:style>
    <style:style style:name="gr4" style:family="graphic" style:parent-style-name="standard" style:list-style-name="L1">
      <style:graphic-properties draw:stroke="dash" draw:stroke-dash="Long_20_Dash" svg:stroke-width="0.035cm" svg:stroke-color="#000000" draw:marker-start-width="0.252cm" draw:marker-end-width="0.252cm" svg:stroke-linecap="butt" draw:fill="solid" draw:fill-color="#ffffff" loext:fill-use-slide-background="false" draw:textarea-horizontal-align="justify" draw:textarea-vertical-align="middle" draw:auto-grow-height="false" fo:min-height="1.75cm" fo:min-width="3.453cm" fo:padding-top="0.142cm" fo:padding-bottom="0.142cm" fo:padding-left="0.267cm" fo:padding-right="0.267cm" style:writing-mode="lr-tb" loext:decorative="false"/>
      <style:paragraph-properties style:writing-mode="lr-tb"/>
    </style:style>
    <style:style style:name="gr5" style:family="graphic" style:parent-style-name="standard" style:list-style-name="L1">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1.75cm" fo:min-width="3.5cm" fo:padding-top="0.142cm" fo:padding-bottom="0.142cm" fo:padding-left="0.267cm" fo:padding-right="0.267cm" style:writing-mode="lr-tb" loext:decorative="false"/>
      <style:paragraph-properties style:writing-mode="lr-tb"/>
    </style:style>
    <style:style style:name="gr6" style:family="graphic" style:parent-style-name="standard">
      <style:graphic-properties draw:stroke="dash" draw:stroke-dash="Long_20_Dash" svg:stroke-width="0.035cm" svg:stroke-color="#000000" draw:marker-start-width="0.252cm" draw:marker-end-width="0.252cm" svg:stroke-linecap="butt" draw:fill-color="#ffffff" draw:textarea-horizontal-align="justify" draw:textarea-vertical-align="middle" draw:auto-grow-height="false" fo:min-height="0.456cm" fo:min-width="3.108cm" fo:padding-top="0.142cm" fo:padding-bottom="0.142cm" fo:padding-left="0.267cm" fo:padding-right="0.267cm" style:writing-mode="lr-tb" loext:decorative="false"/>
      <style:paragraph-properties style:writing-mode="lr-tb"/>
    </style:style>
    <style:style style:name="gr7" style:family="graphic" style:parent-style-name="standard">
      <style:graphic-properties draw:stroke="dash" draw:stroke-dash="Long_20_Dash" svg:stroke-width="0.035cm" svg:stroke-color="#000000" draw:marker-start-width="0.252cm" draw:marker-end-width="0.252cm" svg:stroke-linecap="butt" draw:fill-color="#ffffff" draw:textarea-horizontal-align="justify" draw:textarea-vertical-align="middle" draw:auto-grow-height="false" fo:min-height="0.751cm" fo:min-width="1.934cm" fo:padding-top="0.142cm" fo:padding-bottom="0.142cm" fo:padding-left="0.267cm" fo:padding-right="0.267cm" style:writing-mode="lr-tb" loext:decorative="false"/>
      <style:paragraph-properties style:writing-mode="lr-tb"/>
    </style:style>
    <style:style style:name="gr8" style:family="graphic" style:parent-style-name="objectwithoutfill">
      <style:graphic-properties svg:stroke-width="0.035cm" svg:stroke-color="#000000" draw:marker-start-width="0.252cm" draw:marker-end="Arrowheads_20_14" draw:marker-end-width="0.352cm" draw:fill="none" draw:textarea-vertical-align="middle" fo:padding-top="0.142cm" fo:padding-bottom="0.142cm" fo:padding-left="0.267cm" fo:padding-right="0.267cm" loext:decorative="false"/>
      <style:paragraph-properties style:writing-mode="lr-tb"/>
    </style:style>
    <style:style style:name="gr9" style:family="graphic" style:parent-style-name="standard">
      <style:graphic-properties draw:stroke="solid" draw:stroke-dash="Long_20_Dash" svg:stroke-width="0.035cm" svg:stroke-color="#000000" draw:marker-start-width="0.252cm" draw:marker-end-width="0.252cm" svg:stroke-linecap="butt" draw:fill-color="#ffffff" draw:textarea-horizontal-align="justify" draw:textarea-vertical-align="middle" draw:auto-grow-height="false" fo:min-height="0.75cm" fo:min-width="3.5cm" fo:padding-top="0.142cm" fo:padding-bottom="0.142cm" fo:padding-left="0.267cm" fo:padding-right="0.267cm" style:writing-mode="lr-tb" loext:decorative="false"/>
      <style:paragraph-properties style:writing-mode="lr-tb"/>
    </style:style>
    <style:style style:name="gr10" style:family="graphic" style:parent-style-name="standard">
      <style:graphic-properties draw:stroke="solid" draw:stroke-dash="Long_20_Dash" svg:stroke-width="0.035cm" svg:stroke-color="#000000" draw:marker-start-width="0.252cm" draw:marker-end-width="0.252cm" svg:stroke-linecap="butt" draw:fill-color="#ffffff" draw:textarea-horizontal-align="justify" draw:textarea-vertical-align="middle" draw:auto-grow-height="false" fo:min-height="0.456cm" fo:min-width="3.108cm" fo:padding-top="0.142cm" fo:padding-bottom="0.142cm" fo:padding-left="0.267cm" fo:padding-right="0.267cm" style:writing-mode="lr-tb" loext:decorative="false"/>
      <style:paragraph-properties style:writing-mode="lr-tb"/>
    </style:style>
    <style:style style:name="gr11" style:family="graphic" style:parent-style-name="standard">
      <style:graphic-properties draw:stroke="solid" draw:stroke-dash="Long_20_Dash" svg:stroke-width="0.035cm" svg:stroke-color="#000000" draw:marker-start-width="0.252cm" draw:marker-end-width="0.252cm" svg:stroke-linecap="butt" draw:fill-color="#ffffff" draw:textarea-horizontal-align="justify" draw:textarea-vertical-align="middle" draw:auto-grow-height="false" fo:min-height="0.751cm" fo:min-width="1.934cm" fo:padding-top="0.142cm" fo:padding-bottom="0.142cm" fo:padding-left="0.267cm" fo:padding-right="0.267cm" style:writing-mode="lr-tb" loext:decorative="false"/>
      <style:paragraph-properties style:writing-mode="lr-tb"/>
    </style:style>
    <style:style style:name="gr12" style:family="graphic" style:parent-style-name="standard" style:list-style-name="L1">
      <style:graphic-properties draw:fill="none" loext:fill-use-slide-background="false" draw:textarea-horizontal-align="justify" draw:textarea-vertical-align="middle" draw:auto-grow-height="false" fo:min-height="2.291cm" fo:min-width="6.666cm" style:writing-mode="lr-tb" loext:decorative="false"/>
      <style:paragraph-properties style:writing-mode="lr-tb"/>
    </style:style>
    <style:style style:name="gr13" style:family="graphic" style:parent-style-name="standard">
      <style:graphic-properties draw:stroke="dash" draw:stroke-dash="Long_20_Dash" svg:stroke-width="0.035cm" svg:stroke-color="#000000" draw:marker-start-width="0.252cm" draw:marker-end-width="0.252cm" svg:stroke-linecap="butt" draw:fill-color="#ffffff" draw:textarea-horizontal-align="justify" draw:textarea-vertical-align="middle" draw:auto-grow-height="false" fo:min-height="0.456cm" fo:min-width="4.01cm" fo:padding-top="0.142cm" fo:padding-bottom="0.142cm" fo:padding-left="0.267cm" fo:padding-right="0.267cm" style:writing-mode="lr-tb" loext:decorative="false"/>
      <style:paragraph-properties style:writing-mode="lr-tb"/>
    </style:style>
    <style:style style:name="gr14" style:family="graphic" style:parent-style-name="standard">
      <style:graphic-properties draw:stroke="dash" draw:stroke-dash="Long_20_Dash" svg:stroke-width="0.035cm" svg:stroke-color="#000000" draw:marker-start-width="0.252cm" draw:marker-end-width="0.252cm" svg:stroke-linecap="butt" draw:fill-color="#ffffff" draw:textarea-horizontal-align="justify" draw:textarea-vertical-align="middle" draw:auto-grow-height="false" fo:min-height="0.751cm" fo:min-width="2.542cm" fo:padding-top="0.142cm" fo:padding-bottom="0.142cm" fo:padding-left="0.267cm" fo:padding-right="0.267cm" style:writing-mode="lr-tb" loext:decorative="false"/>
      <style:paragraph-properties style:writing-mode="lr-tb"/>
    </style:style>
    <style:style style:name="gr1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456cm" fo:min-width="4.01cm" fo:padding-top="0.142cm" fo:padding-bottom="0.142cm" fo:padding-left="0.267cm" fo:padding-right="0.267cm" style:writing-mode="lr-tb" loext:decorative="false"/>
      <style:paragraph-properties style:writing-mode="lr-tb"/>
    </style:style>
    <style:style style:name="gr16" style:family="graphic" style:parent-style-name="standard">
      <style:graphic-properties draw:stroke="dash" draw:stroke-dash="Long_20_Dash" svg:stroke-width="0.035cm" svg:stroke-color="#000000" draw:marker-start-width="0.252cm" draw:marker-end-width="0.252cm" svg:stroke-linecap="butt" draw:fill="solid" draw:fill-color="#ffffff" loext:fill-use-slide-background="false" draw:textarea-horizontal-align="justify" draw:textarea-vertical-align="middle" draw:auto-grow-height="false" fo:min-height="0.75cm" fo:min-width="6.5cm" fo:padding-top="0.142cm" fo:padding-bottom="0.142cm" fo:padding-left="0.267cm" fo:padding-right="0.267cm" style:writing-mode="lr-tb" loext:decorative="false"/>
      <style:paragraph-properties style:writing-mode="lr-tb"/>
    </style:style>
    <style:style style:name="gr17" style:family="graphic" style:parent-style-name="objectwithoutfill">
      <style:graphic-properties svg:stroke-width="0.035cm" svg:stroke-color="#000000" draw:marker-start-width="0.252cm" draw:marker-end="Arrowheads_20_14" draw:marker-end-width="0.352cm" draw:fill="none" draw:textarea-vertical-align="middle" fo:padding-top="0.142cm" fo:padding-bottom="0.142cm" fo:padding-left="0.267cm" fo:padding-right="0.267cm" loext:decorative="false"/>
    </style:style>
    <style:style style:name="gr18" style:family="graphic" style:parent-style-name="standard">
      <style:graphic-properties draw:stroke="dash" draw:stroke-dash="Long_20_Dash" svg:stroke-width="0.035cm" svg:stroke-color="#000000" draw:marker-start-width="0.252cm" draw:marker-end-width="0.252cm" svg:stroke-linecap="butt" draw:fill-color="#ffffff" draw:textarea-horizontal-align="justify" draw:textarea-vertical-align="middle" draw:auto-grow-height="false" fo:min-height="1.75cm" fo:min-width="6.5cm" fo:padding-top="0.142cm" fo:padding-bottom="0.142cm" fo:padding-left="0.267cm" fo:padding-right="0.267cm" style:writing-mode="lr-tb" loext:decorative="false"/>
      <style:paragraph-properties style:writing-mode="lr-tb"/>
    </style:style>
    <style:style style:name="gr1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cm" fo:min-width="2.542cm" fo:padding-top="0.142cm" fo:padding-bottom="0.142cm" fo:padding-left="0.267cm" fo:padding-right="0.267cm" style:writing-mode="lr-tb" loext:decorative="false"/>
      <style:paragraph-properties style:writing-mode="lr-tb"/>
    </style:style>
    <style:style style:name="gr20" style:family="graphic" style:parent-style-name="standard">
      <style:graphic-properties draw:stroke="dash" draw:stroke-dash="Long_20_Dash" svg:stroke-width="0.035cm" svg:stroke-color="#000000" draw:marker-start-width="0.252cm" draw:marker-end-width="0.252cm" svg:stroke-linecap="butt" draw:fill-color="#ffffff" draw:textarea-horizontal-align="justify" draw:textarea-vertical-align="middle" draw:auto-grow-height="false" fo:min-height="1.751cm" fo:min-width="2.542cm" fo:padding-top="0.142cm" fo:padding-bottom="0.142cm" fo:padding-left="0.267cm" fo:padding-right="0.267cm" style:writing-mode="lr-tb" loext:decorative="false"/>
      <style:paragraph-properties style:writing-mode="lr-tb"/>
    </style:style>
    <style:style style:name="gr21" style:family="graphic" style:parent-style-name="standard">
      <style:graphic-properties draw:stroke="dash" draw:stroke-dash="Long_20_Dash" svg:stroke-width="0.035cm" svg:stroke-color="#000000" draw:marker-start-width="0.252cm" draw:marker-end-width="0.252cm" svg:stroke-linecap="butt" draw:fill-color="#ffffff" draw:textarea-horizontal-align="justify" draw:textarea-vertical-align="middle" draw:auto-grow-height="false" fo:min-height="0.746cm" fo:min-width="2cm" fo:padding-top="0.142cm" fo:padding-bottom="0.142cm" fo:padding-left="0.267cm" fo:padding-right="0.267cm" style:writing-mode="lr-tb" loext:decorative="false"/>
      <style:paragraph-properties style:writing-mode="lr-tb"/>
    </style:style>
    <style:style style:name="gr22"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loext:decorative="false"/>
    </style:style>
    <style:style style:name="gr23"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loext:decorative="false"/>
      <style:paragraph-properties style:writing-mode="lr-tb"/>
    </style:style>
    <style:style style:name="gr24" style:family="graphic" style:parent-style-name="standard">
      <style:graphic-properties draw:stroke="dash" draw:stroke-dash="Long_20_Dash" svg:stroke-width="0.035cm" svg:stroke-color="#000000" draw:marker-start-width="0.252cm" draw:marker-end-width="0.252cm" svg:stroke-linecap="butt" draw:fill-color="#ffffff" draw:textarea-horizontal-align="justify" draw:textarea-vertical-align="middle" draw:auto-grow-height="false" fo:min-height="0.75cm" fo:min-width="6.5cm" fo:padding-top="0.142cm" fo:padding-bottom="0.142cm" fo:padding-left="0.267cm" fo:padding-right="0.267cm" style:writing-mode="lr-tb" loext:decorative="false"/>
      <style:paragraph-properties style:writing-mode="lr-tb"/>
    </style:style>
    <style:style style:name="gr2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46cm" fo:min-width="2cm" fo:padding-top="0.142cm" fo:padding-bottom="0.142cm" fo:padding-left="0.267cm" fo:padding-right="0.267cm" style:writing-mode="lr-tb" loext:decorative="false"/>
      <style:paragraph-properties style:writing-mode="lr-tb"/>
    </style:style>
    <style:style style:name="gr2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cm" fo:min-width="4.5cm" fo:padding-top="0.142cm" fo:padding-bottom="0.142cm" fo:padding-left="0.267cm" fo:padding-right="0.267cm" style:writing-mode="lr-tb" loext:decorative="false"/>
      <style:paragraph-properties style:writing-mode="lr-tb"/>
    </style:style>
    <style:style style:name="gr2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1cm" fo:min-width="2.542cm" fo:padding-top="0.142cm" fo:padding-bottom="0.142cm" fo:padding-left="0.267cm" fo:padding-right="0.267cm" style:writing-mode="lr-tb" loext:decorative="false"/>
      <style:paragraph-properties style:writing-mode="lr-tb"/>
    </style:style>
    <style:style style:name="gr28" style:family="graphic" style:parent-style-name="standard">
      <style:graphic-properties draw:stroke="dash" draw:stroke-dash="Long_20_Dash" svg:stroke-width="0.035cm" svg:stroke-color="#000000" draw:marker-start-width="0.252cm" draw:marker-end-width="0.252cm" svg:stroke-linecap="butt" draw:fill-color="#ffffff" draw:textarea-horizontal-align="justify" draw:textarea-vertical-align="middle" draw:auto-grow-height="false" fo:min-height="0.951cm" fo:min-width="3.15cm" fo:padding-top="0.142cm" fo:padding-bottom="0.142cm" fo:padding-left="0.267cm" fo:padding-right="0.267cm" style:writing-mode="lr-tb" loext:decorative="false"/>
      <style:paragraph-properties style:writing-mode="lr-tb"/>
    </style:style>
    <style:style style:name="gr2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1cm" fo:min-width="1.913cm" fo:padding-top="0.142cm" fo:padding-bottom="0.142cm" fo:padding-left="0.267cm" fo:padding-right="0.267cm" style:writing-mode="lr-tb" loext:decorative="false"/>
      <style:paragraph-properties style:writing-mode="lr-tb"/>
    </style:style>
    <style:style style:name="gr30" style:family="graphic" style:parent-style-name="standard" style:list-style-name="L1">
      <style:graphic-properties draw:fill="none" loext:fill-use-slide-background="false" draw:textarea-horizontal-align="justify" draw:textarea-vertical-align="middle" draw:auto-grow-height="false" fo:min-height="4.831cm" fo:min-width="5.868cm" style:writing-mode="lr-tb" loext:decorative="false"/>
      <style:paragraph-properties style:writing-mode="lr-tb"/>
    </style:style>
    <style:style style:name="gr3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46cm" fo:min-width="2.5cm" fo:padding-top="0.142cm" fo:padding-bottom="0.142cm" fo:padding-left="0.267cm" fo:padding-right="0.267cm" style:writing-mode="lr-tb" loext:decorative="false"/>
      <style:paragraph-properties style:writing-mode="lr-tb"/>
    </style:style>
    <style:style style:name="gr3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751cm" fo:min-width="3.758cm" fo:padding-top="0.142cm" fo:padding-bottom="0.142cm" fo:padding-left="0.267cm" fo:padding-right="0.267cm" style:writing-mode="lr-tb" loext:decorative="false"/>
      <style:paragraph-properties style:writing-mode="lr-tb"/>
    </style:style>
    <style:style style:name="gr33" style:family="graphic" style:parent-style-name="standard" style:list-style-name="L1">
      <style:graphic-properties draw:fill="none" loext:fill-use-slide-background="false" draw:textarea-horizontal-align="justify" draw:textarea-vertical-align="middle" draw:auto-grow-height="false" fo:min-height="4.831cm" fo:min-width="5.868cm" style:writing-mode="lr-tb" loext:decorative="false"/>
      <style:paragraph-properties style:writing-mode="lr-tb"/>
    </style:style>
    <style:style style:name="gr3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cm" fo:min-width="6.5cm" fo:padding-top="0.142cm" fo:padding-bottom="0.142cm" fo:padding-left="0.267cm" fo:padding-right="0.267cm" style:writing-mode="lr-tb" loext:decorative="false"/>
      <style:paragraph-properties style:writing-mode="lr-tb"/>
    </style:style>
    <style:style style:name="gr3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75cm" fo:min-width="8.5cm" fo:padding-top="0.142cm" fo:padding-bottom="0.142cm" fo:padding-left="0.267cm" fo:padding-right="0.267cm" style:writing-mode="lr-tb" loext:decorative="false"/>
      <style:paragraph-properties style:writing-mode="lr-tb"/>
    </style:style>
    <style:style style:name="gr3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cm" fo:min-width="10.5cm" fo:padding-top="0.142cm" fo:padding-bottom="0.142cm" fo:padding-left="0.267cm" fo:padding-right="0.267cm" style:writing-mode="lr-tb" loext:decorative="false"/>
      <style:paragraph-properties style:writing-mode="lr-tb"/>
    </style:style>
    <style:style style:name="gr3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cm" fo:min-width="8.5cm" fo:padding-top="0.142cm" fo:padding-bottom="0.142cm" fo:padding-left="0.267cm" fo:padding-right="0.267cm" style:writing-mode="lr-tb" loext:decorative="false"/>
      <style:paragraph-properties style:writing-mode="lr-tb"/>
    </style:style>
    <style:style style:name="gr3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1cm" fo:min-width="3.758cm" fo:padding-top="0.142cm" fo:padding-bottom="0.142cm" fo:padding-left="0.267cm" fo:padding-right="0.267cm" style:writing-mode="lr-tb" loext:decorative="false"/>
      <style:paragraph-properties style:writing-mode="lr-tb"/>
    </style:style>
    <style:style style:name="gr3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7cm" fo:min-width="3.5cm" fo:padding-top="0.142cm" fo:padding-bottom="0.142cm" fo:padding-left="0.267cm" fo:padding-right="0.267cm" style:writing-mode="lr-tb" loext:decorative="false"/>
      <style:paragraph-properties style:writing-mode="lr-tb"/>
    </style:style>
    <style:style style:name="gr4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849cm" fo:min-width="3.31cm" fo:padding-top="0.142cm" fo:padding-bottom="0.142cm" fo:padding-left="0.267cm" fo:padding-right="0.267cm" style:writing-mode="lr-tb" loext:decorative="false"/>
      <style:paragraph-properties style:writing-mode="lr-tb"/>
    </style:style>
    <style:style style:name="gr4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12cm" fo:min-width="2.05cm" fo:padding-top="0.142cm" fo:padding-bottom="0.142cm" fo:padding-left="0.267cm" fo:padding-right="0.267cm" style:writing-mode="lr-tb" loext:decorative="false"/>
      <style:paragraph-properties style:writing-mode="lr-tb"/>
    </style:style>
    <style:style style:name="gr4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cm" fo:min-width="3.31cm" fo:padding-top="0.142cm" fo:padding-bottom="0.142cm" fo:padding-left="0.267cm" fo:padding-right="0.267cm" style:writing-mode="lr-tb" loext:decorative="false"/>
      <style:paragraph-properties style:writing-mode="lr-tb"/>
    </style:style>
    <style:style style:name="gr43" style:family="graphic" style:parent-style-name="standard" style:list-style-name="L1">
      <style:graphic-properties svg:stroke-width="0.035cm" svg:stroke-color="#000000" draw:marker-start-width="0.252cm" draw:marker-end-width="0.252cm" draw:fill-color="#ffffff" draw:textarea-horizontal-align="justify" draw:textarea-vertical-align="middle" draw:auto-grow-height="false" fo:min-height="1.75cm" fo:min-width="3.193cm" fo:padding-top="0.142cm" fo:padding-bottom="0.142cm" fo:padding-left="0.267cm" fo:padding-right="0.267cm" style:writing-mode="lr-tb" loext:decorative="false"/>
      <style:paragraph-properties style:writing-mode="lr-tb"/>
    </style:style>
    <style:style style:name="gr44" style:family="graphic" style:parent-style-name="standard" style:list-style-name="L1">
      <style:graphic-properties draw:fill="none" loext:fill-use-slide-background="false" draw:textarea-horizontal-align="justify" draw:textarea-vertical-align="middle" draw:auto-grow-height="false" fo:min-height="3.15cm" fo:min-width="6.185cm" style:writing-mode="lr-tb" loext:decorative="false"/>
      <style:paragraph-properties style:writing-mode="lr-tb"/>
    </style:style>
    <style:style style:name="gr4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12cm" fo:min-width="2.133cm" fo:padding-top="0.142cm" fo:padding-bottom="0.142cm" fo:padding-left="0.267cm" fo:padding-right="0.267cm" style:writing-mode="lr-tb" loext:decorative="false"/>
      <style:paragraph-properties style:writing-mode="lr-tb"/>
    </style:style>
    <style:style style:name="gr4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49cm" fo:min-width="8.499cm" fo:padding-top="0.142cm" fo:padding-bottom="0.142cm" fo:padding-left="0.267cm" fo:padding-right="0.267cm" style:writing-mode="lr-tb" loext:decorative="false"/>
      <style:paragraph-properties style:writing-mode="lr-tb"/>
    </style:style>
    <style:style style:name="gr47" style:family="graphic" style:parent-style-name="standard" style:list-style-name="L1">
      <style:graphic-properties draw:fill="none" loext:fill-use-slide-background="false" draw:textarea-horizontal-align="justify" draw:textarea-vertical-align="middle" draw:auto-grow-height="false" fo:min-height="3.15cm" fo:min-width="6.185cm" style:writing-mode="lr-tb" loext:decorative="false"/>
      <style:paragraph-properties style:writing-mode="lr-tb"/>
    </style:style>
    <style:style style:name="gr4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cm" fo:min-width="2.5cm" fo:padding-top="0.142cm" fo:padding-bottom="0.142cm" fo:padding-left="0.267cm" fo:padding-right="0.267cm" style:writing-mode="lr-tb" loext:decorative="false"/>
      <style:paragraph-properties style:writing-mode="lr-tb"/>
    </style:style>
    <style:style style:name="gr49" style:family="graphic" style:parent-style-name="standard">
      <style:graphic-properties draw:stroke="dash" draw:stroke-dash="Long_20_Dash" svg:stroke-width="0.035cm" svg:stroke-color="#000000" draw:marker-start-width="0.252cm" draw:marker-end-width="0.252cm" svg:stroke-linecap="butt" draw:fill-color="#ffffff" draw:textarea-horizontal-align="justify" draw:textarea-vertical-align="middle" draw:auto-grow-height="false" fo:min-height="1.751cm" fo:min-width="3.15cm" fo:padding-top="0.142cm" fo:padding-bottom="0.142cm" fo:padding-left="0.267cm" fo:padding-right="0.267cm" style:writing-mode="lr-tb" loext:decorative="false"/>
      <style:paragraph-properties style:writing-mode="lr-tb"/>
    </style:style>
    <style:style style:name="gr5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749cm" fo:min-width="8.5cm" fo:padding-top="0.142cm" fo:padding-bottom="0.142cm" fo:padding-left="0.267cm" fo:padding-right="0.267cm" style:writing-mode="lr-tb" loext:decorative="false"/>
      <style:paragraph-properties style:writing-mode="lr-tb"/>
    </style:style>
    <style:style style:name="gr5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75cm" fo:min-width="3.467cm" fo:padding-top="0.142cm" fo:padding-bottom="0.142cm" fo:padding-left="0.267cm" fo:padding-right="0.267cm" style:writing-mode="lr-tb" loext:decorative="false"/>
      <style:paragraph-properties style:writing-mode="lr-tb"/>
    </style:style>
    <style:style style:name="gr5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456cm" fo:min-width="5.814cm" fo:padding-top="0.142cm" fo:padding-bottom="0.142cm" fo:padding-left="0.267cm" fo:padding-right="0.267cm" style:writing-mode="lr-tb" loext:decorative="false"/>
      <style:paragraph-properties style:writing-mode="lr-tb"/>
    </style:style>
    <style:style style:name="gr5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456cm" fo:min-width="4.912cm" fo:padding-top="0.142cm" fo:padding-bottom="0.142cm" fo:padding-left="0.267cm" fo:padding-right="0.267cm" style:writing-mode="lr-tb" loext:decorative="false"/>
      <style:paragraph-properties style:writing-mode="lr-tb"/>
    </style:style>
    <style:style style:name="gr5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75cm" fo:min-width="7.5cm" fo:padding-top="0.142cm" fo:padding-bottom="0.142cm" fo:padding-left="0.267cm" fo:padding-right="0.267cm" style:writing-mode="lr-tb" loext:decorative="false"/>
      <style:paragraph-properties style:writing-mode="lr-tb"/>
    </style:style>
    <style:style style:name="gr55" style:family="graphic" style:parent-style-name="standard" style:list-style-name="L1">
      <style:graphic-properties draw:fill="none" loext:fill-use-slide-background="false" draw:textarea-horizontal-align="justify" draw:textarea-vertical-align="middle" draw:auto-grow-height="false" fo:min-height="3.15cm" fo:min-width="6.185cm" style:writing-mode="lr-tb" loext:decorative="false"/>
      <style:paragraph-properties style:writing-mode="lr-tb"/>
    </style:style>
    <style:style style:name="gr5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cm" fo:min-width="5.5cm" fo:padding-top="0.142cm" fo:padding-bottom="0.142cm" fo:padding-left="0.267cm" fo:padding-right="0.267cm" style:writing-mode="lr-tb" loext:decorative="false"/>
      <style:paragraph-properties style:writing-mode="lr-tb"/>
    </style:style>
    <style:style style:name="gr5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456cm" fo:min-width="4.851cm" fo:padding-top="0.142cm" fo:padding-bottom="0.142cm" fo:padding-left="0.267cm" fo:padding-right="0.267cm" style:writing-mode="lr-tb" loext:decorative="false"/>
      <style:paragraph-properties style:writing-mode="lr-tb"/>
    </style:style>
    <style:style style:name="gr5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cm" fo:min-width="6.534cm" fo:padding-top="0.142cm" fo:padding-bottom="0.142cm" fo:padding-left="0.267cm" fo:padding-right="0.267cm" style:writing-mode="lr-tb" loext:decorative="false"/>
      <style:paragraph-properties style:writing-mode="lr-tb"/>
    </style:style>
    <style:style style:name="gr5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cm" fo:min-width="9.5cm" fo:padding-top="0.142cm" fo:padding-bottom="0.142cm" fo:padding-left="0.267cm" fo:padding-right="0.267cm" style:writing-mode="lr-tb" loext:decorative="false"/>
      <style:paragraph-properties style:writing-mode="lr-tb"/>
    </style:style>
    <style:style style:name="gr6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12cm" fo:min-width="2.8cm" fo:padding-top="0.142cm" fo:padding-bottom="0.142cm" fo:padding-left="0.267cm" fo:padding-right="0.267cm" style:writing-mode="lr-tb" loext:decorative="false"/>
      <style:paragraph-properties style:writing-mode="lr-tb"/>
    </style:style>
    <style:style style:name="gr61" style:family="graphic" style:parent-style-name="standard" style:list-style-name="L1">
      <style:graphic-properties draw:fill="none" loext:fill-use-slide-background="false" draw:textarea-horizontal-align="justify" draw:textarea-vertical-align="middle" draw:auto-grow-height="false" fo:min-height="3.15cm" fo:min-width="6.185cm" style:writing-mode="lr-tb" loext:decorative="false"/>
      <style:paragraph-properties style:writing-mode="lr-tb"/>
    </style:style>
    <style:style style:name="gr62" style:family="graphic" style:parent-style-name="standard" style:list-style-name="L1">
      <style:graphic-properties draw:fill="none" loext:fill-use-slide-background="false" draw:textarea-horizontal-align="justify" draw:textarea-vertical-align="middle" draw:auto-grow-height="false" fo:min-height="3.15cm" fo:min-width="6.185cm" style:writing-mode="lr-tb" loext:decorative="false"/>
      <style:paragraph-properties style:writing-mode="lr-tb"/>
    </style:style>
    <style:style style:name="gr6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cm" fo:min-width="6.434cm" fo:padding-top="0.142cm" fo:padding-bottom="0.142cm" fo:padding-left="0.267cm" fo:padding-right="0.267cm" style:writing-mode="lr-tb" loext:decorative="false"/>
      <style:paragraph-properties style:writing-mode="lr-tb"/>
    </style:style>
    <style:style style:name="gr64" style:family="graphic" style:parent-style-name="standard">
      <style:graphic-properties draw:stroke="dash" draw:stroke-dash="Long_20_Dash_20__28_Rounded_29_" svg:stroke-width="0.035cm" svg:stroke-color="#000000" draw:marker-start-width="0.252cm" draw:marker-end-width="0.252cm" svg:stroke-linecap="round" draw:fill-color="#ffffff" draw:textarea-horizontal-align="justify" draw:textarea-vertical-align="middle" draw:auto-grow-height="false" fo:min-height="0.751cm" fo:min-width="2.542cm" fo:padding-top="0.142cm" fo:padding-bottom="0.142cm" fo:padding-left="0.267cm" fo:padding-right="0.267cm" style:writing-mode="lr-tb"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simple" style:line-break="normal" loext:tab-stop-distance="0cm" style:writing-mode="lr-tb">
        <style:tab-stops/>
      </style:paragraph-properties>
      <style:text-properties fo:color="#000000" loext:opacity="100%" fo:font-size="11pt" style:font-size-asian="11pt" style:font-size-complex="11pt"/>
    </style:style>
    <style:style style:name="P2" style:family="paragraph">
      <loext:graphic-properties draw:fill="none"/>
      <style:paragraph-properties fo:margin-left="0cm" fo:margin-right="0cm" fo:margin-top="0cm" fo:margin-bottom="0cm" fo:line-height="100%" fo:text-align="center" fo:text-indent="0cm" style:punctuation-wrap="simple" style:line-break="normal" loext:tab-stop-distance="0cm" style:writing-mode="lr-tb">
        <style:tab-stops/>
      </style:paragraph-properties>
      <style:text-properties fo:color="#000000" loext:opacity="100%" fo:font-size="11pt" style:font-size-asian="11pt" style:font-size-complex="11pt"/>
    </style:style>
    <style:style style:name="P3" style:family="paragraph">
      <style:paragraph-properties fo:text-align="center"/>
      <style:text-properties style:font-name="Arial" fo:font-size="11pt" style:font-size-asian="11pt" style:font-size-complex="11pt"/>
    </style:style>
    <style:style style:name="P4" style:family="paragraph">
      <loext:graphic-properties draw:fill-color="#ffffff"/>
      <style:paragraph-properties fo:text-align="center" style:writing-mode="lr-tb"/>
      <style:text-properties style:font-name="Arial" fo:font-size="11pt" style:font-size-asian="11pt" style:font-size-complex="11pt"/>
    </style:style>
    <style:style style:name="P5" style:family="paragraph">
      <style:paragraph-properties fo:margin-left="0cm" fo:margin-right="0cm" fo:margin-top="0cm" fo:margin-bottom="0cm" fo:line-height="100%" fo:text-align="center" fo:text-indent="0cm" style:punctuation-wrap="simple" style:line-break="normal" loext:tab-stop-distance="0cm" style:writing-mode="lr-tb">
        <style:tab-stops/>
      </style:paragraph-properties>
      <style:text-properties style:use-window-font-color="true" loext:opacity="0%" style:font-name="Arial" fo:font-size="11pt" style:font-size-asian="11pt" style:font-size-complex="11pt"/>
    </style:style>
    <style:style style:name="P6" style:family="paragraph">
      <loext:graphic-properties draw:fill="solid" draw:fill-color="#ffffff"/>
      <style:paragraph-properties fo:margin-left="0cm" fo:margin-right="0cm" fo:margin-top="0cm" fo:margin-bottom="0cm" fo:line-height="100%" fo:text-align="center" fo:text-indent="0cm" style:punctuation-wrap="simple" style:line-break="normal" loext:tab-stop-distance="0cm" style:writing-mode="lr-tb">
        <style:tab-stops/>
      </style:paragraph-properties>
      <style:text-properties style:use-window-font-color="true" loext:opacity="0%" style:font-name="Arial" fo:font-size="11pt" style:font-size-asian="11pt" style:font-size-complex="11pt"/>
    </style:style>
    <style:style style:name="P7" style:family="paragraph">
      <style:paragraph-properties fo:text-align="center"/>
      <style:text-properties style:use-window-font-color="true" loext:opacity="0%" style:font-name="Arial" fo:font-size="11pt" style:font-size-asian="11pt" style:font-size-complex="11pt"/>
    </style:style>
    <style:style style:name="P8" style:family="paragraph">
      <loext:graphic-properties draw:fill-color="#ffffff"/>
      <style:paragraph-properties fo:text-align="center" style:writing-mode="lr-tb"/>
      <style:text-properties style:use-window-font-color="true" loext:opacity="0%" style:font-name="Arial" fo:font-size="11pt" style:font-size-asian="11pt" style:font-size-complex="11pt"/>
    </style:style>
    <style:style style:name="P9" style:family="paragraph">
      <style:paragraph-properties fo:text-align="center"/>
    </style:style>
    <style:style style:name="P10" style:family="paragraph">
      <loext:graphic-properties draw:fill="none"/>
      <style:paragraph-properties fo:text-align="center"/>
      <style:text-properties style:font-name="Arial"/>
    </style:style>
    <style:style style:name="P11" style:family="paragraph">
      <style:paragraph-properties fo:margin-left="0cm" fo:margin-right="0cm" fo:margin-top="0cm" fo:margin-bottom="0cm" fo:line-height="100%" fo:text-align="center" fo:text-indent="0cm" style:punctuation-wrap="simple" style:line-break="normal" loext:tab-stop-distance="0cm" style:writing-mode="lr-tb">
        <style:tab-stops/>
      </style:paragraph-properties>
      <style:text-properties fo:font-size="11pt" style:font-size-asian="11pt" style:font-size-complex="11pt"/>
    </style:style>
    <style:style style:name="P12" style:family="paragraph">
      <loext:graphic-properties draw:fill="none"/>
      <style:paragraph-properties fo:margin-left="0cm" fo:margin-right="0cm" fo:margin-top="0cm" fo:margin-bottom="0cm" fo:line-height="100%" fo:text-align="center" fo:text-indent="0cm" style:punctuation-wrap="simple" style:line-break="normal" loext:tab-stop-distance="0cm" style:writing-mode="lr-tb">
        <style:tab-stops/>
      </style:paragraph-properties>
      <style:text-properties fo:font-size="11pt" style:font-size-asian="11pt" style:font-size-complex="11pt"/>
    </style:style>
    <style:style style:name="P13" style:family="paragraph">
      <style:paragraph-properties fo:text-align="center"/>
      <style:text-properties fo:font-size="11pt" style:font-size-asian="11pt" style:font-size-complex="11pt"/>
    </style:style>
    <style:style style:name="P14" style:family="paragraph">
      <loext:graphic-properties draw:fill-color="#ffffff"/>
      <style:paragraph-properties fo:text-align="center" style:writing-mode="lr-tb"/>
      <style:text-properties fo:font-size="11pt" style:font-size-asian="11pt" style:font-size-complex="11pt"/>
    </style:style>
    <style:style style:name="P15" style:family="paragraph">
      <loext:graphic-properties draw:fill="none"/>
      <style:paragraph-properties fo:text-align="center"/>
      <style:text-properties style:font-name="Arial" fo:font-size="11pt" style:font-size-asian="11pt" style:font-size-complex="11pt"/>
    </style:style>
    <style:style style:name="P16" style:family="paragraph">
      <loext:graphic-properties draw:fill="solid" draw:fill-color="#ffffff"/>
      <style:paragraph-properties fo:text-align="center" style:writing-mode="lr-tb"/>
      <style:text-properties style:font-name="Arial" fo:font-size="11pt" style:font-size-asian="11pt" style:font-size-complex="11pt"/>
    </style:style>
    <style:style style:name="P17" style:family="paragraph">
      <loext:graphic-properties draw:fill="none"/>
      <style:paragraph-properties fo:text-align="center"/>
    </style:style>
    <style:style style:name="P18" style:family="paragraph">
      <style:paragraph-properties fo:text-align="start"/>
    </style:style>
    <style:style style:name="P19" style:family="paragraph">
      <loext:graphic-properties draw:fill="none"/>
      <style:paragraph-properties fo:text-align="start"/>
      <style:text-properties style:font-name="Arial" fo:font-size="11pt" style:font-size-asian="11pt" style:font-size-complex="11pt"/>
    </style:style>
    <style:style style:name="P20" style:family="paragraph">
      <style:paragraph-properties fo:text-align="center"/>
      <style:text-properties style:font-name="Arial" fo:font-size="10pt" style:font-size-asian="10pt" style:font-size-complex="10pt"/>
    </style:style>
    <style:style style:name="P21" style:family="paragraph">
      <loext:graphic-properties draw:fill-color="#ffffff"/>
      <style:paragraph-properties fo:text-align="center" style:writing-mode="lr-tb"/>
      <style:text-properties style:font-name="Arial" fo:font-size="10pt" style:font-size-asian="10pt" style:font-size-complex="10pt"/>
    </style:style>
    <style:style style:name="P22" style:family="paragraph">
      <style:paragraph-properties fo:text-align="end"/>
    </style:style>
    <style:style style:name="P23" style:family="paragraph">
      <loext:graphic-properties draw:fill="none"/>
      <style:paragraph-properties fo:text-align="end"/>
    </style:style>
    <style:style style:name="P24" style:family="paragraph">
      <style:paragraph-properties fo:margin-left="0cm" fo:margin-right="0cm" fo:margin-top="0cm" fo:margin-bottom="0cm" fo:line-height="100%" fo:text-align="center" fo:text-indent="0cm"/>
      <style:text-properties style:font-name="Arial" fo:font-size="11pt" style:font-size-asian="11pt" style:font-size-complex="11pt"/>
    </style:style>
    <style:style style:name="P25" style:family="paragraph">
      <loext:graphic-properties draw:fill-color="#ffffff"/>
      <style:paragraph-properties fo:margin-left="0cm" fo:margin-right="0cm" fo:margin-top="0cm" fo:margin-bottom="0cm" fo:line-height="100%" fo:text-align="center" fo:text-indent="0cm" style:writing-mode="lr-tb"/>
      <style:text-properties style:font-name="Arial" fo:font-size="11pt" style:font-size-asian="11pt" style:font-size-complex="11pt"/>
    </style:style>
    <style:style style:name="P26" style:family="paragraph">
      <loext:graphic-properties draw:fill="none"/>
      <style:paragraph-properties fo:text-align="end"/>
      <style:text-properties style:font-name="Arial" fo:font-size="11pt" style:font-size-asian="11pt" style:font-size-complex="11pt"/>
    </style:style>
    <style:style style:name="P27" style:family="paragraph">
      <loext:graphic-properties draw:fill="none"/>
      <style:paragraph-properties fo:text-align="center"/>
      <style:text-properties fo:font-size="11pt" style:font-size-asian="11pt" style:font-size-complex="11pt"/>
    </style:style>
    <style:style style:name="T1" style:family="text">
      <style:text-properties fo:font-variant="normal" fo:text-transform="none" fo:color="#000000" loext:opacity="100%" style:text-outline="false" style:text-line-through-style="none" style:text-line-through-type="none" style:text-position="0% 100%" style:font-name="Liberation Sans" fo:font-size="22pt" fo:font-style="normal" fo:text-shadow="none" style:text-underline-style="none" fo:font-weight="bold" style:letter-kerning="true" style:font-name-asian="MS Gothic" style:font-size-asian="22pt" style:font-style-asian="normal" style:font-weight-asian="bold" style:font-name-complex="Tahoma1" style:font-size-complex="22pt" style:font-style-complex="normal" style:font-weight-complex="bold" style:text-emphasize="none" style:font-relief="none" style:text-overline-style="none" style:text-overline-color="font-color"/>
    </style:style>
    <style:style style:name="T2" style:family="text">
      <style:text-properties style:font-name="Arial" fo:font-size="11pt" style:font-size-asian="11pt" style:font-size-complex="11pt"/>
    </style:style>
    <style:style style:name="T3" style:family="text">
      <style:text-properties fo:font-variant="normal" fo:text-transform="none" style:use-window-font-color="true" loext:opacity="0%" style:text-outline="false" style:text-line-through-style="none" style:text-line-through-type="none" style:text-position="0% 100%" style:font-name="Arial" fo:font-size="11pt" fo:font-style="normal" fo:text-shadow="none" style:text-underline-style="none" fo:font-weight="bold" style:letter-kerning="true" style:font-name-asian="MS Gothic" style:font-size-asian="11pt" style:font-style-asian="normal" style:font-weight-asian="bold" style:font-name-complex="Tahoma1" style:font-size-complex="11pt" style:font-style-complex="normal" style:font-weight-complex="bold" style:text-emphasize="none" style:font-relief="none" style:text-overline-style="none" style:text-overline-color="font-color"/>
    </style:style>
    <style:style style:name="T4" style:family="text">
      <style:text-properties style:use-window-font-color="true" loext:opacity="0%" style:font-name="Arial" fo:font-size="11pt" style:font-size-asian="11pt" style:font-size-complex="11pt"/>
    </style:style>
    <style:style style:name="T5" style:family="text">
      <style:text-properties style:font-name="Arial"/>
    </style:style>
    <style:style style:name="T6" style:family="text">
      <style:text-properties fo:font-variant="normal" fo:text-transform="none" fo:color="#2a6099" loext:opacity="100%" style:text-outline="false" style:text-line-through-style="none" style:text-line-through-type="none" style:text-position="0% 100%" style:font-name="Liberation Sans" fo:font-size="22pt" fo:font-style="normal" fo:text-shadow="none" style:text-underline-style="none" fo:font-weight="bold" style:letter-kerning="true" style:font-name-asian="MS Gothic" style:font-size-asian="22pt" style:font-style-asian="normal" style:font-weight-asian="bold" style:font-name-complex="Tahoma1" style:font-size-complex="22pt" style:font-style-complex="normal" style:font-weight-complex="bold" style:text-emphasize="none" style:font-relief="none" style:text-overline-style="none" style:text-overline-color="font-color"/>
    </style:style>
    <style:style style:name="T7" style:family="text">
      <style:text-properties fo:font-size="11pt" style:font-size-asian="11pt" style:font-size-complex="11pt"/>
    </style:style>
    <style:style style:name="T8" style:family="text">
      <style:text-properties style:font-name="Arial" fo:font-size="10.5pt" style:font-size-asian="10.5pt" style:font-size-complex="10.5pt"/>
    </style:style>
    <style:style style:name="T9" style:family="text">
      <style:text-properties fo:font-variant="normal" fo:text-transform="none" style:use-window-font-color="true" loext:opacity="0%" style:text-outline="false" style:text-line-through-style="none" style:text-line-through-type="none" style:font-name="Arial" fo:font-size="11pt" fo:font-style="normal" fo:text-shadow="none" style:text-underline-style="none" fo:font-weight="normal" style:letter-kerning="true" style:font-name-asian="PingFang SC"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draw:layer="layout" svg:width="17cm" svg:height="2.541cm" svg:x="2cm" svg:y="1cm">
          <text:p text:style-name="P1"><text:span text:style-name="T1">Flow Charts of CAD and Simulation Work Flows and Scripts</text:span></text:p>
          <draw:enhanced-geometry svg:viewBox="0 0 21600 21600" draw:type="rectangle" draw:enhanced-path="M 0 0 L 21600 0 21600 21600 0 21600 0 0 Z N"/>
        </draw:custom-shape>
        <draw:custom-shape draw:style-name="gr2" draw:text-style-name="P2" draw:layer="layout" svg:width="16.528cm" svg:height="1.27cm" svg:x="2.269cm" svg:y="3.979cm">
          <text:p text:style-name="P1"><text:span text:style-name="T1">Key</text:span></text:p>
          <draw:enhanced-geometry svg:viewBox="0 0 21600 21600" draw:mirror-vertical="false" draw:mirror-horizontal="false" draw:type="rectangle" draw:enhanced-path="M 0 0 L 21600 0 21600 21600 0 21600 0 0 Z N"/>
        </draw:custom-shape>
        <draw:custom-shape draw:style-name="gr3" draw:text-style-name="P4" draw:layer="layout" svg:width="4cm" svg:height="1cm" svg:x="6cm" svg:y="12cm">
          <text:p text:style-name="P3"><text:span text:style-name="T2">Process</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953cm" svg:height="2cm" svg:x="6cm" svg:y="7cm">
          <text:p text:style-name="P5"><text:span text:style-name="T3">Manual Processes, Inputs/ Outputs or Start/ End marks</text:span></text:p>
          <draw:enhanced-geometry svg:viewBox="0 0 21600 21600" draw:type="rectangle" draw:enhanced-path="M 0 0 L 21600 0 21600 21600 0 21600 0 0 Z N"/>
        </draw:custom-shape>
        <draw:custom-shape draw:style-name="gr5" draw:text-style-name="P6" draw:layer="layout" svg:width="4cm" svg:height="2cm" svg:x="11cm" svg:y="7cm">
          <text:p text:style-name="P5"><text:span text:style-name="T3">Automated Processes, Inputs/ Outputs or Start End marks</text:span></text:p>
          <draw:enhanced-geometry svg:viewBox="0 0 21600 21600" draw:type="rectangle" draw:enhanced-path="M 0 0 L 21600 0 21600 21600 0 21600 0 0 Z N"/>
        </draw:custom-shape>
        <draw:custom-shape draw:style-name="gr6" draw:text-style-name="P4" draw:layer="layout" svg:width="4cm" svg:height="1cm" svg:x="6cm" svg:y="10cm">
          <text:p text:style-name="P3"><text:span text:style-name="T2">Start/ End Mark</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8" draw:layer="layout" svg:width="4cm" svg:height="1cm" svg:x="6cm" svg:y="14cm">
          <text:p text:style-name="P7"><text:span text:style-name="T4">Inputs/ Output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8" draw:text-style-name="P10" draw:layer="layout" draw:type="line" svg:x1="6.085cm" svg:y1="15.957cm" svg:x2="14.949cm" svg:y2="15.957cm" svg:d="M6085 15957h8864" svg:viewBox="0 0 8865 1">
          <text:p text:style-name="P9"><text:span text:style-name="T2">Direction of Process/ Data</text:span></text:p>
          <text:p text:style-name="P9"><text:span text:style-name="T5"/></text:p>
        </draw:connector>
        <draw:custom-shape draw:style-name="gr9" draw:text-style-name="P4" draw:layer="layout" svg:width="4cm" svg:height="1cm" svg:x="11.001cm" svg:y="12.001cm">
          <text:p text:style-name="P3"><text:span text:style-name="T2">Process</text:span></text:p>
          <draw:enhanced-geometry svg:viewBox="0 0 21600 21600" draw:glue-points="10800 0 0 10800 10800 21600 21600 10800" draw:type="flowchart-process" draw:enhanced-path="M 0 0 L 21600 0 21600 21600 0 21600 0 0 Z N"/>
        </draw:custom-shape>
        <draw:custom-shape draw:style-name="gr10" draw:text-style-name="P4" draw:layer="layout" svg:width="4cm" svg:height="1cm" svg:x="11.001cm" svg:y="10.001cm">
          <text:p text:style-name="P3"><text:span text:style-name="T2">Start/ End Mark</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1" draw:text-style-name="P8" draw:layer="layout" svg:width="4cm" svg:height="1cm" svg:x="11.001cm" svg:y="14.001cm">
          <text:p text:style-name="P7"><text:span text:style-name="T4">Inputs/ Output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page>
      <draw:page draw:name="page2" draw:style-name="dp1" draw:master-page-name="Default">
        <draw:custom-shape draw:style-name="gr12" draw:text-style-name="P12" draw:layer="layout" svg:width="7.166cm" svg:height="2.541cm" svg:x="6.833cm" svg:y="-2.541cm">
          <text:p text:style-name="P11"><text:span text:style-name="T6">Over View of Total Work Flow review</text:span></text:p>
          <draw:enhanced-geometry svg:viewBox="0 0 21600 21600" draw:type="rectangle" draw:enhanced-path="M 0 0 L 21600 0 21600 21600 0 21600 0 0 Z N"/>
        </draw:custom-shape>
        <draw:custom-shape draw:style-name="gr13" draw:text-style-name="P14" xml:id="id5" draw:id="id5" draw:layer="layout" svg:width="5cm" svg:height="1cm" svg:x="8.001cm" svg:y="1.003cm">
          <text:p text:style-name="P13"><text:span text:style-name="T7">Start New Geometry Batch Workflow</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4" draw:text-style-name="P4" xml:id="id4" draw:id="id4" draw:layer="layout" svg:width="5cm" svg:height="1cm" svg:x="15cm" svg:y="3cm">
          <text:p text:style-name="P3"><text:span text:style-name="T2">CAD Input Parameter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14" draw:text-style-name="P4" xml:id="id24" draw:id="id24" draw:layer="layout" svg:width="5cm" svg:height="1cm" svg:x="14.2cm" svg:y="16cm">
          <text:p text:style-name="P3"><text:span text:style-name="T2">Meshing Input Parameter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14" draw:text-style-name="P4" xml:id="id32" draw:id="id32" draw:layer="layout" svg:width="5cm" svg:height="1cm" svg:x="15cm" svg:y="14cm">
          <text:p text:style-name="P3"><text:span text:style-name="T2">Solver Input Parameter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13" draw:text-style-name="P4" xml:id="id1" draw:id="id1" draw:layer="layout" svg:width="5cm" svg:height="1cm" svg:x="8cm" svg:y="5cm">
          <text:p text:style-name="P3"><text:span text:style-name="T2">Start CAD Generation Scrip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5" draw:text-style-name="P4" xml:id="id2" draw:id="id2" draw:layer="layout" svg:width="5cm" svg:height="1cm" svg:x="8cm" svg:y="7cm">
          <text:p text:style-name="P3"><text:span text:style-name="T2">End CAD Generation Scrip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 draw:text-style-name="P15" draw:layer="layout" draw:type="line" svg:x1="10.5cm" svg:y1="6cm" svg:x2="10.5cm" svg:y2="7cm" draw:start-shape="id1" draw:start-glue-point="6" draw:end-shape="id2" draw:end-glue-point="4" svg:d="M10500 6000v1000" svg:viewBox="0 0 1 1001">
          <text:p text:style-name="P9"><text:span text:style-name="T2">Make all geometries in batch </text:span></text:p>
          <text:p text:style-name="P9"><text:span text:style-name="T2"/></text:p>
        </draw:connector>
        <draw:custom-shape draw:style-name="gr16" draw:text-style-name="P16" xml:id="id3" draw:id="id3" draw:layer="layout" svg:width="7cm" svg:height="1cm" svg:x="7cm" svg:y="3cm">
          <text:p text:style-name="P3"><text:span text:style-name="T2">Input all CAD Parameters into input fields for geometry Generation</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4cm" svg:y1="3.5cm" svg:x2="15.5cm" svg:y2="3.5cm" draw:start-shape="id3" draw:start-glue-point="7" draw:end-shape="id4" draw:end-glue-point="6" svg:d="M14000 3500h1500" svg:viewBox="0 0 1501 1">
          <text:p/>
        </draw:connector>
        <draw:connector draw:style-name="gr17" draw:text-style-name="P17" draw:layer="layout" draw:type="line" svg:x1="10.501cm" svg:y1="2.003cm" svg:x2="10.5cm" svg:y2="3cm" draw:start-shape="id5" draw:start-glue-point="6" draw:end-shape="id3" draw:end-glue-point="4" svg:d="M10501 2003l-1 997" svg:viewBox="0 0 2 998">
          <text:p/>
        </draw:connector>
        <draw:connector draw:style-name="gr17" draw:text-style-name="P17" draw:layer="layout" draw:type="line" svg:x1="10.5cm" svg:y1="4cm" svg:x2="10.5cm" svg:y2="5cm" draw:start-shape="id3" draw:start-glue-point="6" draw:end-shape="id1" draw:end-glue-point="4" svg:d="M10500 4000v1000" svg:viewBox="0 0 1 1001">
          <text:p/>
        </draw:connector>
        <draw:custom-shape draw:style-name="gr18" draw:text-style-name="P4" xml:id="id13" draw:id="id13" draw:layer="layout" svg:width="7cm" svg:height="2cm" svg:x="7cm" svg:y="12cm">
          <text:p text:style-name="P3"><text:span text:style-name="T2">Using Ansys Discovery, load the generated geometry file, add standard names to geometry faces and save as a .dsco file</text:span></text:p>
          <draw:enhanced-geometry svg:viewBox="0 0 21600 21600" draw:glue-points="10800 0 0 10800 10800 21600 21600 10800" draw:type="flowchart-process" draw:enhanced-path="M 0 0 L 21600 0 21600 21600 0 21600 0 0 Z N"/>
        </draw:custom-shape>
        <draw:custom-shape draw:style-name="gr19" draw:text-style-name="P4" xml:id="id6" draw:id="id6" draw:layer="layout" svg:width="5cm" svg:height="0.999cm" svg:x="2cm" svg:y="7.001cm">
          <text:p text:style-name="P3"><text:span text:style-name="T2">.step file type of geometrie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17" draw:text-style-name="P17" draw:layer="layout" draw:type="line" svg:x1="8cm" svg:y1="7.5cm" svg:x2="6.491cm" svg:y2="7.501cm" draw:start-shape="id2" draw:start-glue-point="5" draw:end-shape="id6" draw:end-glue-point="9" svg:d="M8000 7500l-1509 1" svg:viewBox="0 0 1510 2">
          <text:p/>
        </draw:connector>
        <draw:custom-shape draw:style-name="gr20" draw:text-style-name="P4" xml:id="id10" draw:id="id10" draw:layer="layout" svg:width="5cm" svg:height="2cm" svg:x="2cm" svg:y="10.5cm">
          <text:p text:style-name="P3"><text:span text:style-name="T2">Standard geometry face name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21" draw:text-style-name="P4" xml:id="id7" draw:id="id7" draw:layer="layout" svg:width="5cm" svg:height="1.99cm" svg:x="8cm" svg:y="9cm">
          <text:p text:style-name="P3"><text:span text:style-name="T2">All .dsco files made?</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7" draw:text-style-name="P15" draw:layer="layout" draw:type="line" svg:x1="10.5cm" svg:y1="8cm" svg:x2="10.5cm" svg:y2="9cm" draw:start-shape="id2" draw:start-glue-point="6" draw:end-shape="id7" draw:end-glue-point="4" svg:d="M10500 8000v1000" svg:viewBox="0 0 1 1001">
          <text:p/>
        </draw:connector>
        <draw:connector draw:style-name="gr8" draw:text-style-name="P15" xml:id="id11" draw:id="id11" draw:layer="layout" draw:type="line" svg:x1="10.5cm" svg:y1="11cm" svg:x2="10.5cm" svg:y2="12cm" svg:d="M10500 11000v1000" svg:viewBox="0 0 1 1001">
          <text:p text:style-name="P9"><text:span text:style-name="T2">No, move onto next geometry.</text:span></text:p>
          <text:p text:style-name="P9"><text:span text:style-name="T2"/></text:p>
        </draw:connector>
        <draw:connector draw:style-name="gr17" draw:text-style-name="P17" xml:id="id8" draw:id="id8" draw:layer="layout" draw:type="line" svg:x1="17.47cm" svg:y1="5.503cm" svg:x2="13cm" svg:y2="5.5cm" draw:end-shape="id1" draw:end-glue-point="7" svg:d="M17470 5503l-4470-3" svg:viewBox="0 0 4471 4">
          <text:p/>
        </draw:connector>
        <draw:connector draw:style-name="gr22" draw:text-style-name="P17" draw:layer="layout" draw:type="line" svg:x1="17.5cm" svg:y1="4cm" svg:x2="17.47cm" svg:y2="5.503cm" draw:start-shape="id4" draw:start-glue-point="8" draw:end-shape="id8" draw:end-glue-point="2" svg:d="M17500 4000l-30 1503" svg:viewBox="0 0 31 1504">
          <text:p/>
        </draw:connector>
        <draw:connector draw:style-name="gr17" draw:text-style-name="P17" xml:id="id9" draw:id="id9" draw:layer="layout" draw:type="line" svg:x1="4.008cm" svg:y1="9.031cm" svg:x2="10.5cm" svg:y2="9cm" draw:end-shape="id7" draw:end-glue-point="4" svg:d="M4008 9031l6492-31" svg:viewBox="0 0 6493 32">
          <text:p/>
        </draw:connector>
        <draw:connector draw:style-name="gr22" draw:text-style-name="P17" draw:layer="layout" draw:type="line" svg:x1="3.991cm" svg:y1="8cm" svg:x2="4.008cm" svg:y2="9.031cm" draw:start-shape="id6" draw:start-glue-point="7" draw:end-shape="id9" draw:end-glue-point="2" svg:d="M3991 8000l17 1031" svg:viewBox="0 0 18 1032">
          <text:p/>
        </draw:connector>
        <draw:connector draw:style-name="gr17" draw:text-style-name="P15" draw:layer="layout" draw:type="line" svg:x1="6.491cm" svg:y1="11.5cm" svg:x2="10.5cm" svg:y2="11.5cm" draw:start-shape="id10" draw:start-glue-point="9" draw:end-shape="id11" draw:end-glue-point="0" svg:d="M6491 11500h4009" svg:viewBox="0 0 4010 1">
          <text:p/>
        </draw:connector>
        <draw:connector draw:style-name="gr17" draw:text-style-name="P15" xml:id="id12" draw:id="id12" draw:layer="layout" draw:type="line" svg:x1="18.006cm" svg:y1="9.99cm" svg:x2="13cm" svg:y2="9.995cm" draw:end-shape="id7" draw:end-glue-point="7" svg:d="M18006 9990l-5006 5" svg:viewBox="0 0 5007 6">
          <text:p/>
        </draw:connector>
        <draw:connector draw:style-name="gr22" draw:text-style-name="P17" xml:id="id14" draw:id="id14" draw:layer="layout" draw:type="line" svg:x1="18.006cm" svg:y1="9.99cm" svg:x2="17.991cm" svg:y2="13.044cm" draw:start-shape="id12" draw:start-glue-point="2" svg:d="M18006 9990l-15 3054" svg:viewBox="0 0 16 3055">
          <text:p/>
        </draw:connector>
        <draw:connector draw:style-name="gr22" draw:text-style-name="P17" draw:layer="layout" draw:type="line" svg:x1="14cm" svg:y1="13cm" svg:x2="17.991cm" svg:y2="13.044cm" draw:start-shape="id13" draw:start-glue-point="7" draw:end-shape="id14" draw:end-glue-point="3" svg:d="M14000 13000l3991 44" svg:viewBox="0 0 3992 45">
          <text:p/>
        </draw:connector>
        <draw:connector draw:style-name="gr23" draw:text-style-name="P15" draw:layer="layout" draw:type="line" svg:x1="1.016cm" svg:y1="9.99cm" svg:x2="8cm" svg:y2="9.995cm" draw:start-shape="id15" draw:start-glue-point="2" draw:end-shape="id7" draw:end-glue-point="5" svg:d="M1016 9990l6984 5" svg:viewBox="0 0 6985 6">
          <text:p text:style-name="P9"><text:span text:style-name="T2">Yes</text:span></text:p>
          <text:p text:style-name="P9"><text:span text:style-name="T2"/></text:p>
        </draw:connector>
        <draw:connector draw:style-name="gr22" draw:text-style-name="P17" xml:id="id15" draw:id="id15" draw:layer="layout" draw:type="line" svg:x1="1.016cm" svg:y1="9.99cm" svg:x2="0.988cm" svg:y2="15.465cm" draw:end-shape="id16" draw:end-glue-point="2" svg:d="M1016 9990l-28 5475" svg:viewBox="0 0 29 5476">
          <text:p/>
        </draw:connector>
        <draw:custom-shape draw:style-name="gr24" draw:text-style-name="P4" xml:id="id17" draw:id="id17" draw:layer="layout" svg:width="7cm" svg:height="1cm" svg:x="7cm" svg:y="15cm">
          <text:p text:style-name="P3"><text:span text:style-name="T2">Input all Parameters into input fields for the Meshing and Solver Script</text:span></text:p>
          <draw:enhanced-geometry svg:viewBox="0 0 21600 21600" draw:glue-points="10800 0 0 10800 10800 21600 21600 10800" draw:type="flowchart-process" draw:enhanced-path="M 0 0 L 21600 0 21600 21600 0 21600 0 0 Z N"/>
        </draw:custom-shape>
        <draw:connector draw:style-name="gr17" draw:text-style-name="P17" xml:id="id16" draw:id="id16" draw:layer="layout" draw:type="line" svg:x1="0.988cm" svg:y1="15.465cm" svg:x2="7cm" svg:y2="15.5cm" draw:end-shape="id17" draw:end-glue-point="5" svg:d="M988 15465l6012 35" svg:viewBox="0 0 6013 36">
          <text:p/>
        </draw:connector>
        <draw:connector draw:style-name="gr22" draw:text-style-name="P17" draw:layer="layout" draw:type="line" svg:x1="14cm" svg:y1="15.5cm" svg:x2="17.555cm" svg:y2="15.51cm" draw:start-shape="id17" draw:start-glue-point="7" svg:d="M14000 15500l3555 10" svg:viewBox="0 0 3556 11">
          <text:p/>
        </draw:connector>
        <draw:connector draw:style-name="gr17" draw:text-style-name="P15" draw:layer="layout" draw:type="line" svg:x1="16.69cm" svg:y1="15.479cm" svg:x2="16.7cm" svg:y2="15.979cm" svg:d="M16690 15479l10 500" svg:viewBox="0 0 11 501">
          <text:p/>
        </draw:connector>
        <draw:connector draw:style-name="gr17" draw:text-style-name="P15" draw:layer="layout" draw:type="line" svg:x1="17.5cm" svg:y1="15.5cm" svg:x2="17.5cm" svg:y2="15cm" svg:d="M17500 15500v-500" svg:viewBox="0 0 1 501">
          <text:p/>
        </draw:connector>
        <draw:custom-shape draw:style-name="gr25" draw:text-style-name="P4" xml:id="id19" draw:id="id19" draw:layer="layout" svg:width="5cm" svg:height="1.99cm" svg:x="8cm" svg:y="17.01cm">
          <text:p text:style-name="P3"><text:span text:style-name="T2">All geometries ru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4" draw:text-style-name="P4" xml:id="id18" draw:id="id18" draw:layer="layout" svg:width="5cm" svg:height="1cm" svg:x="1.666cm" svg:y="13.033cm">
          <text:p text:style-name="P3"><text:span text:style-name="T2">.dsco Geometry File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17" draw:text-style-name="P15" draw:layer="layout" draw:type="line" svg:x1="7cm" svg:y1="13cm" svg:x2="4.166cm" svg:y2="13.033cm" draw:start-shape="id13" draw:start-glue-point="5" draw:end-shape="id18" draw:end-glue-point="5" svg:d="M7000 13000l-2834 33" svg:viewBox="0 0 2835 34">
          <text:p/>
        </draw:connector>
        <draw:connector draw:style-name="gr8" draw:text-style-name="P15" draw:layer="layout" draw:type="line" svg:x1="10.5cm" svg:y1="16cm" svg:x2="10.5cm" svg:y2="17.01cm" draw:start-shape="id17" draw:start-glue-point="6" draw:end-shape="id19" draw:end-glue-point="4" svg:d="M10500 16000v1010" svg:viewBox="0 0 1 1011">
          <text:p text:style-name="P9"><text:span text:style-name="T2">Start meshing and solver script</text:span></text:p>
          <text:p text:style-name="P9"><text:span text:style-name="T2"/></text:p>
        </draw:connector>
        <draw:connector draw:style-name="gr8" draw:text-style-name="P15" draw:layer="layout" draw:type="line" svg:x1="10.5cm" svg:y1="19cm" svg:x2="10.5cm" svg:y2="20cm" draw:start-shape="id19" draw:start-glue-point="6" draw:end-shape="id20" draw:end-glue-point="4" svg:d="M10500 19000v1000" svg:viewBox="0 0 1 1001">
          <text:p text:style-name="P9"><text:span text:style-name="T2">No, Move onto next Geometry</text:span></text:p>
          <text:p text:style-name="P9"><text:span text:style-name="T2"/></text:p>
        </draw:connector>
        <draw:custom-shape draw:style-name="gr15" draw:text-style-name="P4" xml:id="id22" draw:id="id22" draw:layer="layout" svg:width="5cm" svg:height="1cm" svg:x="14.228cm" svg:y="21cm">
          <text:p text:style-name="P3"><text:span text:style-name="T2">Start meshing Sessio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5" draw:text-style-name="P4" xml:id="id23" draw:id="id23" draw:layer="layout" svg:width="5cm" svg:height="1.99cm" svg:x="8cm" svg:y="22.01cm">
          <text:p text:style-name="P3"><text:span text:style-name="T2">Run meshing?</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7" draw:text-style-name="P15" draw:layer="layout" draw:type="line" svg:x1="13.027cm" svg:y1="21.475cm" svg:x2="14.228cm" svg:y2="21.5cm" draw:start-shape="id21" draw:start-glue-point="2" draw:end-shape="id22" draw:end-glue-point="5" svg:d="M13027 21475l1201 25" svg:viewBox="0 0 1202 26">
          <text:p/>
        </draw:connector>
        <draw:custom-shape draw:style-name="gr26" draw:text-style-name="P4" xml:id="id20" draw:id="id20" draw:layer="layout" svg:width="5cm" svg:height="1cm" svg:x="8cm" svg:y="20cm">
          <text:p text:style-name="P3"><text:span text:style-name="T2">Pull geometry parameters from file name</text:span></text:p>
          <draw:enhanced-geometry svg:viewBox="0 0 21600 21600" draw:glue-points="10800 0 0 10800 10800 21600 21600 10800" draw:type="flowchart-process" draw:enhanced-path="M 0 0 L 21600 0 21600 21600 0 21600 0 0 Z N"/>
        </draw:custom-shape>
        <draw:connector draw:style-name="gr17" draw:text-style-name="P15" draw:layer="layout" draw:type="line" svg:x1="10.5cm" svg:y1="21cm" svg:x2="10.5cm" svg:y2="22.01cm" draw:start-shape="id20" draw:start-glue-point="6" draw:end-shape="id23" draw:end-glue-point="4" svg:d="M10500 21000v1010" svg:viewBox="0 0 1 1011">
          <text:p/>
        </draw:connector>
        <draw:connector draw:style-name="gr17" draw:text-style-name="P15" draw:layer="layout" draw:type="line" svg:x1="16.736cm" svg:y1="20.489cm" svg:x2="13cm" svg:y2="20.5cm" draw:end-shape="id20" draw:end-glue-point="7" svg:d="M16736 20489l-3736 11" svg:viewBox="0 0 3737 12">
          <text:p/>
        </draw:connector>
        <draw:connector draw:style-name="gr17" draw:text-style-name="P15" draw:layer="layout" draw:type="line" svg:x1="16.7cm" svg:y1="17cm" svg:x2="16.728cm" svg:y2="21cm" draw:start-shape="id24" draw:start-glue-point="8" draw:end-shape="id22" draw:end-glue-point="4" svg:d="M16700 17000l28 4000" svg:viewBox="0 0 29 4001">
          <text:p/>
        </draw:connector>
        <draw:custom-shape draw:style-name="gr25" draw:text-style-name="P4" xml:id="id26" draw:id="id26" draw:layer="layout" svg:width="5cm" svg:height="1.99cm" svg:x="8cm" svg:y="24.9cm">
          <text:p text:style-name="P3"><text:span text:style-name="T2">Run Solver?</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5" draw:text-style-name="P4" xml:id="id30" draw:id="id30" draw:layer="layout" svg:width="5cm" svg:height="1cm" svg:x="8cm" svg:y="27.8cm">
          <text:p text:style-name="P3"><text:span text:style-name="T2">Start solver Sessio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4" xml:id="id25" draw:id="id25" draw:layer="layout" svg:width="5cm" svg:height="1cm" svg:x="2cm" svg:y="20cm">
          <text:p text:style-name="P3"><text:span text:style-name="T2">Geometry Parameter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17" draw:text-style-name="P15" draw:layer="layout" draw:type="line" svg:x1="8cm" svg:y1="20.5cm" svg:x2="6.491cm" svg:y2="20.5cm" draw:start-shape="id20" draw:start-glue-point="5" draw:end-shape="id25" draw:end-glue-point="9" svg:d="M8000 20500h-1509" svg:viewBox="0 0 1510 1">
          <text:p/>
        </draw:connector>
        <draw:custom-shape draw:style-name="gr28" draw:text-style-name="P4" xml:id="id31" draw:id="id31" draw:layer="layout" svg:width="6cm" svg:height="1.2cm" svg:x="14cm" svg:y="27.7cm">
          <text:p text:style-name="P3"><text:span text:style-name="T2">Kinetics and Thermodynamics Data</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27" draw:text-style-name="P4" xml:id="id28" draw:id="id28" draw:layer="layout" svg:width="5cm" svg:height="1cm" svg:x="14.2cm" svg:y="24.4cm">
          <text:p text:style-name="P3"><text:span text:style-name="T2">Mesh Case File</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8" draw:text-style-name="P15" draw:layer="layout" draw:type="line" svg:x1="10.5cm" svg:y1="24cm" svg:x2="10.5cm" svg:y2="24.9cm" draw:start-shape="id23" draw:start-glue-point="6" draw:end-shape="id26" draw:end-glue-point="4" svg:d="M10500 24000v900" svg:viewBox="0 0 1 901">
          <text:p text:style-name="P9"><text:span text:style-name="T2">No</text:span></text:p>
          <text:p text:style-name="P9"><text:span text:style-name="T2"/></text:p>
        </draw:connector>
        <draw:custom-shape draw:style-name="gr15" draw:text-style-name="P4" xml:id="id27" draw:id="id27" draw:layer="layout" svg:width="5cm" svg:height="1cm" svg:x="14.2cm" svg:y="22.8cm">
          <text:p text:style-name="P3"><text:span text:style-name="T2">End meshing Sessio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 draw:text-style-name="P15" draw:layer="layout" draw:type="line" svg:x1="16.728cm" svg:y1="22cm" svg:x2="16.7cm" svg:y2="22.8cm" draw:start-shape="id22" draw:start-glue-point="6" draw:end-shape="id27" draw:end-glue-point="4" svg:d="M16728 22000l-28 800" svg:viewBox="0 0 29 801">
          <text:p text:style-name="P9"><text:span text:style-name="T2">Run Meshing session</text:span></text:p>
          <text:p text:style-name="P9"><text:span text:style-name="T2"/></text:p>
        </draw:connector>
        <draw:connector draw:style-name="gr23" draw:text-style-name="P19" xml:id="id21" draw:id="id21" draw:layer="layout" draw:type="line" svg:x1="13.027cm" svg:y1="21.475cm" svg:x2="13cm" svg:y2="23.005cm" draw:end-shape="id23" draw:end-glue-point="7" svg:d="M13027 21475l-27 1530" svg:viewBox="0 0 28 1531">
          <text:p text:style-name="P18"><text:span text:style-name="T2">Yes</text:span></text:p>
        </draw:connector>
        <draw:custom-shape draw:style-name="gr13" draw:text-style-name="P4" xml:id="id36" draw:id="id36" draw:layer="layout" svg:width="5cm" svg:height="1cm" svg:x="1.7cm" svg:y="17.5cm">
          <text:p text:style-name="P3"><text:span text:style-name="T2">End New Geometry Batch Workflow</text:span></text:p>
          <draw:enhanced-geometry svg:viewBox="0 0 21600 21600" draw:mirror-vertical="false" draw:mirror-horizontal="false" draw:glue-points="10800 0 0 10800 10800 21600 21600 10800" draw:text-areas="1060 3180 20540 18420" draw:type="flowchart-terminator" draw:enhanced-path="M 3470 21600 X 0 10800 3470 0 L 18130 0 X 21600 10800 18130 21600 Z N"/>
        </draw:custom-shape>
        <draw:connector draw:style-name="gr17" draw:text-style-name="P15" draw:layer="layout" draw:type="line" svg:x1="14.7cm" svg:y1="24.9cm" svg:x2="10.5cm" svg:y2="24.9cm" draw:start-shape="id28" draw:start-glue-point="6" draw:end-shape="id26" draw:end-glue-point="4" svg:d="M14700 24900h-4200" svg:viewBox="0 0 4201 1">
          <text:p/>
        </draw:connector>
        <draw:connector draw:style-name="gr23" draw:text-style-name="P15" draw:layer="layout" draw:type="line" svg:x1="0.988cm" svg:y1="25.879cm" svg:x2="8cm" svg:y2="25.895cm" draw:start-shape="id29" draw:start-glue-point="3" draw:end-shape="id26" draw:end-glue-point="5" svg:d="M988 25879l7012 16" svg:viewBox="0 0 7013 17">
          <text:p text:style-name="P9"><text:span text:style-name="T2">No</text:span></text:p>
          <text:p text:style-name="P9"><text:span text:style-name="T2"/></text:p>
        </draw:connector>
        <draw:connector draw:style-name="gr17" draw:text-style-name="P15" draw:layer="layout" draw:type="line" svg:x1="16.7cm" svg:y1="23.8cm" svg:x2="16.7cm" svg:y2="24.4cm" draw:start-shape="id27" draw:start-glue-point="6" draw:end-shape="id28" draw:end-glue-point="5" svg:d="M16700 23800v600" svg:viewBox="0 0 1 601">
          <text:p/>
        </draw:connector>
        <draw:connector draw:style-name="gr22" draw:text-style-name="P17" xml:id="id29" draw:id="id29" draw:layer="layout" draw:type="line" svg:x1="1.016cm" svg:y1="16.989cm" svg:x2="0.988cm" svg:y2="25.879cm" svg:d="M1016 16989l-28 8890" svg:viewBox="0 0 29 8891">
          <text:p/>
        </draw:connector>
        <draw:connector draw:style-name="gr8" draw:text-style-name="P15" draw:layer="layout" draw:type="line" svg:x1="10.5cm" svg:y1="26.89cm" svg:x2="10.5cm" svg:y2="27.8cm" draw:start-shape="id26" draw:start-glue-point="6" draw:end-shape="id30" draw:end-glue-point="4" svg:d="M10500 26890v910" svg:viewBox="0 0 1 911">
          <text:p text:style-name="P9"><text:span text:style-name="T2">Yes</text:span></text:p>
          <text:p text:style-name="P9"><text:span text:style-name="T2"/></text:p>
        </draw:connector>
        <draw:connector draw:style-name="gr17" draw:text-style-name="P15" draw:layer="layout" draw:type="line" svg:x1="14.6cm" svg:y1="28.3cm" svg:x2="13cm" svg:y2="28.3cm" draw:start-shape="id31" draw:start-glue-point="6" draw:end-shape="id30" draw:end-glue-point="7" svg:d="M14600 28300h-1600" svg:viewBox="0 0 1601 1">
          <text:p/>
        </draw:connector>
        <draw:connector draw:style-name="gr22" draw:text-style-name="P17" xml:id="id33" draw:id="id33" draw:layer="layout" draw:type="line" svg:x1="19.491cm" svg:y1="14.5cm" svg:x2="19.445cm" svg:y2="26.5cm" draw:start-shape="id32" draw:start-glue-point="9" svg:d="M19491 14500l-46 12000" svg:viewBox="0 0 47 12001">
          <text:p/>
        </draw:connector>
        <draw:connector draw:style-name="gr22" draw:text-style-name="P17" draw:layer="layout" draw:type="line" svg:x1="14.027cm" svg:y1="26.416cm" svg:x2="19.445cm" svg:y2="26.5cm" draw:end-shape="id33" draw:end-glue-point="3" svg:d="M14027 26416l5418 84" svg:viewBox="0 0 5419 85">
          <text:p/>
        </draw:connector>
        <draw:connector draw:style-name="gr22" draw:text-style-name="P17" draw:layer="layout" draw:type="line" svg:x1="14.027cm" svg:y1="26.416cm" svg:x2="14cm" svg:y2="28.3cm" draw:end-shape="id31" draw:end-glue-point="3" svg:d="M14027 26416l-27 1884" svg:viewBox="0 0 28 1885">
          <text:p/>
        </draw:connector>
        <draw:connector draw:style-name="gr22" draw:text-style-name="P17" draw:layer="layout" draw:type="line" svg:x1="16.7cm" svg:y1="25.369cm" svg:x2="16.7cm" svg:y2="26.469cm" svg:d="M16700 25369v1100" svg:viewBox="0 0 1 1101">
          <text:p/>
        </draw:connector>
        <draw:custom-shape draw:style-name="gr15" draw:text-style-name="P4" xml:id="id34" draw:id="id34" draw:layer="layout" svg:width="5cm" svg:height="1cm" svg:x="0.966cm" svg:y="27.8cm">
          <text:p text:style-name="P3"><text:span text:style-name="T2">End Solver Sessio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 draw:text-style-name="P15" draw:layer="layout" draw:type="line" svg:x1="8cm" svg:y1="28.3cm" svg:x2="5.966cm" svg:y2="28.3cm" draw:start-shape="id30" draw:start-glue-point="5" draw:end-shape="id34" draw:end-glue-point="7" svg:d="M8000 28300h-2034" svg:viewBox="0 0 2035 1">
          <text:p text:style-name="P9"><text:span text:style-name="T2">Run</text:span></text:p>
          <text:p text:style-name="P9"><text:span text:style-name="T2"/></text:p>
          <text:p text:style-name="P9"><text:span text:style-name="T2">Simulation</text:span></text:p>
        </draw:connector>
        <draw:custom-shape draw:style-name="gr29" draw:text-style-name="P4" xml:id="id35" draw:id="id35" draw:layer="layout" svg:width="3.967cm" svg:height="1cm" svg:x="1.466cm" svg:y="26.333cm">
          <text:p text:style-name="P3"><text:span text:style-name="T2">Simulation Data</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17" draw:text-style-name="P15" draw:layer="layout" draw:type="line" svg:x1="3.466cm" svg:y1="27.8cm" svg:x2="3.45cm" svg:y2="27.333cm" draw:start-shape="id34" draw:start-glue-point="4" draw:end-shape="id35" draw:end-glue-point="8" svg:d="M3466 27800l-16-467" svg:viewBox="0 0 17 468">
          <text:p/>
        </draw:connector>
        <draw:connector draw:style-name="gr17" draw:text-style-name="P15" draw:layer="layout" draw:type="line" svg:x1="3.45cm" svg:y1="26.333cm" svg:x2="3.472cm" svg:y2="25.851cm" draw:start-shape="id35" draw:start-glue-point="5" svg:d="M3450 26333l22-482" svg:viewBox="0 0 23 483">
          <text:p/>
        </draw:connector>
        <draw:connector draw:style-name="gr17" draw:text-style-name="P15" draw:layer="layout" draw:type="line" svg:x1="1.016cm" svg:y1="16.989cm" svg:x2="10.5cm" svg:y2="17.01cm" draw:start-shape="id29" draw:start-glue-point="2" draw:end-shape="id19" draw:end-glue-point="4" svg:d="M1016 16989l9484 21" svg:viewBox="0 0 9485 22">
          <text:p/>
        </draw:connector>
        <draw:connector draw:style-name="gr8" draw:text-style-name="P15" draw:layer="layout" draw:type="line" svg:x1="8cm" svg:y1="18.005cm" svg:x2="6.7cm" svg:y2="18cm" draw:start-shape="id19" draw:start-glue-point="5" draw:end-shape="id36" draw:end-glue-point="7" svg:d="M8000 18005l-1300-5" svg:viewBox="0 0 1301 6">
          <text:p text:style-name="P9"><text:span text:style-name="T2">Yes</text:span></text:p>
          <text:p text:style-name="P9"><text:span text:style-name="T2"/></text:p>
        </draw:connector>
      </draw:page>
      <draw:page draw:name="page3" draw:style-name="dp1" draw:master-page-name="Default">
        <draw:custom-shape draw:style-name="gr30" draw:text-style-name="P12" draw:layer="layout" svg:width="6.368cm" svg:height="5.081cm" svg:x="7.465cm" svg:y="-5.081cm">
          <text:p text:style-name="P11"><text:span text:style-name="T6">Over View of CAD Generation Workflow</text:span></text:p>
          <draw:enhanced-geometry svg:viewBox="0 0 21600 21600" draw:type="rectangle" draw:enhanced-path="M 0 0 L 21600 0 21600 21600 0 21600 0 0 Z N"/>
        </draw:custom-shape>
        <draw:custom-shape draw:style-name="gr13" draw:text-style-name="P4" xml:id="id37" draw:id="id37" draw:layer="layout" svg:width="5cm" svg:height="1cm" svg:x="8cm" svg:y="1.002cm">
          <text:p text:style-name="P3"><text:span text:style-name="T2">Start CAD Generation Scrip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4" draw:text-style-name="P4" xml:id="id49" draw:id="id49" draw:layer="layout" svg:width="5cm" svg:height="1cm" svg:x="14.033cm" svg:y="3.5cm">
          <text:p text:style-name="P3"><text:span text:style-name="T2">CAD Input Parameter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17" draw:text-style-name="P17" draw:layer="layout" draw:type="line" svg:x1="10.5cm" svg:y1="2.002cm" svg:x2="10.5cm" svg:y2="3.01cm" draw:start-shape="id37" draw:start-glue-point="6" draw:end-shape="id38" draw:end-glue-point="4" svg:d="M10500 2002v1008" svg:viewBox="0 0 1 1009">
          <text:p/>
        </draw:connector>
        <draw:custom-shape draw:style-name="gr26" draw:text-style-name="P4" xml:id="id39" draw:id="id39" draw:layer="layout" svg:width="5cm" svg:height="1cm" svg:x="8cm" svg:y="6cm">
          <text:p text:style-name="P3"><text:span text:style-name="T2">Generate Combustor Fluid Domain</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0.5cm" svg:y1="7cm" svg:x2="10.5cm" svg:y2="8cm" draw:start-shape="id39" draw:start-glue-point="6" draw:end-shape="id40" draw:end-glue-point="4" svg:d="M10500 7000v1000" svg:viewBox="0 0 1 1001">
          <text:p/>
        </draw:connector>
        <draw:custom-shape draw:style-name="gr26" draw:text-style-name="P4" xml:id="id40" draw:id="id40" draw:layer="layout" svg:width="5cm" svg:height="1cm" svg:x="8cm" svg:y="8cm">
          <text:p text:style-name="P3"><text:span text:style-name="T2">Generate Outlet Fluid Domain</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0.5cm" svg:y1="9cm" svg:x2="10.5cm" svg:y2="10.031cm" draw:start-shape="id40" draw:start-glue-point="6" draw:end-shape="id41" draw:end-glue-point="4" svg:d="M10500 9000v1031" svg:viewBox="0 0 1 1032">
          <text:p/>
        </draw:connector>
        <draw:custom-shape draw:style-name="gr26" draw:text-style-name="P4" xml:id="id41" draw:id="id41" draw:layer="layout" svg:width="5cm" svg:height="1cm" svg:x="8cm" svg:y="10.031cm">
          <text:p text:style-name="P3"><text:span text:style-name="T2">Generate Air Inlet Fluid Domain</text:span></text:p>
          <draw:enhanced-geometry svg:viewBox="0 0 21600 21600" draw:glue-points="10800 0 0 10800 10800 21600 21600 10800" draw:type="flowchart-process" draw:enhanced-path="M 0 0 L 21600 0 21600 21600 0 21600 0 0 Z N"/>
        </draw:custom-shape>
        <draw:custom-shape draw:style-name="gr31" draw:text-style-name="P4" xml:id="id38" draw:id="id38" draw:layer="layout" svg:width="6cm" svg:height="1.99cm" svg:x="7.5cm" svg:y="3.01cm">
          <text:p text:style-name="P3"><text:span text:style-name="T2">Made all Geometries?</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8" draw:text-style-name="P15" draw:layer="layout" draw:type="line" svg:x1="10.5cm" svg:y1="5cm" svg:x2="10.5cm" svg:y2="6cm" draw:start-shape="id38" draw:start-glue-point="6" draw:end-shape="id39" draw:end-glue-point="4" svg:d="M10500 5000v1000" svg:viewBox="0 0 1 1001">
          <text:p text:style-name="P9"><text:span text:style-name="T2">No, move onto next set of geometry parameters</text:span></text:p>
          <text:p text:style-name="P9"><text:span text:style-name="T2"/></text:p>
        </draw:connector>
        <draw:connector draw:style-name="gr17" draw:text-style-name="P17" draw:layer="layout" draw:type="line" svg:x1="10.5cm" svg:y1="11.031cm" svg:x2="10.501cm" svg:y2="12.024cm" draw:start-shape="id41" draw:start-glue-point="6" draw:end-shape="id42" draw:end-glue-point="4" svg:d="M10500 11031l1 993" svg:viewBox="0 0 2 994">
          <text:p/>
        </draw:connector>
        <draw:custom-shape draw:style-name="gr26" draw:text-style-name="P4" xml:id="id42" draw:id="id42" draw:layer="layout" svg:width="5cm" svg:height="1cm" svg:x="8.001cm" svg:y="12.024cm">
          <text:p text:style-name="P3"><text:span text:style-name="T2">Generate Ammonia Inlet Fluid Domain</text:span></text:p>
          <draw:enhanced-geometry svg:viewBox="0 0 21600 21600" draw:glue-points="10800 0 0 10800 10800 21600 21600 10800" draw:type="flowchart-process" draw:enhanced-path="M 0 0 L 21600 0 21600 21600 0 21600 0 0 Z N"/>
        </draw:custom-shape>
        <draw:connector draw:style-name="gr8" draw:text-style-name="P15" draw:layer="layout" draw:type="line" svg:x1="7.5cm" svg:y1="4.005cm" svg:x2="6.011cm" svg:y2="3.98cm" draw:start-shape="id38" draw:start-glue-point="5" svg:d="M7500 4005l-1489-25" svg:viewBox="0 0 1490 26">
          <text:p text:style-name="P9"><text:span text:style-name="T2">Yes</text:span></text:p>
          <text:p text:style-name="P9"><text:span text:style-name="T2"/></text:p>
        </draw:connector>
        <draw:connector draw:style-name="gr17" draw:text-style-name="P17" draw:layer="layout" draw:type="line" svg:x1="10.501cm" svg:y1="13.024cm" svg:x2="10.502cm" svg:y2="14.017cm" draw:start-shape="id42" draw:start-glue-point="6" draw:end-shape="id43" draw:end-glue-point="4" svg:d="M10501 13024l1 993" svg:viewBox="0 0 2 994">
          <text:p/>
        </draw:connector>
        <draw:custom-shape draw:style-name="gr26" draw:text-style-name="P4" xml:id="id43" draw:id="id43" draw:layer="layout" svg:width="5cm" svg:height="1cm" svg:x="8.002cm" svg:y="14.017cm">
          <text:p text:style-name="P3"><text:span text:style-name="T2">Generate Fillet at the top of the Combustor section</text:span></text:p>
          <draw:enhanced-geometry svg:viewBox="0 0 21600 21600" draw:glue-points="10800 0 0 10800 10800 21600 21600 10800" draw:type="flowchart-process" draw:enhanced-path="M 0 0 L 21600 0 21600 21600 0 21600 0 0 Z N"/>
        </draw:custom-shape>
        <draw:custom-shape draw:style-name="gr32" draw:text-style-name="P4" xml:id="id44" draw:id="id44" draw:layer="layout" svg:width="7cm" svg:height="2cm" svg:x="7cm" svg:y="16cm">
          <text:p text:style-name="P3"><text:span text:style-name="T2">Generate Geometry folder in defined master path</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17" draw:text-style-name="P17" draw:layer="layout" draw:type="line" svg:x1="10.502cm" svg:y1="15.017cm" svg:x2="10.5cm" svg:y2="16cm" draw:start-shape="id43" draw:start-glue-point="6" draw:end-shape="id44" draw:end-glue-point="5" svg:d="M10502 15017l-2 983" svg:viewBox="0 0 3 984">
          <text:p/>
        </draw:connector>
        <draw:custom-shape draw:style-name="gr32" draw:text-style-name="P4" xml:id="id45" draw:id="id45" draw:layer="layout" svg:width="7cm" svg:height="2cm" svg:x="7cm" svg:y="19cm">
          <text:p text:style-name="P3"><text:span text:style-name="T2">Save FreeCAD Geometry File in defined file path</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17" draw:text-style-name="P17" draw:layer="layout" draw:type="line" svg:x1="10.5cm" svg:y1="18cm" svg:x2="10.5cm" svg:y2="19cm" draw:start-shape="id44" draw:start-glue-point="8" draw:end-shape="id45" draw:end-glue-point="5" svg:d="M10500 18000v1000" svg:viewBox="0 0 1 1001">
          <text:p/>
        </draw:connector>
        <draw:custom-shape draw:style-name="gr32" draw:text-style-name="P4" xml:id="id46" draw:id="id46" draw:layer="layout" svg:width="7cm" svg:height="2cm" svg:x="7cm" svg:y="22cm">
          <text:p text:style-name="P3"><text:span text:style-name="T2">Export geometry as a .step type file to the defined file path</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17" draw:text-style-name="P17" draw:layer="layout" draw:type="line" svg:x1="10.5cm" svg:y1="21cm" svg:x2="10.5cm" svg:y2="22cm" draw:start-shape="id45" draw:start-glue-point="8" draw:end-shape="id46" draw:end-glue-point="5" svg:d="M10500 21000v1000" svg:viewBox="0 0 1 1001">
          <text:p/>
        </draw:connector>
        <draw:connector draw:style-name="gr22" draw:text-style-name="P17" xml:id="id48" draw:id="id48" draw:layer="layout" draw:type="line" svg:x1="20.01cm" svg:y1="2.964cm" svg:x2="19.981cm" svg:y2="25.033cm" draw:end-shape="id47" draw:end-glue-point="2" svg:d="M20010 2964l-29 22069" svg:viewBox="0 0 30 22070">
          <text:p/>
        </draw:connector>
        <draw:connector draw:style-name="gr22" draw:text-style-name="P17" xml:id="id47" draw:id="id47" draw:layer="layout" draw:type="line" svg:x1="19.981cm" svg:y1="25.033cm" svg:x2="10.527cm" svg:y2="25.005cm" svg:d="M19981 25033l-9454-28" svg:viewBox="0 0 9455 29">
          <text:p/>
        </draw:connector>
        <draw:connector draw:style-name="gr17" draw:text-style-name="P17" draw:layer="layout" draw:type="line" svg:x1="20.01cm" svg:y1="2.964cm" svg:x2="10.5cm" svg:y2="3.01cm" draw:start-shape="id48" draw:start-glue-point="2" draw:end-shape="id38" draw:end-glue-point="4" svg:d="M20010 2964l-9510 46" svg:viewBox="0 0 9511 47">
          <text:p/>
        </draw:connector>
        <draw:connector draw:style-name="gr17" draw:text-style-name="P17" draw:layer="layout" draw:type="line" svg:x1="14.533cm" svg:y1="4cm" svg:x2="13.5cm" svg:y2="4.005cm" draw:start-shape="id49" draw:start-glue-point="6" draw:end-shape="id38" draw:end-glue-point="7" svg:d="M14533 4000l-1033 5" svg:viewBox="0 0 1034 6">
          <text:p/>
        </draw:connector>
        <draw:connector draw:style-name="gr22" draw:text-style-name="P17" draw:layer="layout" draw:type="line" svg:x1="16.533cm" svg:y1="4.5cm" svg:x2="16.51cm" svg:y2="23.001cm" draw:start-shape="id49" draw:start-glue-point="8" svg:d="M16533 4500l-23 18501" svg:viewBox="0 0 24 18502">
          <text:p/>
        </draw:connector>
        <draw:connector draw:style-name="gr17" draw:text-style-name="P17" draw:layer="layout" draw:type="line" svg:x1="16.51cm" svg:y1="6.491cm" svg:x2="12.967cm" svg:y2="6.5cm" svg:d="M16510 6491l-3543 9" svg:viewBox="0 0 3544 10">
          <text:p/>
        </draw:connector>
        <draw:connector draw:style-name="gr17" draw:text-style-name="P17" draw:layer="layout" draw:type="line" svg:x1="16.52cm" svg:y1="8.496cm" svg:x2="12.977cm" svg:y2="8.505cm" svg:d="M16520 8496l-3543 9" svg:viewBox="0 0 3544 10">
          <text:p/>
        </draw:connector>
        <draw:connector draw:style-name="gr17" draw:text-style-name="P17" draw:layer="layout" draw:type="line" svg:x1="16.52cm" svg:y1="10.496cm" svg:x2="12.977cm" svg:y2="10.505cm" svg:d="M16520 10496l-3543 9" svg:viewBox="0 0 3544 10">
          <text:p/>
        </draw:connector>
        <draw:connector draw:style-name="gr17" draw:text-style-name="P17" draw:layer="layout" draw:type="line" svg:x1="16.52cm" svg:y1="12.496cm" svg:x2="12.977cm" svg:y2="12.505cm" svg:d="M16520 12496l-3543 9" svg:viewBox="0 0 3544 10">
          <text:p/>
        </draw:connector>
        <draw:connector draw:style-name="gr17" draw:text-style-name="P17" draw:layer="layout" draw:type="line" svg:x1="16.52cm" svg:y1="14.496cm" svg:x2="12.977cm" svg:y2="14.505cm" svg:d="M16520 14496l-3543 9" svg:viewBox="0 0 3544 10">
          <text:p/>
        </draw:connector>
        <draw:connector draw:style-name="gr17" draw:text-style-name="P17" draw:layer="layout" draw:type="line" svg:x1="16.52cm" svg:y1="16.996cm" svg:x2="13.287cm" svg:y2="17cm" draw:end-shape="id44" draw:end-glue-point="9" svg:d="M16520 16996l-3233 4" svg:viewBox="0 0 3234 5">
          <text:p/>
        </draw:connector>
        <draw:connector draw:style-name="gr17" draw:text-style-name="P17" draw:layer="layout" draw:type="line" svg:x1="16.53cm" svg:y1="19.998cm" svg:x2="13.297cm" svg:y2="20.002cm" svg:d="M16530 19998l-3233 4" svg:viewBox="0 0 3234 5">
          <text:p/>
        </draw:connector>
        <draw:connector draw:style-name="gr17" draw:text-style-name="P17" draw:layer="layout" draw:type="line" svg:x1="16.53cm" svg:y1="22.998cm" svg:x2="13.297cm" svg:y2="23.002cm" svg:d="M16530 22998l-3233 4" svg:viewBox="0 0 3234 5">
          <text:p/>
        </draw:connector>
        <draw:connector draw:style-name="gr22" draw:text-style-name="P17" draw:layer="layout" draw:type="line" svg:x1="10.5cm" svg:y1="24cm" svg:x2="10.527cm" svg:y2="25.005cm" draw:start-shape="id46" draw:start-glue-point="8" draw:end-shape="id47" draw:end-glue-point="3" svg:d="M10500 24000l27 1005" svg:viewBox="0 0 28 1006">
          <text:p/>
        </draw:connector>
        <draw:custom-shape draw:style-name="gr15" draw:text-style-name="P4" draw:layer="layout" svg:width="5cm" svg:height="1cm" svg:x="1cm" svg:y="3.5cm">
          <text:p text:style-name="P3"><text:span text:style-name="T2">End CAD Generation Scrip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age>
      <draw:page draw:name="page4" draw:style-name="dp1" draw:master-page-name="Default">
        <draw:custom-shape draw:style-name="gr33" draw:text-style-name="P12" draw:layer="layout" svg:width="6.368cm" svg:height="5.081cm" svg:x="7.798cm" svg:y="-5.081cm">
          <text:p text:style-name="P11"><text:span text:style-name="T6">Over View of Meshing Workflow</text:span></text:p>
          <draw:enhanced-geometry svg:viewBox="0 0 21600 21600" draw:type="rectangle" draw:enhanced-path="M 0 0 L 21600 0 21600 21600 0 21600 0 0 Z N"/>
        </draw:custom-shape>
        <draw:custom-shape draw:style-name="gr15" draw:text-style-name="P4" xml:id="id50" draw:id="id50" draw:layer="layout" svg:width="5cm" svg:height="1cm" svg:x="9cm" svg:y="1cm">
          <text:p text:style-name="P3"><text:span text:style-name="T2">Start meshing Sessio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4" draw:text-style-name="P4" xml:id="id54" draw:id="id54" draw:layer="layout" svg:width="5cm" svg:height="1cm" svg:x="16cm" svg:y="2cm">
          <text:p text:style-name="P3"><text:span text:style-name="T2">Meshing Input Parameter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34" draw:text-style-name="P4" xml:id="id51" draw:id="id51" draw:layer="layout" svg:width="7cm" svg:height="1cm" svg:x="8cm" svg:y="3cm">
          <text:p text:style-name="P3"><text:span text:style-name="T2">Launch Ansys Fluent meshing in defined working folder</text:span></text:p>
          <draw:enhanced-geometry svg:viewBox="0 0 21600 21600" draw:glue-points="10800 0 0 10800 10800 21600 21600 10800" draw:type="flowchart-process" draw:enhanced-path="M 0 0 L 21600 0 21600 21600 0 21600 0 0 Z N"/>
        </draw:custom-shape>
        <draw:custom-shape draw:style-name="gr34" draw:text-style-name="P4" xml:id="id52" draw:id="id52" draw:layer="layout" svg:width="7cm" svg:height="1cm" svg:x="8cm" svg:y="5cm">
          <text:p text:style-name="P3"><text:span text:style-name="T2">Set workflow to watertight geometry and working units to millimetres </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1.5cm" svg:y1="2cm" svg:x2="11.5cm" svg:y2="3cm" draw:start-shape="id50" draw:start-glue-point="6" draw:end-shape="id51" draw:end-glue-point="4" svg:d="M11500 2000v1000" svg:viewBox="0 0 1 1001">
          <text:p/>
        </draw:connector>
        <draw:connector draw:style-name="gr17" draw:text-style-name="P17" draw:layer="layout" draw:type="line" svg:x1="11.5cm" svg:y1="4cm" svg:x2="11.5cm" svg:y2="5cm" draw:start-shape="id51" draw:start-glue-point="6" draw:end-shape="id52" draw:end-glue-point="4" svg:d="M11500 4000v1000" svg:viewBox="0 0 1 1001">
          <text:p/>
        </draw:connector>
        <draw:custom-shape draw:style-name="gr34" draw:text-style-name="P4" xml:id="id53" draw:id="id53" draw:layer="layout" svg:width="7cm" svg:height="1cm" svg:x="8cm" svg:y="7cm">
          <text:p text:style-name="P3"><text:span text:style-name="T2">Import .dsco geometry file in defined file path</text:span></text:p>
          <draw:enhanced-geometry svg:viewBox="0 0 21600 21600" draw:glue-points="10800 0 0 10800 10800 21600 21600 10800" draw:type="flowchart-process" draw:enhanced-path="M 0 0 L 21600 0 21600 21600 0 21600 0 0 Z N"/>
        </draw:custom-shape>
        <draw:custom-shape draw:style-name="gr14" draw:text-style-name="P4" draw:layer="layout" svg:width="5cm" svg:height="1cm" svg:x="1.9cm" svg:y="7cm">
          <text:p text:style-name="P3"><text:span text:style-name="T2">.dsco Geometry File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17" draw:text-style-name="P17" draw:layer="layout" draw:type="line" svg:x1="11.5cm" svg:y1="6cm" svg:x2="11.5cm" svg:y2="7cm" draw:start-shape="id52" draw:start-glue-point="6" draw:end-shape="id53" draw:end-glue-point="4" svg:d="M11500 6000v1000" svg:viewBox="0 0 1 1001">
          <text:p/>
        </draw:connector>
        <draw:connector draw:style-name="gr22" draw:text-style-name="P17" draw:layer="layout" draw:type="line" svg:x1="18.5cm" svg:y1="3cm" svg:x2="18.513cm" svg:y2="27.489cm" draw:start-shape="id54" draw:start-glue-point="8" svg:d="M18500 3000l13 24489" svg:viewBox="0 0 14 24490">
          <text:p/>
        </draw:connector>
        <draw:connector draw:style-name="gr17" draw:text-style-name="P17" draw:layer="layout" draw:type="line" svg:x1="18.498cm" svg:y1="3.528cm" svg:x2="15cm" svg:y2="3.5cm" draw:end-shape="id51" draw:end-glue-point="7" svg:d="M18498 3528l-3498-28" svg:viewBox="0 0 3499 29">
          <text:p/>
        </draw:connector>
        <draw:connector draw:style-name="gr17" draw:text-style-name="P17" draw:layer="layout" draw:type="line" svg:x1="18.507cm" svg:y1="7.517cm" svg:x2="15cm" svg:y2="7.5cm" draw:end-shape="id53" draw:end-glue-point="7" svg:d="M18507 7517l-3507-17" svg:viewBox="0 0 3508 18">
          <text:p/>
        </draw:connector>
        <draw:connector draw:style-name="gr17" draw:text-style-name="P17" draw:layer="layout" draw:type="line" svg:x1="6.391cm" svg:y1="7.5cm" svg:x2="8cm" svg:y2="7.5cm" draw:end-shape="id53" draw:end-glue-point="5" svg:d="M6391 7500h1609" svg:viewBox="0 0 1610 1">
          <text:p/>
        </draw:connector>
        <draw:custom-shape draw:style-name="gr35" draw:text-style-name="P4" xml:id="id55" draw:id="id55" draw:layer="layout" svg:width="9cm" svg:height="2cm" svg:x="7cm" svg:y="9cm">
          <text:p text:style-name="P3"><text:span text:style-name="T2">Add local face sizing to all curved surfaces (Fillet, Air inlet sides, etc.) and the periodic and outlet surfaces in the geometry based on the table of standard element sizes Or user inputs.</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1.5cm" svg:y1="8cm" svg:x2="11.5cm" svg:y2="9cm" draw:start-shape="id53" draw:start-glue-point="6" draw:end-shape="id55" draw:end-glue-point="4" svg:d="M11500 8000v1000" svg:viewBox="0 0 1 1001">
          <text:p/>
        </draw:connector>
        <draw:connector draw:style-name="gr17" draw:text-style-name="P17" draw:layer="layout" draw:type="line" svg:x1="18.517cm" svg:y1="10.011cm" svg:x2="16cm" svg:y2="10cm" draw:end-shape="id55" draw:end-glue-point="7" svg:d="M18517 10011l-2517-11" svg:viewBox="0 0 2518 12">
          <text:p/>
        </draw:connector>
        <draw:custom-shape draw:style-name="gr34" draw:text-style-name="P4" xml:id="id56" draw:id="id56" draw:layer="layout" svg:width="7cm" svg:height="1cm" svg:x="8cm" svg:y="12cm">
          <text:p text:style-name="P3"><text:span text:style-name="T2">Generate Provisional Surface mesh of combustor</text:span></text:p>
          <draw:enhanced-geometry svg:viewBox="0 0 21600 21600" draw:glue-points="10800 0 0 10800 10800 21600 21600 10800" draw:type="flowchart-process" draw:enhanced-path="M 0 0 L 21600 0 21600 21600 0 21600 0 0 Z N"/>
        </draw:custom-shape>
        <draw:custom-shape draw:style-name="gr34" draw:text-style-name="P4" xml:id="id57" draw:id="id57" draw:layer="layout" svg:width="7cm" svg:height="1cm" svg:x="8cm" svg:y="14cm">
          <text:p text:style-name="P3"><text:span text:style-name="T2">Define Periodic Boundary Condition and regenerate surface mesh</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1.5cm" svg:y1="11cm" svg:x2="11.5cm" svg:y2="12cm" draw:start-shape="id55" draw:start-glue-point="6" draw:end-shape="id56" draw:end-glue-point="4" svg:d="M11500 11000v1000" svg:viewBox="0 0 1 1001">
          <text:p/>
        </draw:connector>
        <draw:connector draw:style-name="gr17" draw:text-style-name="P17" draw:layer="layout" draw:type="line" svg:x1="11.5cm" svg:y1="13cm" svg:x2="11.5cm" svg:y2="14cm" draw:start-shape="id56" draw:start-glue-point="6" draw:end-shape="id57" draw:end-glue-point="4" svg:d="M11500 13000v1000" svg:viewBox="0 0 1 1001">
          <text:p/>
        </draw:connector>
        <draw:custom-shape draw:style-name="gr36" draw:text-style-name="P4" xml:id="id58" draw:id="id58" draw:layer="layout" svg:width="11cm" svg:height="1cm" svg:x="6cm" svg:y="16cm">
          <text:p text:style-name="P3"><text:span text:style-name="T2">Define Geometry as Fluid Domain only and update boundary conditions of the geometry surface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7" draw:text-style-name="P17" draw:layer="layout" draw:type="line" svg:x1="18.5cm" svg:y1="14.5cm" svg:x2="15cm" svg:y2="14.5cm" draw:end-shape="id57" draw:end-glue-point="7" svg:d="M18500 14500h-3500" svg:viewBox="0 0 3501 1">
          <text:p/>
        </draw:connector>
        <draw:custom-shape draw:style-name="gr37" draw:text-style-name="P4" xml:id="id59" draw:id="id59" draw:layer="layout" svg:width="9cm" svg:height="1cm" svg:x="7cm" svg:y="18.001cm">
          <text:p text:style-name="P3"><text:span text:style-name="T2">Define generic boundary layers on all the geometry walls based off user input</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1.5cm" svg:y1="15cm" svg:x2="11.5cm" svg:y2="16cm" draw:start-shape="id57" draw:start-glue-point="6" draw:end-shape="id58" draw:end-glue-point="4" svg:d="M11500 15000v1000" svg:viewBox="0 0 1 1001">
          <text:p/>
        </draw:connector>
        <draw:connector draw:style-name="gr17" draw:text-style-name="P17" draw:layer="layout" draw:type="line" svg:x1="11.5cm" svg:y1="17cm" svg:x2="11.5cm" svg:y2="18.001cm" draw:start-shape="id58" draw:start-glue-point="6" draw:end-shape="id59" draw:end-glue-point="4" svg:d="M11500 17000v1001" svg:viewBox="0 0 1 1002">
          <text:p/>
        </draw:connector>
        <draw:connector draw:style-name="gr17" draw:text-style-name="P17" draw:layer="layout" draw:type="line" svg:x1="18.527cm" svg:y1="18.508cm" svg:x2="16cm" svg:y2="18.501cm" draw:end-shape="id59" draw:end-glue-point="7" svg:d="M18527 18508l-2527-7" svg:viewBox="0 0 2528 8">
          <text:p/>
        </draw:connector>
        <draw:custom-shape draw:style-name="gr26" draw:text-style-name="P4" xml:id="id60" draw:id="id60" draw:layer="layout" svg:width="5cm" svg:height="1cm" svg:x="9cm" svg:y="20.002cm">
          <text:p text:style-name="P3"><text:span text:style-name="T2">Generate Volume Mesh</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1.5cm" svg:y1="19.001cm" svg:x2="11.5cm" svg:y2="20.002cm" draw:start-shape="id59" draw:start-glue-point="6" draw:end-shape="id60" draw:end-glue-point="4" svg:d="M11500 19001v1001" svg:viewBox="0 0 1 1002">
          <text:p/>
        </draw:connector>
        <draw:custom-shape draw:style-name="gr26" draw:text-style-name="P4" xml:id="id61" draw:id="id61" draw:layer="layout" svg:width="5cm" svg:height="1cm" svg:x="9.001cm" svg:y="22.003cm">
          <text:p text:style-name="P3"><text:span text:style-name="T2">Perform Mesh check and Quality Check</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1.5cm" svg:y1="21.002cm" svg:x2="11.501cm" svg:y2="22.003cm" draw:start-shape="id60" draw:start-glue-point="6" draw:end-shape="id61" draw:end-glue-point="4" svg:d="M11500 21002l1 1001" svg:viewBox="0 0 2 1002">
          <text:p/>
        </draw:connector>
        <draw:custom-shape draw:style-name="gr21" draw:text-style-name="P4" xml:id="id62" draw:id="id62" draw:layer="layout" svg:width="5cm" svg:height="1.99cm" svg:x="9cm" svg:y="24cm">
          <text:p text:style-name="P3"><text:span text:style-name="T2">Mesh Acceptable?</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7" draw:text-style-name="P17" draw:layer="layout" draw:type="line" svg:x1="11.501cm" svg:y1="23.003cm" svg:x2="11.5cm" svg:y2="24cm" draw:start-shape="id61" draw:start-glue-point="6" draw:end-shape="id62" draw:end-glue-point="4" svg:d="M11501 23003l-1 997" svg:viewBox="0 0 2 998">
          <text:p/>
        </draw:connector>
        <draw:custom-shape draw:style-name="gr20" draw:text-style-name="P4" xml:id="id67" draw:id="id67" draw:layer="layout" svg:width="5cm" svg:height="2cm" svg:x="2cm" svg:y="20cm">
          <text:p text:style-name="P3"><text:span text:style-name="T2">Standard Meshing Input Table</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38" draw:text-style-name="P4" xml:id="id63" draw:id="id63" draw:layer="layout" svg:width="7cm" svg:height="1cm" svg:x="8cm" svg:y="27cm">
          <text:p text:style-name="P3"><text:span text:style-name="T2">Save mesh Case File to Defined File Path</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15" draw:text-style-name="P4" xml:id="id64" draw:id="id64" draw:layer="layout" svg:width="5cm" svg:height="1cm" svg:x="2cm" svg:y="27cm">
          <text:p text:style-name="P3"><text:span text:style-name="T2">End meshing Sessio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 draw:text-style-name="P15" draw:layer="layout" draw:type="line" svg:x1="11.5cm" svg:y1="25.99cm" svg:x2="11.5cm" svg:y2="27cm" draw:start-shape="id62" draw:start-glue-point="6" draw:end-shape="id63" draw:end-glue-point="5" svg:d="M11500 25990v1010" svg:viewBox="0 0 1 1011">
          <text:p text:style-name="P9"><text:span text:style-name="T2">Yes</text:span></text:p>
          <text:p text:style-name="P9"><text:span text:style-name="T2"/></text:p>
        </draw:connector>
        <draw:connector draw:style-name="gr17" draw:text-style-name="P17" draw:layer="layout" draw:type="line" svg:x1="8.7cm" svg:y1="27.5cm" svg:x2="7cm" svg:y2="27.5cm" draw:start-shape="id63" draw:start-glue-point="6" draw:end-shape="id64" draw:end-glue-point="7" svg:d="M8700 27500h-1700" svg:viewBox="0 0 1701 1">
          <text:p/>
        </draw:connector>
        <draw:connector draw:style-name="gr17" draw:text-style-name="P17" draw:layer="layout" draw:type="line" svg:x1="18.537cm" svg:y1="27.506cm" svg:x2="14.287cm" svg:y2="27.5cm" draw:end-shape="id63" draw:end-glue-point="9" svg:d="M18537 27506l-4250-6" svg:viewBox="0 0 4251 7">
          <text:p/>
        </draw:connector>
        <draw:connector draw:style-name="gr17" draw:text-style-name="P17" draw:layer="layout" draw:type="line" svg:x1="4.487cm" svg:y1="24.995cm" svg:x2="4.5cm" svg:y2="24cm" draw:start-shape="id65" draw:start-glue-point="2" draw:end-shape="id66" draw:end-glue-point="6" svg:d="M4487 24995l13-995" svg:viewBox="0 0 14 996">
          <text:p/>
        </draw:connector>
        <draw:connector draw:style-name="gr23" draw:text-style-name="P15" xml:id="id65" draw:id="id65" draw:layer="layout" draw:type="line" svg:x1="4.487cm" svg:y1="24.995cm" svg:x2="9cm" svg:y2="24.995cm" draw:end-shape="id62" draw:end-glue-point="5" svg:d="M4487 24995h4513" svg:viewBox="0 0 4514 1">
          <text:p text:style-name="P9"><text:span text:style-name="T2">No, Refine/ relax</text:span></text:p>
          <text:p text:style-name="P9"><text:span text:style-name="T2">mesh refinement </text:span></text:p>
        </draw:connector>
        <draw:custom-shape draw:style-name="gr26" draw:text-style-name="P4" xml:id="id66" draw:id="id66" draw:layer="layout" svg:width="5cm" svg:height="1cm" svg:x="2cm" svg:y="23cm">
          <text:p text:style-name="P3"><text:span text:style-name="T2">Adjust Standard Meshing table (Refine/ Relax)</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4.5cm" svg:y1="23cm" svg:x2="4.5cm" svg:y2="22cm" draw:start-shape="id66" draw:start-glue-point="4" draw:end-shape="id67" draw:end-glue-point="8" svg:d="M4500 23000v-1000" svg:viewBox="0 0 1 1001">
          <text:p/>
        </draw:connector>
        <draw:connector draw:style-name="gr22" draw:text-style-name="P17" xml:id="id68" draw:id="id68" draw:layer="layout" draw:type="line" svg:x1="4.515cm" svg:y1="9.991cm" svg:x2="4.5cm" svg:y2="20cm" draw:end-shape="id67" draw:end-glue-point="5" svg:d="M4515 9991l-15 10009" svg:viewBox="0 0 16 10010">
          <text:p/>
        </draw:connector>
        <draw:connector draw:style-name="gr17" draw:text-style-name="P17" draw:layer="layout" draw:type="line" svg:x1="4.515cm" svg:y1="9.991cm" svg:x2="7cm" svg:y2="10cm" draw:start-shape="id68" draw:start-glue-point="2" draw:end-shape="id55" draw:end-glue-point="5" svg:d="M4515 9991l2485 9" svg:viewBox="0 0 2486 10">
          <text:p/>
        </draw:connector>
        <draw:connector draw:style-name="gr22" draw:text-style-name="P17" xml:id="id70" draw:id="id70" draw:layer="layout" draw:type="line" svg:x1="0.96cm" svg:y1="1.552cm" svg:x2="0.987cm" svg:y2="23.497cm" draw:start-shape="id69" draw:start-glue-point="2" svg:d="M960 1552l27 21945" svg:viewBox="0 0 28 21946">
          <text:p/>
        </draw:connector>
        <draw:connector draw:style-name="gr22" draw:text-style-name="P15" draw:layer="layout" draw:type="line" svg:x1="0.987cm" svg:y1="23.497cm" svg:x2="2cm" svg:y2="23.5cm" draw:start-shape="id70" draw:start-glue-point="3" draw:end-shape="id66" draw:end-glue-point="5" svg:d="M987 23497l1013 3" svg:viewBox="0 0 1014 4">
          <text:p/>
        </draw:connector>
        <draw:connector draw:style-name="gr8" draw:text-style-name="P15" xml:id="id69" draw:id="id69" draw:layer="layout" draw:type="line" svg:x1="0.96cm" svg:y1="1.552cm" svg:x2="9cm" svg:y2="1.5cm" draw:end-shape="id50" draw:end-glue-point="5" svg:d="M960 1552l8040-52" svg:viewBox="0 0 8041 53">
          <text:p text:style-name="P9"><text:span text:style-name="T2">Restart meshing session,</text:span></text:p>
          <text:p text:style-name="P9"><text:span text:style-name="T2">Close Old Fluent Meshing session</text:span></text:p>
        </draw:connector>
      </draw:page>
      <draw:page draw:name="page5" draw:style-name="dp1" draw:master-page-name="Default">
        <draw:custom-shape draw:style-name="gr15" draw:text-style-name="P4" xml:id="id74" draw:id="id74" draw:layer="layout" svg:width="5cm" svg:height="1cm" svg:x="8.099cm" svg:y="1.001cm">
          <text:p text:style-name="P3"><text:span text:style-name="T2">Start solver Sessio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9" draw:text-style-name="P4" xml:id="id75" draw:id="id75" draw:layer="layout" svg:width="4cm" svg:height="1.02cm" svg:x="11.499cm" svg:y="8.979cm">
          <text:p text:style-name="P3"><text:span text:style-name="T2">Launch Ansys Fluent GPU Solver</text:span></text:p>
          <draw:enhanced-geometry svg:viewBox="0 0 21600 21600" draw:glue-points="10800 0 0 10800 10800 21600 21600 10800" draw:type="flowchart-process" draw:enhanced-path="M 0 0 L 21600 0 21600 21600 0 21600 0 0 Z N"/>
        </draw:custom-shape>
        <draw:custom-shape draw:style-name="gr14" draw:text-style-name="P4" xml:id="id77" draw:id="id77" draw:layer="layout" svg:width="5cm" svg:height="1cm" svg:x="14.999cm" svg:y="1.999cm">
          <text:p text:style-name="P3"><text:span text:style-name="T2">Solver Input Parameter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40" draw:text-style-name="P4" xml:id="id72" draw:id="id72" draw:layer="layout" svg:width="3.81cm" svg:height="1.099cm" svg:x="6.089cm" svg:y="6.399cm">
          <text:p text:style-name="P3"><text:span text:style-name="T2">Launch Ansys Fluent CPU Solver</text:span></text:p>
          <draw:enhanced-geometry svg:viewBox="0 0 21600 21600" draw:glue-points="10800 0 0 10800 10800 21600 21600 10800" draw:type="flowchart-process" draw:enhanced-path="M 0 0 L 21600 0 21600 21600 0 21600 0 0 Z N"/>
        </draw:custom-shape>
        <draw:custom-shape draw:style-name="gr41" draw:text-style-name="P4" xml:id="id71" draw:id="id71" draw:layer="layout" svg:width="5.167cm" svg:height="1.99cm" svg:x="7.999cm" svg:y="3.009cm">
          <text:p text:style-name="P3"><text:span text:style-name="T2">Run combustion?</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8" draw:text-style-name="P17" draw:layer="layout" draw:type="line" svg:x1="7.999cm" svg:y1="4.004cm" svg:x2="7.994cm" svg:y2="6.399cm" draw:start-shape="id71" draw:start-glue-point="5" draw:end-shape="id72" draw:end-glue-point="4" svg:d="M7999 4004l-5 2395" svg:viewBox="0 0 6 2396">
          <text:p text:style-name="P9"><text:span text:style-name="T2">Yes</text:span></text:p>
        </draw:connector>
        <draw:connector draw:style-name="gr8" draw:text-style-name="P15" xml:id="id81" draw:id="id81" draw:layer="layout" draw:type="line" svg:x1="13.44cm" svg:y1="4.973cm" svg:x2="13.499cm" svg:y2="6.009cm" draw:end-shape="id73" draw:end-glue-point="4" svg:d="M13440 4973l59 1036" svg:viewBox="0 0 60 1037">
          <text:p text:style-name="P9"><text:span text:style-name="T2">Turbulence only</text:span></text:p>
        </draw:connector>
        <draw:custom-shape draw:style-name="gr25" draw:text-style-name="P21" xml:id="id73" draw:id="id73" draw:layer="layout" svg:width="5cm" svg:height="1.99cm" svg:x="10.999cm" svg:y="6.009cm">
          <text:p text:style-name="P20"><text:span text:style-name="T8">GPU Enhanced Enabled</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8" draw:text-style-name="P17" draw:layer="layout" draw:type="line" svg:x1="10.599cm" svg:y1="2.001cm" svg:x2="10.583cm" svg:y2="3.009cm" draw:start-shape="id74" draw:start-glue-point="6" draw:end-shape="id71" draw:end-glue-point="4" svg:d="M10599 2001l-16 1008" svg:viewBox="0 0 17 1009">
          <text:p text:style-name="P9"><text:span text:style-name="T2">Yes</text:span></text:p>
          <text:p text:style-name="P9"><text:span text:style-name="T2"/></text:p>
        </draw:connector>
        <draw:connector draw:style-name="gr8" draw:text-style-name="P17" draw:layer="layout" draw:type="line" svg:x1="13.499cm" svg:y1="7.999cm" svg:x2="13.499cm" svg:y2="8.979cm" draw:start-shape="id73" draw:start-glue-point="6" draw:end-shape="id75" draw:end-glue-point="4" svg:d="M13499 7999v980" svg:viewBox="0 0 1 981">
          <text:p text:style-name="P9"><text:span text:style-name="T2">Yes</text:span></text:p>
          <text:p text:style-name="P9"><text:span text:style-name="T2"/></text:p>
        </draw:connector>
        <draw:connector draw:style-name="gr8" draw:text-style-name="P23" draw:layer="layout" draw:type="line" svg:x1="10.999cm" svg:y1="7.004cm" svg:x2="9.899cm" svg:y2="6.949cm" draw:start-shape="id73" draw:start-glue-point="5" draw:end-shape="id72" draw:end-glue-point="7" svg:d="M10999 7004l-1100-55" svg:viewBox="0 0 1101 56">
          <text:p text:style-name="P22"><text:span text:style-name="T2"><text:s/></text:span><text:span text:style-name="T2">No</text:span></text:p>
          <text:p text:style-name="P22"><text:span text:style-name="T2"/></text:p>
        </draw:connector>
        <draw:custom-shape draw:style-name="gr42" draw:text-style-name="P4" xml:id="id76" draw:id="id76" draw:layer="layout" svg:width="3.81cm" svg:height="1cm" svg:x="6.099cm" svg:y="8.999cm">
          <text:p text:style-name="P3"><text:span text:style-name="T2">Load Mesh case and preform check</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7.994cm" svg:y1="7.498cm" svg:x2="8.004cm" svg:y2="8.999cm" draw:start-shape="id72" draw:start-glue-point="6" draw:end-shape="id76" draw:end-glue-point="4" svg:d="M7994 7498l10 1501" svg:viewBox="0 0 11 1502">
          <text:p/>
        </draw:connector>
        <draw:connector draw:style-name="gr17" draw:text-style-name="P17" draw:layer="layout" draw:type="line" svg:x1="11.499cm" svg:y1="9.489cm" svg:x2="9.909cm" svg:y2="9.499cm" draw:start-shape="id75" draw:start-glue-point="5" draw:end-shape="id76" draw:end-glue-point="7" svg:d="M11499 9489l-1590 10" svg:viewBox="0 0 1591 11">
          <text:p/>
        </draw:connector>
        <draw:connector draw:style-name="gr17" draw:text-style-name="P17" draw:layer="layout" draw:type="line" svg:x1="17.532cm" svg:y1="3.965cm" svg:x2="13.166cm" svg:y2="4.004cm" draw:end-shape="id71" draw:end-glue-point="7" svg:d="M17532 3965l-4366 39" svg:viewBox="0 0 4367 40">
          <text:p/>
        </draw:connector>
        <draw:connector draw:style-name="gr22" draw:text-style-name="P17" draw:layer="layout" draw:type="line" svg:x1="17.499cm" svg:y1="2.999cm" svg:x2="17.506cm" svg:y2="26.496cm" draw:start-shape="id77" draw:start-glue-point="8" draw:end-shape="id78" draw:end-glue-point="2" svg:d="M17499 2999l7 23497" svg:viewBox="0 0 8 23498">
          <text:p/>
        </draw:connector>
        <draw:connector draw:style-name="gr17" draw:text-style-name="P17" draw:layer="layout" draw:type="line" svg:x1="17.492cm" svg:y1="7.024cm" svg:x2="15.999cm" svg:y2="7.004cm" draw:end-shape="id73" draw:end-glue-point="7" svg:d="M17492 7024l-1493-20" svg:viewBox="0 0 1494 21">
          <text:p/>
        </draw:connector>
        <draw:custom-shape draw:style-name="gr27" draw:text-style-name="P4" xml:id="id79" draw:id="id79" draw:layer="layout" svg:width="5cm" svg:height="1cm" svg:x="1.001cm" svg:y="4.999cm">
          <text:p text:style-name="P3"><text:span text:style-name="T2">Mesh Case File</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2" draw:text-style-name="P17" xml:id="id80" draw:id="id80" draw:layer="layout" draw:type="line" svg:x1="3.501cm" svg:y1="5.999cm" svg:x2="3.5cm" svg:y2="9.5cm" draw:start-shape="id79" draw:start-glue-point="8" svg:d="M3501 5999l-1 3501" svg:viewBox="0 0 2 3502">
          <text:p/>
        </draw:connector>
        <draw:connector draw:style-name="gr17" draw:text-style-name="P17" draw:layer="layout" draw:type="line" svg:x1="3.5cm" svg:y1="9.5cm" svg:x2="6.099cm" svg:y2="9.499cm" draw:start-shape="id80" draw:start-glue-point="3" draw:end-shape="id76" draw:end-glue-point="5" svg:d="M3500 9500l2599-1" svg:viewBox="0 0 2600 2">
          <text:p/>
        </draw:connector>
        <draw:custom-shape draw:style-name="gr43" draw:text-style-name="P25" xml:id="id83" draw:id="id83" draw:layer="layout" svg:width="3.693cm" svg:height="2cm" svg:x="8.639cm" svg:y="10.999cm">
          <text:p text:style-name="P24"><text:span text:style-name="T9">Change units to mm and enable </text:span><text:span text:style-name="T2">Ke-realizable Turbulence Model</text:span></text:p>
          <draw:enhanced-geometry svg:viewBox="0 0 21600 21600" draw:glue-points="10800 0 0 10800 10800 21600 21600 10800" draw:type="flowchart-process" draw:enhanced-path="M 0 0 L 21600 0 21600 21600 0 21600 0 0 Z N"/>
        </draw:custom-shape>
        <draw:connector draw:style-name="gr22" draw:text-style-name="P17" draw:layer="layout" draw:type="line" svg:x1="10.583cm" svg:y1="4.999cm" svg:x2="13.44cm" svg:y2="4.973cm" draw:start-shape="id71" draw:start-glue-point="6" draw:end-shape="id81" draw:end-glue-point="2" svg:d="M10583 4999l2857-26" svg:viewBox="0 0 2858 27">
          <text:p/>
        </draw:connector>
        <draw:connector draw:style-name="gr17" draw:text-style-name="P17" draw:layer="layout" draw:type="line" svg:x1="7.976cm" svg:y1="11.987cm" svg:x2="8.639cm" svg:y2="11.999cm" draw:start-shape="id82" draw:start-glue-point="3" draw:end-shape="id83" draw:end-glue-point="5" svg:d="M7976 11987l663 12" svg:viewBox="0 0 664 13">
          <text:p/>
        </draw:connector>
        <draw:connector draw:style-name="gr22" draw:text-style-name="P17" xml:id="id82" draw:id="id82" draw:layer="layout" draw:type="line" svg:x1="8.004cm" svg:y1="9.999cm" svg:x2="7.976cm" svg:y2="11.987cm" draw:start-shape="id76" draw:start-glue-point="6" svg:d="M8004 9999l-28 1988" svg:viewBox="0 0 29 1989">
          <text:p/>
        </draw:connector>
        <draw:custom-shape draw:style-name="gr44" draw:text-style-name="P12" draw:layer="layout" svg:width="6.685cm" svg:height="3.4cm" svg:x="6.981cm" svg:y="-3.4cm">
          <text:p text:style-name="P11"><text:span text:style-name="T6">Overview of Solver Workflow</text:span></text:p>
          <draw:enhanced-geometry svg:viewBox="0 0 21600 21600" draw:type="rectangle" draw:enhanced-path="M 0 0 L 21600 0 21600 21600 0 21600 0 0 Z N"/>
        </draw:custom-shape>
        <draw:custom-shape draw:style-name="gr45" draw:text-style-name="P4" xml:id="id84" draw:id="id84" draw:layer="layout" svg:width="5.333cm" svg:height="1.99cm" svg:x="7.833cm" svg:y="14.009cm">
          <text:p text:style-name="P3"><text:span text:style-name="T2">Run combustion?</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7" draw:text-style-name="P17" draw:layer="layout" draw:type="line" svg:x1="10.486cm" svg:y1="12.999cm" svg:x2="10.5cm" svg:y2="14.009cm" draw:start-shape="id83" draw:start-glue-point="6" draw:end-shape="id84" draw:end-glue-point="4" svg:d="M10486 12999l14 1010" svg:viewBox="0 0 15 1011">
          <text:p/>
        </draw:connector>
        <draw:connector draw:style-name="gr8" draw:text-style-name="P17" draw:layer="layout" draw:type="line" svg:x1="10.5cm" svg:y1="15.999cm" svg:x2="10.499cm" svg:y2="17cm" draw:start-shape="id84" draw:start-glue-point="6" draw:end-shape="id85" draw:end-glue-point="4" svg:d="M10500 15999l-1 1001" svg:viewBox="0 0 2 1002">
          <text:p text:style-name="P9"><text:span text:style-name="T2"><text:s/></text:span><text:span text:style-name="T2">Turbulence Only</text:span></text:p>
          <text:p text:style-name="P9"><text:span text:style-name="T2"/></text:p>
        </draw:connector>
        <draw:connector draw:style-name="gr17" draw:text-style-name="P17" draw:layer="layout" draw:type="line" svg:x1="17.505cm" svg:y1="15.06cm" svg:x2="13.166cm" svg:y2="15.004cm" draw:end-shape="id84" draw:end-glue-point="7" svg:d="M17505 15060l-4339-56" svg:viewBox="0 0 4340 57">
          <text:p/>
        </draw:connector>
        <draw:custom-shape draw:style-name="gr46" draw:text-style-name="P4" xml:id="id85" draw:id="id85" draw:layer="layout" svg:width="8.999cm" svg:height="0.999cm" svg:x="5.999cm" svg:y="17cm">
          <text:p text:style-name="P3"><text:span text:style-name="T2">Define: Mass flow rate, Turbulent Intensity and Hydraulic Diameter for air and ammonia inlets</text:span></text:p>
          <draw:enhanced-geometry svg:viewBox="0 0 21600 21600" draw:glue-points="10800 0 0 10800 10800 21600 21600 10800" draw:type="flowchart-process" draw:enhanced-path="M 0 0 L 21600 0 21600 21600 0 21600 0 0 Z N"/>
        </draw:custom-shape>
        <draw:connector draw:style-name="gr22" draw:text-style-name="P17" draw:layer="layout" draw:type="line" svg:x1="5.001cm" svg:y1="16.7cm" svg:x2="4.961cm" svg:y2="17.47cm" draw:start-shape="id86" draw:start-glue-point="8" draw:end-shape="id87" draw:end-glue-point="2" svg:d="M5001 16700l-40 770" svg:viewBox="0 0 41 771">
          <text:p/>
        </draw:connector>
        <draw:connector draw:style-name="gr17" draw:text-style-name="P17" xml:id="id87" draw:id="id87" draw:layer="layout" draw:type="line" svg:x1="4.961cm" svg:y1="17.47cm" svg:x2="5.999cm" svg:y2="17.5cm" draw:end-shape="id85" draw:end-glue-point="5" svg:d="M4961 17470l1038 30" svg:viewBox="0 0 1039 31">
          <text:p/>
        </draw:connector>
        <draw:custom-shape draw:style-name="gr27" draw:text-style-name="P4" xml:id="id86" draw:id="id86" draw:layer="layout" svg:width="5cm" svg:height="1cm" svg:x="2.501cm" svg:y="15.7cm">
          <text:p text:style-name="P3"><text:span text:style-name="T2">Geometry Parameter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17" draw:text-style-name="P17" draw:layer="layout" draw:type="line" svg:x1="17.506cm" svg:y1="17.531cm" svg:x2="14.998cm" svg:y2="17.5cm" draw:end-shape="id85" draw:end-glue-point="7" svg:d="M17506 17531l-2508-31" svg:viewBox="0 0 2509 32">
          <text:p/>
        </draw:connector>
        <draw:connector draw:style-name="gr8" draw:text-style-name="P26" draw:layer="layout" draw:type="line" svg:x1="7.833cm" svg:y1="15.004cm" svg:x2="6.566cm" svg:y2="15cm" draw:start-shape="id84" draw:start-glue-point="5" draw:end-shape="id88" draw:end-glue-point="7" svg:d="M7833 15004l-1267-4" svg:viewBox="0 0 1268 5">
          <text:p text:style-name="P22"><text:span text:style-name="T2">Yes</text:span></text:p>
          <text:p text:style-name="P22"><text:span text:style-name="T2"/></text:p>
        </draw:connector>
        <draw:custom-shape draw:style-name="gr26" draw:text-style-name="P4" xml:id="id89" draw:id="id89" draw:layer="layout" svg:width="5cm" svg:height="1cm" svg:x="8cm" svg:y="19cm">
          <text:p text:style-name="P3"><text:span text:style-name="T2">Initialize and Run Solver</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0.499cm" svg:y1="17.999cm" svg:x2="10.5cm" svg:y2="19cm" draw:start-shape="id85" draw:start-glue-point="6" draw:end-shape="id89" draw:end-glue-point="4" svg:d="M10499 17999l1 1001" svg:viewBox="0 0 2 1002">
          <text:p/>
        </draw:connector>
        <draw:custom-shape draw:style-name="gr46" draw:text-style-name="P4" xml:id="id91" draw:id="id91" draw:layer="layout" svg:width="8.999cm" svg:height="0.999cm" svg:x="6cm" svg:y="21cm">
          <text:p text:style-name="P3"><text:span text:style-name="T2">Generate geometry mesh and defined path lines</text:span></text:p>
          <draw:enhanced-geometry svg:viewBox="0 0 21600 21600" draw:glue-points="10800 0 0 10800 10800 21600 21600 10800" draw:type="flowchart-process" draw:enhanced-path="M 0 0 L 21600 0 21600 21600 0 21600 0 0 Z N"/>
        </draw:custom-shape>
        <draw:connector draw:style-name="gr17" draw:text-style-name="P15" draw:layer="layout" draw:type="line" svg:x1="6.567cm" svg:y1="19.501cm" svg:x2="8cm" svg:y2="19.5cm" draw:start-shape="id90" draw:start-glue-point="7" draw:end-shape="id89" draw:end-glue-point="5" svg:d="M6567 19501l1433-1" svg:viewBox="0 0 1434 2">
          <text:p/>
        </draw:connector>
        <draw:connector draw:style-name="gr17" draw:text-style-name="P17" draw:layer="layout" draw:type="line" svg:x1="17.556cm" svg:y1="21.466cm" svg:x2="14.999cm" svg:y2="21.5cm" draw:end-shape="id91" draw:end-glue-point="7" svg:d="M17556 21466l-2557 34" svg:viewBox="0 0 2558 35">
          <text:p/>
        </draw:connector>
        <draw:connector draw:style-name="gr17" draw:text-style-name="P17" draw:layer="layout" draw:type="line" svg:x1="10.5cm" svg:y1="20cm" svg:x2="10.5cm" svg:y2="21cm" draw:start-shape="id89" draw:start-glue-point="6" draw:end-shape="id91" draw:end-glue-point="4" svg:d="M10500 20000v1000" svg:viewBox="0 0 1 1001">
          <text:p/>
        </draw:connector>
        <draw:custom-shape draw:style-name="gr46" draw:text-style-name="P4" xml:id="id94" draw:id="id94" draw:layer="layout" svg:width="8.999cm" svg:height="0.999cm" svg:x="6.001cm" svg:y="26.001cm">
          <text:p text:style-name="P3"><text:span text:style-name="T2">Generate and save a simulation report. Save the case and data files into the folder</text:span></text:p>
          <draw:enhanced-geometry svg:viewBox="0 0 21600 21600" draw:glue-points="10800 0 0 10800 10800 21600 21600 10800" draw:type="flowchart-process" draw:enhanced-path="M 0 0 L 21600 0 21600 21600 0 21600 0 0 Z N"/>
        </draw:custom-shape>
        <draw:custom-shape draw:style-name="gr45" draw:text-style-name="P4" xml:id="id92" draw:id="id92" draw:layer="layout" svg:width="5.333cm" svg:height="1.99cm" svg:x="7.833cm" svg:y="22.999cm">
          <text:p text:style-name="P3"><text:span text:style-name="T2">Run combustion?</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7" draw:text-style-name="P17" draw:layer="layout" draw:type="line" svg:x1="10.5cm" svg:y1="21.999cm" svg:x2="10.5cm" svg:y2="22.999cm" draw:start-shape="id91" draw:start-glue-point="6" draw:end-shape="id92" draw:end-glue-point="4" svg:d="M10500 21999v1000" svg:viewBox="0 0 1 1001">
          <text:p/>
        </draw:connector>
        <draw:connector draw:style-name="gr8" draw:text-style-name="P10" draw:layer="layout" draw:type="line" svg:x1="7.833cm" svg:y1="23.994cm" svg:x2="5.067cm" svg:y2="24.001cm" draw:start-shape="id92" draw:start-glue-point="5" draw:end-shape="id93" draw:end-glue-point="7" svg:d="M7833 23994l-2766 7" svg:viewBox="0 0 2767 8">
          <text:p text:style-name="P9"><text:span text:style-name="T2">Yes</text:span></text:p>
          <text:p text:style-name="P9"><text:span text:style-name="T2"/></text:p>
        </draw:connector>
        <draw:connector draw:style-name="gr17" draw:text-style-name="P17" draw:layer="layout" draw:type="line" svg:x1="3.508cm" svg:y1="26.506cm" svg:x2="6.001cm" svg:y2="26.501cm" draw:end-shape="id94" draw:end-glue-point="5" svg:d="M3508 26506l2493-5" svg:viewBox="0 0 2494 6">
          <text:p/>
        </draw:connector>
        <draw:connector draw:style-name="gr17" draw:text-style-name="P17" draw:layer="layout" draw:type="line" svg:x1="17.531cm" svg:y1="24.022cm" svg:x2="13.166cm" svg:y2="23.994cm" draw:end-shape="id92" draw:end-glue-point="7" svg:d="M17531 24022l-4365-28" svg:viewBox="0 0 4366 29">
          <text:p/>
        </draw:connector>
        <draw:custom-shape draw:style-name="gr15" draw:text-style-name="P4" xml:id="id95" draw:id="id95" draw:layer="layout" svg:width="5cm" svg:height="1cm" svg:x="8cm" svg:y="28.002cm">
          <text:p text:style-name="P3"><text:span text:style-name="T2">End Solver Sessio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 draw:text-style-name="P15" draw:layer="layout" draw:type="line" svg:x1="10.5cm" svg:y1="24.989cm" svg:x2="10.501cm" svg:y2="26.001cm" draw:start-shape="id92" draw:start-glue-point="6" draw:end-shape="id94" draw:end-glue-point="4" svg:d="M10500 24989l1 1012" svg:viewBox="0 0 2 1013">
          <text:p text:style-name="P9"><text:span text:style-name="T2">Turbulence Only</text:span></text:p>
          <text:p text:style-name="P9"><text:span text:style-name="T2"/></text:p>
        </draw:connector>
        <draw:connector draw:style-name="gr17" draw:text-style-name="P15" xml:id="id97" draw:id="id97" draw:layer="layout" draw:type="line" svg:x1="10.501cm" svg:y1="27cm" svg:x2="10.5cm" svg:y2="28.002cm" draw:start-shape="id94" draw:start-glue-point="6" draw:end-shape="id95" draw:end-glue-point="4" svg:d="M10501 27000l-1 1002" svg:viewBox="0 0 2 1003">
          <text:p/>
        </draw:connector>
        <draw:connector draw:style-name="gr17" draw:text-style-name="P17" xml:id="id78" draw:id="id78" draw:layer="layout" draw:type="line" svg:x1="17.506cm" svg:y1="26.496cm" svg:x2="15cm" svg:y2="26.501cm" draw:end-shape="id94" draw:end-glue-point="7" svg:d="M17506 26496l-2506 5" svg:viewBox="0 0 2507 6">
          <text:p/>
        </draw:connector>
        <draw:custom-shape draw:style-name="gr15" draw:text-style-name="P14" xml:id="id88" draw:id="id88" draw:layer="layout" svg:width="5cm" svg:height="1cm" svg:x="1.566cm" svg:y="14.5cm">
          <text:p text:style-name="P13"><text:span text:style-name="T7">Start Combustion Solver Setu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5" draw:text-style-name="P14" xml:id="id90" draw:id="id90" draw:layer="layout" svg:width="5cm" svg:height="1cm" svg:x="1.567cm" svg:y="19.001cm">
          <text:p text:style-name="P13"><text:span text:style-name="T7">End Combustion Solver Setu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 draw:text-style-name="P15" draw:layer="layout" draw:type="line" svg:x1="1.566cm" svg:y1="15cm" svg:x2="1.567cm" svg:y2="19.501cm" draw:start-shape="id88" draw:start-glue-point="5" draw:end-shape="id90" draw:end-glue-point="5" svg:d="M1566 15000l1 4501" svg:viewBox="0 0 2 4502">
          <text:p text:style-name="P9"><text:span text:style-name="T2"/></text:p>
          <text:p text:style-name="P9"><text:span text:style-name="T2"/></text:p>
          <text:p text:style-name="P9"><text:span text:style-name="T2">Combustion</text:span></text:p>
          <text:p text:style-name="P9"><text:span text:style-name="T2">Solver</text:span></text:p>
          <text:p text:style-name="P9"><text:span text:style-name="T2">Setup</text:span></text:p>
          <text:p text:style-name="P9"><text:span text:style-name="T2">Process</text:span></text:p>
        </draw:connector>
        <draw:custom-shape draw:style-name="gr15" draw:text-style-name="P14" xml:id="id93" draw:id="id93" draw:layer="layout" svg:width="5cm" svg:height="1cm" svg:x="0.067cm" svg:y="23.501cm">
          <text:p text:style-name="P13"><text:span text:style-name="T7">Start Combustion Results Setu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5" draw:text-style-name="P14" xml:id="id96" draw:id="id96" draw:layer="layout" svg:width="5cm" svg:height="1cm" svg:x="0.068cm" svg:y="26.002cm">
          <text:p text:style-name="P13"><text:span text:style-name="T7">End Combustion Results Setu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 draw:text-style-name="P17" draw:layer="layout" draw:type="line" svg:x1="2.567cm" svg:y1="24.501cm" svg:x2="2.568cm" svg:y2="26.002cm" draw:start-shape="id93" draw:start-glue-point="6" draw:end-shape="id96" draw:end-glue-point="4" svg:d="M2567 24501l1 1501" svg:viewBox="0 0 2 1502">
          <text:p text:style-name="P9"><text:span text:style-name="T2"><text:s/></text:span><text:span text:style-name="T2">Combustion Results</text:span></text:p>
          <text:p text:style-name="P9"><text:span text:style-name="T2">Generation Process</text:span></text:p>
          <text:p text:style-name="P9"><text:span text:style-name="T2"/></text:p>
        </draw:connector>
        <draw:custom-shape draw:style-name="gr29" draw:text-style-name="P4" xml:id="id98" draw:id="id98" draw:layer="layout" svg:width="3.967cm" svg:height="1cm" svg:x="15cm" svg:y="27cm">
          <text:p text:style-name="P3"><text:span text:style-name="T2">Simulation Data</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17" draw:text-style-name="P17" draw:layer="layout" draw:type="line" svg:x1="10.5cm" svg:y1="27.501cm" svg:x2="15.396cm" svg:y2="27.5cm" draw:start-shape="id97" draw:start-glue-point="0" draw:end-shape="id98" draw:end-glue-point="6" svg:d="M10500 27501l4896-1" svg:viewBox="0 0 4897 2">
          <text:p/>
        </draw:connector>
      </draw:page>
      <draw:page draw:name="page6" draw:style-name="dp1" draw:master-page-name="Default">
        <draw:custom-shape draw:style-name="gr47" draw:text-style-name="P12" draw:layer="layout" svg:width="6.685cm" svg:height="3.4cm" svg:x="7.833cm" svg:y="-3.4cm">
          <text:p text:style-name="P11"><text:span text:style-name="T6">Combustion Solver Setup Work Flow</text:span></text:p>
          <draw:enhanced-geometry svg:viewBox="0 0 21600 21600" draw:type="rectangle" draw:enhanced-path="M 0 0 L 21600 0 21600 21600 0 21600 0 0 Z N"/>
        </draw:custom-shape>
        <draw:custom-shape draw:style-name="gr15" draw:text-style-name="P4" xml:id="id99" draw:id="id99" draw:layer="layout" svg:width="5cm" svg:height="1cm" svg:x="9cm" svg:y="1cm">
          <text:p text:style-name="P3"><text:span text:style-name="T2">Start Combustion Solver Setu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4" draw:text-style-name="P4" xml:id="id129" draw:id="id129" draw:layer="layout" svg:width="5cm" svg:height="1cm" svg:x="15cm" svg:y="1cm">
          <text:p text:style-name="P3"><text:span text:style-name="T2">Solver Input Parameter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48" draw:text-style-name="P4" xml:id="id100" draw:id="id100" draw:layer="layout" svg:width="3cm" svg:height="1cm" svg:x="10cm" svg:y="3cm">
          <text:p text:style-name="P3"><text:span text:style-name="T2">Enable Energy Model</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1.5cm" svg:y1="2cm" svg:x2="11.5cm" svg:y2="3cm" draw:start-shape="id99" draw:start-glue-point="6" draw:end-shape="id100" draw:end-glue-point="4" svg:d="M11500 2000v1000" svg:viewBox="0 0 1 1001">
          <text:p/>
        </draw:connector>
        <draw:custom-shape draw:style-name="gr49" draw:text-style-name="P4" xml:id="id104" draw:id="id104" draw:layer="layout" svg:width="6cm" svg:height="2cm" svg:x="1cm" svg:y="5cm">
          <text:p text:style-name="P3"><text:span text:style-name="T2">Kinetics and Thermodynamics Data</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34" draw:text-style-name="P4" xml:id="id101" draw:id="id101" draw:layer="layout" svg:width="7cm" svg:height="1cm" svg:x="8cm" svg:y="5cm">
          <text:p text:style-name="P3"><text:span text:style-name="T2">Enable and set basic Non-Premixed Combustion parameters</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1.5cm" svg:y1="4cm" svg:x2="11.5cm" svg:y2="5cm" draw:start-shape="id100" draw:start-glue-point="6" draw:end-shape="id101" draw:end-glue-point="4" svg:d="M11500 4000v1000" svg:viewBox="0 0 1 1001">
          <text:p/>
        </draw:connector>
        <draw:connector draw:style-name="gr17" draw:text-style-name="P17" draw:layer="layout" draw:type="line" svg:x1="17.526cm" svg:y1="5.475cm" svg:x2="15cm" svg:y2="5.5cm" draw:end-shape="id101" draw:end-glue-point="7" svg:d="M17526 5475l-2526 25" svg:viewBox="0 0 2527 26">
          <text:p/>
        </draw:connector>
        <draw:custom-shape draw:style-name="gr26" draw:text-style-name="P4" xml:id="id102" draw:id="id102" draw:layer="layout" svg:width="5cm" svg:height="1cm" svg:x="9cm" svg:y="7cm">
          <text:p text:style-name="P3"><text:span text:style-name="T2">Import Kinetics and Thermodynamics Data</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1.5cm" svg:y1="6cm" svg:x2="11.5cm" svg:y2="7cm" draw:start-shape="id101" draw:start-glue-point="6" draw:end-shape="id102" draw:end-glue-point="4" svg:d="M11500 6000v1000" svg:viewBox="0 0 1 1001">
          <text:p/>
        </draw:connector>
        <draw:custom-shape draw:style-name="gr34" draw:text-style-name="P4" xml:id="id103" draw:id="id103" draw:layer="layout" svg:width="7cm" svg:height="1cm" svg:x="8cm" svg:y="9cm">
          <text:p text:style-name="P3"><text:span text:style-name="T2">Set Fuel Species Parameters (Fuel, Temperature)</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1.5cm" svg:y1="8cm" svg:x2="11.5cm" svg:y2="9cm" draw:start-shape="id102" draw:start-glue-point="6" draw:end-shape="id103" draw:end-glue-point="4" svg:d="M11500 8000v1000" svg:viewBox="0 0 1 1001">
          <text:p/>
        </draw:connector>
        <draw:connector draw:style-name="gr17" draw:text-style-name="P17" draw:layer="layout" draw:type="line" svg:x1="17.498cm" svg:y1="7.508cm" svg:x2="14cm" svg:y2="7.5cm" draw:end-shape="id102" draw:end-glue-point="7" svg:d="M17498 7508l-3498-8" svg:viewBox="0 0 3499 9">
          <text:p/>
        </draw:connector>
        <draw:connector draw:style-name="gr22" draw:text-style-name="P17" xml:id="id105" draw:id="id105" draw:layer="layout" draw:type="line" svg:x1="4cm" svg:y1="7cm" svg:x2="3.979cm" svg:y2="7.523cm" draw:start-shape="id104" draw:start-glue-point="8" svg:d="M4000 7000l-21 523" svg:viewBox="0 0 22 524">
          <text:p/>
        </draw:connector>
        <draw:connector draw:style-name="gr17" draw:text-style-name="P17" draw:layer="layout" draw:type="line" svg:x1="3.979cm" svg:y1="7.523cm" svg:x2="9cm" svg:y2="7.5cm" draw:start-shape="id105" draw:start-glue-point="3" draw:end-shape="id102" draw:end-glue-point="5" svg:d="M3979 7523l5021-23" svg:viewBox="0 0 5022 24">
          <text:p/>
        </draw:connector>
        <draw:connector draw:style-name="gr17" draw:text-style-name="P17" draw:layer="layout" draw:type="line" svg:x1="17.505cm" svg:y1="9.517cm" svg:x2="15cm" svg:y2="9.5cm" draw:end-shape="id103" draw:end-glue-point="7" svg:d="M17505 9517l-2505-17" svg:viewBox="0 0 2506 18">
          <text:p/>
        </draw:connector>
        <draw:custom-shape draw:style-name="gr34" draw:text-style-name="P4" xml:id="id106" draw:id="id106" draw:layer="layout" svg:width="7cm" svg:height="1cm" svg:x="8cm" svg:y="11cm">
          <text:p text:style-name="P3"><text:span text:style-name="T2">Generate and save flamelet model table from input parameters</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1.5cm" svg:y1="10cm" svg:x2="11.5cm" svg:y2="11cm" draw:start-shape="id103" draw:start-glue-point="6" draw:end-shape="id106" draw:end-glue-point="4" svg:d="M11500 10000v1000" svg:viewBox="0 0 1 1001">
          <text:p/>
        </draw:connector>
        <draw:connector draw:style-name="gr17" draw:text-style-name="P17" draw:layer="layout" draw:type="line" svg:x1="17.469cm" svg:y1="11.509cm" svg:x2="15cm" svg:y2="11.5cm" draw:end-shape="id106" draw:end-glue-point="7" svg:d="M17469 11509l-2469-9" svg:viewBox="0 0 2470 10">
          <text:p/>
        </draw:connector>
        <draw:custom-shape draw:style-name="gr27" draw:text-style-name="P4" xml:id="id107" draw:id="id107" draw:layer="layout" svg:width="5cm" svg:height="1cm" svg:x="1cm" svg:y="11cm">
          <text:p text:style-name="P3"><text:span text:style-name="T2">Flamelet file</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8" draw:text-style-name="P15" draw:layer="layout" draw:type="line" svg:x1="8cm" svg:y1="11.5cm" svg:x2="5.491cm" svg:y2="11.5cm" draw:start-shape="id106" draw:start-glue-point="5" draw:end-shape="id107" draw:end-glue-point="9" svg:d="M8000 11500h-2509" svg:viewBox="0 0 2510 1">
          <text:p text:style-name="P9"><text:span text:style-name="T2">Save</text:span></text:p>
          <text:p text:style-name="P9"><text:span text:style-name="T2">File To</text:span></text:p>
          <text:p text:style-name="P9"><text:span text:style-name="T2">Simulation </text:span></text:p>
          <text:p text:style-name="P9"><text:span text:style-name="T2">Working Folder</text:span></text:p>
        </draw:connector>
        <draw:custom-shape draw:style-name="gr34" draw:text-style-name="P4" xml:id="id109" draw:id="id109" draw:layer="layout" svg:width="7cm" svg:height="1cm" svg:x="8cm" svg:y="15cm">
          <text:p text:style-name="P3"><text:span text:style-name="T2">Generate and save PDF Table from inputs</text:span></text:p>
          <draw:enhanced-geometry svg:viewBox="0 0 21600 21600" draw:glue-points="10800 0 0 10800 10800 21600 21600 10800" draw:type="flowchart-process" draw:enhanced-path="M 0 0 L 21600 0 21600 21600 0 21600 0 0 Z N"/>
        </draw:custom-shape>
        <draw:custom-shape draw:style-name="gr34" draw:text-style-name="P4" xml:id="id108" draw:id="id108" draw:layer="layout" svg:width="7cm" svg:height="1cm" svg:x="8cm" svg:y="13cm">
          <text:p text:style-name="P3"><text:span text:style-name="T2">Adjust Expert PDF Table Parameters from inputs</text:span></text:p>
          <draw:enhanced-geometry svg:viewBox="0 0 21600 21600" draw:glue-points="10800 0 0 10800 10800 21600 21600 10800" draw:type="flowchart-process" draw:enhanced-path="M 0 0 L 21600 0 21600 21600 0 21600 0 0 Z N"/>
        </draw:custom-shape>
        <draw:custom-shape draw:style-name="gr25" draw:text-style-name="P4" xml:id="id110" draw:id="id110" draw:layer="layout" svg:width="5cm" svg:height="1.99cm" svg:x="5.966cm" svg:y="17.01cm">
          <text:p text:style-name="P3"><text:span text:style-name="T2">Run Ansys NOx Model?</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7" draw:text-style-name="P17" draw:layer="layout" draw:type="line" svg:x1="11.5cm" svg:y1="12cm" svg:x2="11.5cm" svg:y2="13cm" draw:start-shape="id106" draw:start-glue-point="6" draw:end-shape="id108" draw:end-glue-point="4" svg:d="M11500 12000v1000" svg:viewBox="0 0 1 1001">
          <text:p/>
        </draw:connector>
        <draw:connector draw:style-name="gr17" draw:text-style-name="P17" draw:layer="layout" draw:type="line" svg:x1="11.5cm" svg:y1="14cm" svg:x2="11.5cm" svg:y2="15cm" draw:start-shape="id108" draw:start-glue-point="6" draw:end-shape="id109" draw:end-glue-point="4" svg:d="M11500 14000v1000" svg:viewBox="0 0 1 1001">
          <text:p/>
        </draw:connector>
        <draw:connector draw:style-name="gr17" draw:text-style-name="P17" draw:layer="layout" draw:type="line" svg:x1="17.581cm" svg:y1="13.507cm" svg:x2="15cm" svg:y2="13.5cm" draw:end-shape="id108" draw:end-glue-point="7" svg:d="M17581 13507l-2581-7" svg:viewBox="0 0 2582 8">
          <text:p/>
        </draw:connector>
        <draw:connector draw:style-name="gr17" draw:text-style-name="P17" draw:layer="layout" draw:type="line" svg:x1="17.568cm" svg:y1="15.491cm" svg:x2="15cm" svg:y2="15.5cm" draw:end-shape="id109" draw:end-glue-point="7" svg:d="M17568 15491l-2568 9" svg:viewBox="0 0 2569 10">
          <text:p/>
        </draw:connector>
        <draw:connector draw:style-name="gr17" draw:text-style-name="P17" xml:id="id116" draw:id="id116" draw:layer="layout" draw:type="line" svg:x1="8.466cm" svg:y1="16.393cm" svg:x2="8.466cm" svg:y2="17.01cm" draw:end-shape="id110" draw:end-glue-point="4" svg:d="M8466 16393v617" svg:viewBox="0 0 1 618">
          <text:p/>
        </draw:connector>
        <draw:custom-shape draw:style-name="gr27" draw:text-style-name="P4" xml:id="id111" draw:id="id111" draw:layer="layout" svg:width="5cm" svg:height="1cm" svg:x="1cm" svg:y="15cm">
          <text:p text:style-name="P3"><text:span text:style-name="T2">PDF Data file</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8" draw:text-style-name="P15" draw:layer="layout" draw:type="line" svg:x1="8cm" svg:y1="15.5cm" svg:x2="5.491cm" svg:y2="15.5cm" draw:start-shape="id109" draw:start-glue-point="5" draw:end-shape="id111" draw:end-glue-point="9" svg:d="M8000 15500h-2509" svg:viewBox="0 0 2510 1">
          <text:p text:style-name="P9"><text:span text:style-name="T2">Save</text:span></text:p>
          <text:p text:style-name="P9"><text:span text:style-name="T2">File To</text:span></text:p>
          <text:p text:style-name="P9"><text:span text:style-name="T2">Simulation </text:span></text:p>
          <text:p text:style-name="P9"><text:span text:style-name="T2">Working Folder</text:span></text:p>
        </draw:connector>
        <draw:connector draw:style-name="gr8" draw:text-style-name="P19" draw:layer="layout" draw:type="line" svg:x1="10.966cm" svg:y1="18.005cm" svg:x2="12.033cm" svg:y2="18cm" draw:start-shape="id110" draw:start-glue-point="7" draw:end-shape="id112" draw:end-glue-point="5" svg:d="M10966 18005l1067-5" svg:viewBox="0 0 1068 6">
          <text:p text:style-name="P18"><text:span text:style-name="T2">Yes <text:s text:c="2"/></text:span></text:p>
        </draw:connector>
        <draw:custom-shape draw:style-name="gr27" draw:text-style-name="P4" xml:id="id114" draw:id="id114" draw:layer="layout" svg:width="5cm" svg:height="1cm" svg:x="1cm" svg:y="20.5cm">
          <text:p text:style-name="P3"><text:span text:style-name="T2">Geometry Parameter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50" draw:text-style-name="P4" xml:id="id115" draw:id="id115" draw:layer="layout" svg:width="9cm" svg:height="1.999cm" svg:x="7cm" svg:y="20.001cm">
          <text:p text:style-name="P3"><text:span text:style-name="T2">Define: Mass flow rate, Turbulent Intensity, Hydraulic Diameter, Inlet Temperature and fuel mixture fraction for respective air and ammonia inlet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8" draw:text-style-name="P15" draw:layer="layout" draw:type="line" svg:x1="8.466cm" svg:y1="19cm" svg:x2="8.467cm" svg:y2="19.5cm" draw:start-shape="id110" draw:start-glue-point="6" draw:end-shape="id113" draw:end-glue-point="2" svg:d="M8466 19000l1 500" svg:viewBox="0 0 2 501">
          <text:p text:style-name="P9"><text:span text:style-name="T2">No <text:s text:c="7"/></text:span></text:p>
        </draw:connector>
        <draw:custom-shape draw:style-name="gr51" draw:text-style-name="P4" xml:id="id112" draw:id="id112" draw:layer="layout" svg:width="3.967cm" svg:height="2cm" svg:x="12.033cm" svg:y="17cm">
          <text:p text:style-name="P3"><text:span text:style-name="T2">Enable and Set NOx Chemistry Modelling Parameters</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7.597cm" svg:y1="18.03cm" svg:x2="16cm" svg:y2="18cm" draw:end-shape="id112" draw:end-glue-point="7" svg:d="M17597 18030l-1597-30" svg:viewBox="0 0 1598 31">
          <text:p/>
        </draw:connector>
        <draw:connector draw:style-name="gr17" draw:text-style-name="P17" draw:layer="layout" draw:type="line" svg:x1="5.491cm" svg:y1="21cm" svg:x2="7cm" svg:y2="21.001cm" draw:start-shape="id114" draw:start-glue-point="9" draw:end-shape="id115" draw:end-glue-point="5" svg:d="M5491 21000l1509 1" svg:viewBox="0 0 1510 2">
          <text:p/>
        </draw:connector>
        <draw:connector draw:style-name="gr17" draw:text-style-name="P15" draw:layer="layout" draw:type="line" svg:x1="14.017cm" svg:y1="19cm" svg:x2="14.026cm" svg:y2="19.514cm" draw:start-shape="id112" draw:start-glue-point="6" draw:end-shape="id113" draw:end-glue-point="3" svg:d="M14017 19000l9 514" svg:viewBox="0 0 10 515">
          <text:p/>
        </draw:connector>
        <draw:connector draw:style-name="gr22" draw:text-style-name="P17" xml:id="id113" draw:id="id113" draw:layer="layout" draw:type="line" svg:x1="8.467cm" svg:y1="19.5cm" svg:x2="14.026cm" svg:y2="19.514cm" svg:d="M8467 19500l5559 14" svg:viewBox="0 0 5560 15">
          <text:p/>
        </draw:connector>
        <draw:connector draw:style-name="gr17" draw:text-style-name="P17" draw:layer="layout" draw:type="line" svg:x1="11.502cm" svg:y1="19.51cm" svg:x2="11.5cm" svg:y2="20.001cm" draw:end-shape="id115" draw:end-glue-point="4" svg:d="M11502 19510l-2 491" svg:viewBox="0 0 3 492">
          <text:p/>
        </draw:connector>
        <draw:connector draw:style-name="gr22" draw:text-style-name="P17" xml:id="id117" draw:id="id117" draw:layer="layout" draw:type="line" svg:x1="8.466cm" svg:y1="16.393cm" svg:x2="11.476cm" svg:y2="16.367cm" draw:start-shape="id116" draw:start-glue-point="2" svg:d="M8466 16393l3010-26" svg:viewBox="0 0 3011 27">
          <text:p/>
        </draw:connector>
        <draw:connector draw:style-name="gr22" draw:text-style-name="P17" draw:layer="layout" draw:type="line" svg:x1="11.5cm" svg:y1="16cm" svg:x2="11.476cm" svg:y2="16.367cm" draw:start-shape="id109" draw:start-glue-point="6" draw:end-shape="id117" draw:end-glue-point="3" svg:d="M11500 16000l-24 367" svg:viewBox="0 0 25 368">
          <text:p/>
        </draw:connector>
        <draw:custom-shape draw:style-name="gr52" draw:text-style-name="P4" xml:id="id118" draw:id="id118" draw:layer="layout" svg:width="7cm" svg:height="1cm" svg:x="1cm" svg:y="23cm">
          <text:p text:style-name="P3"><text:span text:style-name="T2">Run Outlet Temperature Convergence Setu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7" draw:text-style-name="P17" draw:layer="layout" draw:type="line" svg:x1="17.597cm" svg:y1="21.039cm" svg:x2="16cm" svg:y2="21.001cm" draw:end-shape="id115" draw:end-glue-point="7" svg:d="M17597 21039l-1597-38" svg:viewBox="0 0 1598 39">
          <text:p/>
        </draw:connector>
        <draw:custom-shape draw:style-name="gr52" draw:text-style-name="P4" xml:id="id119" draw:id="id119" draw:layer="layout" svg:width="7cm" svg:height="1cm" svg:x="1cm" svg:y="25cm">
          <text:p text:style-name="P3"><text:span text:style-name="T2">Run Outlet Species Report/ Convergence Setup</text:span></text:p>
          <draw:enhanced-geometry svg:viewBox="0 0 21600 21600" draw:mirror-vertical="false" draw:mirror-horizontal="false" draw:glue-points="10800 0 0 10800 10800 21600 21600 10800" draw:text-areas="1060 3180 20540 18420" draw:type="flowchart-terminator" draw:enhanced-path="M 3470 21600 X 0 10800 3470 0 L 18130 0 X 21600 10800 18130 21600 Z N"/>
        </draw:custom-shape>
        <draw:custom-shape draw:style-name="gr53" draw:text-style-name="P4" xml:id="id120" draw:id="id120" draw:layer="layout" svg:width="6cm" svg:height="1cm" svg:x="10cm" svg:y="23cm">
          <text:p text:style-name="P3"><text:span text:style-name="T2">Run Outlet Monitoring Points Setup</text:span></text:p>
          <draw:enhanced-geometry svg:viewBox="0 0 21600 21600" draw:mirror-vertical="false" draw:mirror-horizontal="false" draw:glue-points="10800 0 0 10800 10800 21600 21600 10800" draw:text-areas="1060 3180 20540 18420" draw:type="flowchart-terminator" draw:enhanced-path="M 3470 21600 X 0 10800 3470 0 L 18130 0 X 21600 10800 18130 21600 Z N"/>
        </draw:custom-shape>
        <draw:custom-shape draw:style-name="gr15" draw:text-style-name="P4" xml:id="id122" draw:id="id122" draw:layer="layout" svg:width="5cm" svg:height="1cm" svg:x="9cm" svg:y="28cm">
          <text:p text:style-name="P3"><text:span text:style-name="T2">End Combustion Solver Setup</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54" draw:text-style-name="P4" xml:id="id121" draw:id="id121" draw:layer="layout" svg:width="8cm" svg:height="2cm" svg:x="9cm" svg:y="25cm">
          <text:p text:style-name="P3"><text:span text:style-name="T2">Enable and adjust global time step coupled pressure solver parameters for global, energy and fmean equations.</text:span></text:p>
          <draw:enhanced-geometry svg:viewBox="0 0 21600 21600" draw:glue-points="10800 0 0 10800 10800 21600 21600 10800" draw:type="flowchart-process" draw:enhanced-path="M 0 0 L 21600 0 21600 21600 0 21600 0 0 Z N"/>
        </draw:custom-shape>
        <draw:connector draw:style-name="gr8" draw:text-style-name="P15" draw:layer="layout" draw:type="line" svg:x1="4.5cm" svg:y1="24cm" svg:x2="4.5cm" svg:y2="25cm" draw:start-shape="id118" draw:start-glue-point="6" draw:end-shape="id119" draw:end-glue-point="4" svg:d="M4500 24000v1000" svg:viewBox="0 0 1 1001">
          <text:p text:style-name="P9"><text:span text:style-name="T2">Convergence setup</text:span></text:p>
        </draw:connector>
        <draw:connector draw:style-name="gr8" draw:text-style-name="P15" draw:layer="layout" draw:type="line" svg:x1="13cm" svg:y1="24cm" svg:x2="13cm" svg:y2="25cm" draw:start-shape="id120" draw:start-glue-point="6" draw:end-shape="id121" draw:end-glue-point="4" svg:d="M13000 24000v1000" svg:viewBox="0 0 1 1001">
          <text:p text:style-name="P9"><text:span text:style-name="T2">Convergence setup</text:span></text:p>
        </draw:connector>
        <draw:connector draw:style-name="gr17" draw:text-style-name="P15" xml:id="id123" draw:id="id123" draw:layer="layout" draw:type="line" svg:x1="8.495cm" svg:y1="23.481cm" svg:x2="10cm" svg:y2="23.5cm" draw:end-shape="id120" draw:end-glue-point="5" svg:d="M8495 23481l1505 19" svg:viewBox="0 0 1506 20">
          <text:p/>
        </draw:connector>
        <draw:connector draw:style-name="gr17" draw:text-style-name="P17" xml:id="id127" draw:id="id127" draw:layer="layout" draw:type="line" svg:x1="11.502cm" svg:y1="27.415cm" svg:x2="11.5cm" svg:y2="28cm" draw:end-shape="id122" draw:end-glue-point="4" svg:d="M11502 27415l-2 585" svg:viewBox="0 0 3 586">
          <text:p/>
        </draw:connector>
        <draw:connector draw:style-name="gr17" draw:text-style-name="P17" xml:id="id130" draw:id="id130" draw:layer="layout" draw:type="line" svg:x1="17.571cm" svg:y1="26.013cm" svg:x2="17cm" svg:y2="26cm" draw:end-shape="id121" draw:end-glue-point="7" svg:d="M17571 26013l-571-13" svg:viewBox="0 0 572 14">
          <text:p/>
        </draw:connector>
        <draw:connector draw:style-name="gr22" draw:text-style-name="P17" xml:id="id124" draw:id="id124" draw:layer="layout" draw:type="line" svg:x1="8cm" svg:y1="25.5cm" svg:x2="8.523cm" svg:y2="25.485cm" draw:start-shape="id119" draw:start-glue-point="7" svg:d="M8000 25500l523-15" svg:viewBox="0 0 524 16">
          <text:p/>
        </draw:connector>
        <draw:connector draw:style-name="gr23" draw:text-style-name="P27" draw:layer="layout" draw:type="line" svg:x1="8.495cm" svg:y1="23.481cm" svg:x2="8.523cm" svg:y2="25.485cm" draw:start-shape="id123" draw:start-glue-point="2" draw:end-shape="id124" draw:end-glue-point="3" svg:d="M8495 23481l28 2004" svg:viewBox="0 0 29 2005">
          <text:p text:style-name="P9"><text:span text:style-name="T7">Convergence setup</text:span></text:p>
        </draw:connector>
        <draw:connector draw:style-name="gr22" draw:text-style-name="P17" xml:id="id126" draw:id="id126" draw:layer="layout" draw:type="line" svg:x1="4.487cm" svg:y1="22.55cm" svg:x2="11.486cm" svg:y2="22.606cm" draw:end-shape="id125" draw:end-glue-point="3" svg:d="M4487 22550l6999 56" svg:viewBox="0 0 7000 57">
          <text:p/>
        </draw:connector>
        <draw:connector draw:style-name="gr22" draw:text-style-name="P17" xml:id="id125" draw:id="id125" draw:layer="layout" draw:type="line" svg:x1="11.5cm" svg:y1="22cm" svg:x2="11.486cm" svg:y2="22.606cm" draw:start-shape="id115" draw:start-glue-point="6" svg:d="M11500 22000l-14 606" svg:viewBox="0 0 15 607">
          <text:p/>
        </draw:connector>
        <draw:connector draw:style-name="gr17" draw:text-style-name="P17" draw:layer="layout" draw:type="line" svg:x1="4.487cm" svg:y1="22.55cm" svg:x2="4.5cm" svg:y2="23cm" draw:start-shape="id126" draw:start-glue-point="2" draw:end-shape="id118" draw:end-glue-point="4" svg:d="M4487 22550l13 450" svg:viewBox="0 0 14 451">
          <text:p/>
        </draw:connector>
        <draw:connector draw:style-name="gr22" draw:text-style-name="P17" xml:id="id128" draw:id="id128" draw:layer="layout" draw:type="line" svg:x1="13cm" svg:y1="27cm" svg:x2="12.982cm" svg:y2="27.5cm" draw:start-shape="id121" draw:start-glue-point="6" svg:d="M13000 27000l-18 500" svg:viewBox="0 0 19 501">
          <text:p/>
        </draw:connector>
        <draw:connector draw:style-name="gr22" draw:text-style-name="P17" draw:layer="layout" draw:type="line" svg:x1="11.502cm" svg:y1="27.415cm" svg:x2="12.982cm" svg:y2="27.5cm" draw:start-shape="id127" draw:start-glue-point="2" draw:end-shape="id128" draw:end-glue-point="3" svg:d="M11502 27415l1480 85" svg:viewBox="0 0 1481 86">
          <text:p/>
        </draw:connector>
        <draw:connector draw:style-name="gr22" draw:text-style-name="P17" draw:layer="layout" draw:type="line" svg:x1="17.5cm" svg:y1="2cm" svg:x2="17.571cm" svg:y2="26.013cm" draw:start-shape="id129" draw:start-glue-point="8" draw:end-shape="id130" draw:end-glue-point="2" svg:d="M17500 2000l71 24013" svg:viewBox="0 0 72 24014">
          <text:p/>
        </draw:connector>
      </draw:page>
      <draw:page draw:name="page7" draw:style-name="dp1" draw:master-page-name="Default">
        <draw:custom-shape draw:style-name="gr55" draw:text-style-name="P12" draw:layer="layout" svg:width="6.685cm" svg:height="3.4cm" svg:x="7.166cm" svg:y="-3.4cm">
          <text:p text:style-name="P11"><text:span text:style-name="T6">Report/ Monitor/ Convergence Workflows pg1</text:span></text:p>
          <draw:enhanced-geometry svg:viewBox="0 0 21600 21600" draw:type="rectangle" draw:enhanced-path="M 0 0 L 21600 0 21600 21600 0 21600 0 0 Z N"/>
        </draw:custom-shape>
        <draw:custom-shape draw:style-name="gr53" draw:text-style-name="P4" xml:id="id131" draw:id="id131" draw:layer="layout" svg:width="6cm" svg:height="1cm" svg:x="8cm" svg:y="1cm">
          <text:p text:style-name="P3"><text:span text:style-name="T2">Start Outlet Temperature Convergence Setu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4" draw:text-style-name="P4" xml:id="id133" draw:id="id133" draw:layer="layout" svg:width="5cm" svg:height="1cm" svg:x="15cm" svg:y="9cm">
          <text:p text:style-name="P3"><text:span text:style-name="T2">Solver Input Parameter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56" draw:text-style-name="P4" xml:id="id132" draw:id="id132" draw:layer="layout" svg:width="6cm" svg:height="1cm" svg:x="8cm" svg:y="3cm">
          <text:p text:style-name="P3"><text:span text:style-name="T2">Define temperature report definition on Outlet Face</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1cm" svg:y1="2cm" svg:x2="11cm" svg:y2="3cm" draw:start-shape="id131" draw:start-glue-point="6" draw:end-shape="id132" draw:end-glue-point="4" svg:d="M11000 2000v1000" svg:viewBox="0 0 1 1001">
          <text:p/>
        </draw:connector>
        <draw:custom-shape draw:style-name="gr56" draw:text-style-name="P4" xml:id="id135" draw:id="id135" draw:layer="layout" svg:width="6cm" svg:height="1cm" svg:x="8cm" svg:y="5cm">
          <text:p text:style-name="P3"><text:span text:style-name="T2">Define Report outlet file on report definition</text:span></text:p>
          <draw:enhanced-geometry svg:viewBox="0 0 21600 21600" draw:glue-points="10800 0 0 10800 10800 21600 21600 10800" draw:type="flowchart-process" draw:enhanced-path="M 0 0 L 21600 0 21600 21600 0 21600 0 0 Z N"/>
        </draw:custom-shape>
        <draw:custom-shape draw:style-name="gr56" draw:text-style-name="P4" xml:id="id136" draw:id="id136" draw:layer="layout" svg:width="6cm" svg:height="1cm" svg:x="8cm" svg:y="7cm">
          <text:p text:style-name="P3"><text:span text:style-name="T2">Define plot on report definition</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5.5cm" svg:y1="9.5cm" svg:x2="14cm" svg:y2="9.5cm" draw:start-shape="id133" draw:start-glue-point="6" draw:end-shape="id134" draw:end-glue-point="7" svg:d="M15500 9500h-1500" svg:viewBox="0 0 1501 1">
          <text:p/>
        </draw:connector>
        <draw:custom-shape draw:style-name="gr56" draw:text-style-name="P4" xml:id="id134" draw:id="id134" draw:layer="layout" svg:width="6cm" svg:height="1cm" svg:x="8cm" svg:y="9cm">
          <text:p text:style-name="P3"><text:span text:style-name="T2">Define convergence criteria on report definition</text:span></text:p>
          <draw:enhanced-geometry svg:viewBox="0 0 21600 21600" draw:glue-points="10800 0 0 10800 10800 21600 21600 10800" draw:type="flowchart-process" draw:enhanced-path="M 0 0 L 21600 0 21600 21600 0 21600 0 0 Z N"/>
        </draw:custom-shape>
        <draw:custom-shape draw:style-name="gr53" draw:text-style-name="P4" xml:id="id140" draw:id="id140" draw:layer="layout" svg:width="6cm" svg:height="1cm" svg:x="11cm" svg:y="13cm">
          <text:p text:style-name="P3"><text:span text:style-name="T2">Start Outlet Species Report/ Convergence Setup</text:span></text:p>
          <draw:enhanced-geometry svg:viewBox="0 0 21600 21600" draw:mirror-vertical="false" draw:mirror-horizontal="false" draw:glue-points="10800 0 0 10800 10800 21600 21600 10800" draw:text-areas="1060 3180 20540 18420" draw:type="flowchart-terminator" draw:enhanced-path="M 3470 21600 X 0 10800 3470 0 L 18130 0 X 21600 10800 18130 21600 Z N"/>
        </draw:custom-shape>
        <draw:connector draw:style-name="gr17" draw:text-style-name="P17" draw:layer="layout" draw:type="line" svg:x1="11cm" svg:y1="4cm" svg:x2="11cm" svg:y2="5cm" draw:start-shape="id132" draw:start-glue-point="6" svg:d="M11000 4000v1000" svg:viewBox="0 0 1 1001">
          <text:p/>
        </draw:connector>
        <draw:connector draw:style-name="gr17" draw:text-style-name="P17" draw:layer="layout" draw:type="line" svg:x1="11cm" svg:y1="6cm" svg:x2="11cm" svg:y2="7cm" draw:start-shape="id135" draw:start-glue-point="6" svg:d="M11000 6000v1000" svg:viewBox="0 0 1 1001">
          <text:p/>
        </draw:connector>
        <draw:connector draw:style-name="gr17" draw:text-style-name="P17" draw:layer="layout" draw:type="line" svg:x1="11cm" svg:y1="8cm" svg:x2="11cm" svg:y2="9cm" draw:start-shape="id136" draw:start-glue-point="6" svg:d="M11000 8000v1000" svg:viewBox="0 0 1 1001">
          <text:p/>
        </draw:connector>
        <draw:custom-shape draw:style-name="gr53" draw:text-style-name="P4" draw:layer="layout" svg:width="6cm" svg:height="1cm" svg:x="7.966cm" svg:y="11cm">
          <text:p text:style-name="P3"><text:span text:style-name="T2">End Outlet Temperature Convergence Setu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7" draw:text-style-name="P17" draw:layer="layout" draw:type="line" svg:x1="11cm" svg:y1="10cm" svg:x2="11cm" svg:y2="11cm" svg:d="M11000 10000v1000" svg:viewBox="0 0 1 1001">
          <text:p/>
        </draw:connector>
        <draw:custom-shape draw:style-name="gr31" draw:text-style-name="P4" xml:id="id141" draw:id="id141" draw:layer="layout" svg:width="6cm" svg:height="1.99cm" svg:x="11cm" svg:y="15cm">
          <text:p text:style-name="P3"><text:span text:style-name="T2">All Species Reports at outlet face Created?</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6" draw:text-style-name="P4" xml:id="id137" draw:id="id137" draw:layer="layout" svg:width="6cm" svg:height="1cm" svg:x="11.033cm" svg:y="18cm">
          <text:p text:style-name="P3"><text:span text:style-name="T2">Define Species report definition on Outlet Face</text:span></text:p>
          <draw:enhanced-geometry svg:viewBox="0 0 21600 21600" draw:glue-points="10800 0 0 10800 10800 21600 21600 10800" draw:type="flowchart-process" draw:enhanced-path="M 0 0 L 21600 0 21600 21600 0 21600 0 0 Z N"/>
        </draw:custom-shape>
        <draw:custom-shape draw:style-name="gr56" draw:text-style-name="P4" xml:id="id138" draw:id="id138" draw:layer="layout" svg:width="6cm" svg:height="1cm" svg:x="11.033cm" svg:y="20cm">
          <text:p text:style-name="P3"><text:span text:style-name="T2">Define Report outlet file on species report definition</text:span></text:p>
          <draw:enhanced-geometry svg:viewBox="0 0 21600 21600" draw:glue-points="10800 0 0 10800 10800 21600 21600 10800" draw:type="flowchart-process" draw:enhanced-path="M 0 0 L 21600 0 21600 21600 0 21600 0 0 Z N"/>
        </draw:custom-shape>
        <draw:custom-shape draw:style-name="gr56" draw:text-style-name="P4" xml:id="id139" draw:id="id139" draw:layer="layout" svg:width="6cm" svg:height="1cm" svg:x="11.033cm" svg:y="22cm">
          <text:p text:style-name="P3"><text:span text:style-name="T2">Define plot on species report definition</text:span></text:p>
          <draw:enhanced-geometry svg:viewBox="0 0 21600 21600" draw:glue-points="10800 0 0 10800 10800 21600 21600 10800" draw:type="flowchart-process" draw:enhanced-path="M 0 0 L 21600 0 21600 21600 0 21600 0 0 Z N"/>
        </draw:custom-shape>
        <draw:custom-shape draw:style-name="gr56" draw:text-style-name="P4" xml:id="id143" draw:id="id143" draw:layer="layout" svg:width="6cm" svg:height="1cm" svg:x="11.033cm" svg:y="24cm">
          <text:p text:style-name="P3"><text:span text:style-name="T2">Define convergence criteria on species report definition</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4.033cm" svg:y1="19cm" svg:x2="14.033cm" svg:y2="20cm" draw:start-shape="id137" draw:start-glue-point="6" svg:d="M14033 19000v1000" svg:viewBox="0 0 1 1001">
          <text:p/>
        </draw:connector>
        <draw:connector draw:style-name="gr17" draw:text-style-name="P17" draw:layer="layout" draw:type="line" svg:x1="14.033cm" svg:y1="21cm" svg:x2="14.033cm" svg:y2="22cm" draw:start-shape="id138" draw:start-glue-point="6" svg:d="M14033 21000v1000" svg:viewBox="0 0 1 1001">
          <text:p/>
        </draw:connector>
        <draw:connector draw:style-name="gr17" draw:text-style-name="P17" draw:layer="layout" draw:type="line" svg:x1="14.033cm" svg:y1="23cm" svg:x2="14.033cm" svg:y2="24cm" draw:start-shape="id139" draw:start-glue-point="6" svg:d="M14033 23000v1000" svg:viewBox="0 0 1 1001">
          <text:p/>
        </draw:connector>
        <draw:custom-shape draw:style-name="gr14" draw:text-style-name="P4" xml:id="id146" draw:id="id146" draw:layer="layout" svg:width="5cm" svg:height="1cm" svg:x="4cm" svg:y="18cm">
          <text:p text:style-name="P3"><text:span text:style-name="T2">Solver Input Parameter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57" draw:text-style-name="P4" xml:id="id142" draw:id="id142" draw:layer="layout" svg:width="5.933cm" svg:height="1cm" svg:x="3.2cm" svg:y="15.5cm">
          <text:p text:style-name="P3"><text:span text:style-name="T2">End Outlet Species Report/ Convergence Setup</text:span></text:p>
          <draw:enhanced-geometry svg:viewBox="0 0 21600 21600" draw:mirror-vertical="false" draw:mirror-horizontal="false" draw:glue-points="10800 0 0 10800 10800 21600 21600 10800" draw:text-areas="1060 3180 20540 18420" draw:type="flowchart-terminator" draw:enhanced-path="M 3470 21600 X 0 10800 3470 0 L 18130 0 X 21600 10800 18130 21600 Z N"/>
        </draw:custom-shape>
        <draw:connector draw:style-name="gr17" draw:text-style-name="P17" draw:layer="layout" draw:type="line" svg:x1="14cm" svg:y1="14cm" svg:x2="14cm" svg:y2="15cm" draw:start-shape="id140" draw:start-glue-point="6" draw:end-shape="id141" draw:end-glue-point="4" svg:d="M14000 14000v1000" svg:viewBox="0 0 1 1001">
          <text:p/>
        </draw:connector>
        <draw:connector draw:style-name="gr8" draw:text-style-name="P15" draw:layer="layout" draw:type="line" svg:x1="14cm" svg:y1="16.99cm" svg:x2="14.033cm" svg:y2="18cm" draw:start-shape="id141" draw:start-glue-point="6" draw:end-shape="id137" draw:end-glue-point="4" svg:d="M14000 16990l33 1010" svg:viewBox="0 0 34 1011">
          <text:p text:style-name="P9"><text:span text:style-name="T2">No, go to next species in list</text:span></text:p>
        </draw:connector>
        <draw:connector draw:style-name="gr8" draw:text-style-name="P15" draw:layer="layout" draw:type="line" svg:x1="11cm" svg:y1="15.995cm" svg:x2="9.133cm" svg:y2="16cm" draw:start-shape="id141" draw:start-glue-point="5" draw:end-shape="id142" draw:end-glue-point="7" svg:d="M11000 15995l-1867 5" svg:viewBox="0 0 1868 6">
          <text:p text:style-name="P9"><text:span text:style-name="T2">Yes</text:span></text:p>
          <text:p text:style-name="P9"><text:span text:style-name="T2"/></text:p>
        </draw:connector>
        <draw:connector draw:style-name="gr17" draw:text-style-name="P17" xml:id="id144" draw:id="id144" draw:layer="layout" draw:type="line" svg:x1="18.102cm" svg:y1="16.03cm" svg:x2="17cm" svg:y2="15.995cm" draw:end-shape="id141" draw:end-glue-point="7" svg:d="M18102 16030l-1102-35" svg:viewBox="0 0 1103 36">
          <text:p/>
        </draw:connector>
        <draw:connector draw:style-name="gr22" draw:text-style-name="P17" xml:id="id145" draw:id="id145" draw:layer="layout" draw:type="line" svg:x1="17.033cm" svg:y1="24.5cm" svg:x2="18.13cm" svg:y2="24.497cm" draw:start-shape="id143" draw:start-glue-point="7" svg:d="M17033 24500l1097-3" svg:viewBox="0 0 1098 4">
          <text:p/>
        </draw:connector>
        <draw:connector draw:style-name="gr22" draw:text-style-name="P17" draw:layer="layout" draw:type="line" svg:x1="18.102cm" svg:y1="16.03cm" svg:x2="18.13cm" svg:y2="24.497cm" draw:start-shape="id144" draw:start-glue-point="2" draw:end-shape="id145" draw:end-glue-point="3" svg:d="M18102 16030l28 8467" svg:viewBox="0 0 29 8468">
          <text:p/>
        </draw:connector>
        <draw:connector draw:style-name="gr17" draw:text-style-name="P17" draw:layer="layout" draw:type="line" svg:x1="8.491cm" svg:y1="18.5cm" svg:x2="11.033cm" svg:y2="18.5cm" draw:start-shape="id146" draw:start-glue-point="9" draw:end-shape="id137" draw:end-glue-point="5" svg:d="M8491 18500h2542" svg:viewBox="0 0 2543 1">
          <text:p/>
        </draw:connector>
        <draw:connector draw:style-name="gr22" draw:text-style-name="P17" draw:layer="layout" draw:type="line" svg:x1="9cm" svg:y1="18.5cm" svg:x2="8.971cm" svg:y2="24.553cm" svg:d="M9000 18500l-29 6053" svg:viewBox="0 0 30 6054">
          <text:p/>
        </draw:connector>
        <draw:connector draw:style-name="gr17" draw:text-style-name="P17" draw:layer="layout" draw:type="line" svg:x1="8.999cm" svg:y1="20.5cm" svg:x2="11.033cm" svg:y2="20.5cm" draw:end-shape="id138" draw:end-glue-point="5" svg:d="M8999 20500h2034" svg:viewBox="0 0 2035 1">
          <text:p/>
        </draw:connector>
        <draw:connector draw:style-name="gr17" draw:text-style-name="P17" draw:layer="layout" draw:type="line" svg:x1="8.99cm" svg:y1="22.5cm" svg:x2="11.024cm" svg:y2="22.5cm" svg:d="M8990 22500h2034" svg:viewBox="0 0 2035 1">
          <text:p/>
        </draw:connector>
        <draw:connector draw:style-name="gr17" draw:text-style-name="P17" draw:layer="layout" draw:type="line" svg:x1="8.99cm" svg:y1="24.5cm" svg:x2="11.024cm" svg:y2="24.5cm" svg:d="M8990 24500h2034" svg:viewBox="0 0 2035 1">
          <text:p/>
        </draw:connector>
        <draw:connector draw:style-name="gr22" draw:text-style-name="P17" xml:id="id147" draw:id="id147" draw:layer="layout" draw:type="line" svg:x1="3.016cm" svg:y1="14.986cm" svg:x2="3.028cm" svg:y2="18.5cm" svg:d="M3016 14986l12 3514" svg:viewBox="0 0 13 3515">
          <text:p/>
        </draw:connector>
        <draw:connector draw:style-name="gr17" draw:text-style-name="P17" draw:layer="layout" draw:type="line" svg:x1="3.016cm" svg:y1="14.986cm" svg:x2="14cm" svg:y2="15cm" draw:start-shape="id147" draw:start-glue-point="2" draw:end-shape="id141" draw:end-glue-point="4" svg:d="M3016 14986l10984 14" svg:viewBox="0 0 10985 15">
          <text:p/>
        </draw:connector>
        <draw:connector draw:style-name="gr22" draw:text-style-name="P17" draw:layer="layout" draw:type="line" svg:x1="3.028cm" svg:y1="18.5cm" svg:x2="4.5cm" svg:y2="18.5cm" draw:start-shape="id147" draw:start-glue-point="3" draw:end-shape="id146" draw:end-glue-point="6" svg:d="M3028 18500h1472" svg:viewBox="0 0 1473 1">
          <text:p/>
        </draw:connector>
      </draw:page>
      <draw:page draw:name="page8" draw:style-name="dp1" draw:master-page-name="Default">
        <draw:custom-shape draw:style-name="gr53" draw:text-style-name="P4" xml:id="id148" draw:id="id148" draw:layer="layout" svg:width="6cm" svg:height="1cm" svg:x="8.001cm" svg:y="1.001cm">
          <text:p text:style-name="P3"><text:span text:style-name="T2">Start Monitoring Points Setu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5" draw:text-style-name="P4" xml:id="id149" draw:id="id149" draw:layer="layout" svg:width="5cm" svg:height="1.99cm" svg:x="8.5cm" svg:y="3cm">
          <text:p text:style-name="P3"><text:span text:style-name="T2">Monitoring Points Enabled?</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7" draw:text-style-name="P17" draw:layer="layout" draw:type="line" svg:x1="11.001cm" svg:y1="2.001cm" svg:x2="11cm" svg:y2="3cm" draw:start-shape="id148" draw:start-glue-point="6" draw:end-shape="id149" draw:end-glue-point="4" svg:d="M11001 2001l-1 999" svg:viewBox="0 0 2 1000">
          <text:p/>
        </draw:connector>
        <draw:custom-shape draw:style-name="gr53" draw:text-style-name="P4" xml:id="id151" draw:id="id151" draw:layer="layout" svg:width="6cm" svg:height="1cm" svg:x="1.6cm" svg:y="6.5cm">
          <text:p text:style-name="P3"><text:span text:style-name="T2">End Monitoring Points Setu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 draw:text-style-name="P15" draw:layer="layout" draw:type="line" svg:x1="11cm" svg:y1="4.99cm" svg:x2="11.001cm" svg:y2="6.001cm" draw:start-shape="id149" draw:start-glue-point="6" draw:end-shape="id150" draw:end-glue-point="4" svg:d="M11000 4990l1 1011" svg:viewBox="0 0 2 1012">
          <text:p text:style-name="P9"><text:span text:style-name="T2">Yes</text:span></text:p>
          <text:p text:style-name="P9"><text:span text:style-name="T2"/></text:p>
        </draw:connector>
        <draw:custom-shape draw:style-name="gr25" draw:text-style-name="P4" xml:id="id150" draw:id="id150" draw:layer="layout" svg:width="5cm" svg:height="1.99cm" svg:x="8.501cm" svg:y="6.001cm">
          <text:p text:style-name="P3"><text:span text:style-name="T2">All monitoring points added?</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8" draw:text-style-name="P15" draw:layer="layout" draw:type="line" svg:x1="8.501cm" svg:y1="6.996cm" svg:x2="7.6cm" svg:y2="7cm" draw:start-shape="id150" draw:start-glue-point="5" draw:end-shape="id151" draw:end-glue-point="7" svg:d="M8501 6996l-901 4" svg:viewBox="0 0 902 5">
          <text:p text:style-name="P9"><text:span text:style-name="T2">Yes</text:span></text:p>
          <text:p text:style-name="P9"><text:span text:style-name="T2"/></text:p>
        </draw:connector>
        <draw:connector draw:style-name="gr8" draw:text-style-name="P15" xml:id="id152" draw:id="id152" draw:layer="layout" draw:type="line" svg:x1="4.572cm" svg:y1="3.979cm" svg:x2="4.6cm" svg:y2="6.5cm" draw:end-shape="id151" draw:end-glue-point="4" svg:d="M4572 3979l28 2521" svg:viewBox="0 0 29 2522">
          <text:p text:style-name="P9"><text:span text:style-name="T2">No</text:span></text:p>
        </draw:connector>
        <draw:connector draw:style-name="gr22" draw:text-style-name="P17" draw:layer="layout" draw:type="line" svg:x1="4.572cm" svg:y1="3.979cm" svg:x2="8.5cm" svg:y2="3.995cm" draw:start-shape="id152" draw:start-glue-point="2" draw:end-shape="id149" draw:end-glue-point="5" svg:d="M4572 3979l3928 16" svg:viewBox="0 0 3929 17">
          <text:p/>
        </draw:connector>
        <draw:custom-shape draw:style-name="gr58" draw:text-style-name="P4" xml:id="id153" draw:id="id153" draw:layer="layout" svg:width="7.034cm" svg:height="1cm" svg:x="7.466cm" svg:y="16.966cm">
          <text:p text:style-name="P3"><text:span text:style-name="T2">Define Z velocity and Temperature report definition at point</text:span></text:p>
          <draw:enhanced-geometry svg:viewBox="0 0 21600 21600" draw:glue-points="10800 0 0 10800 10800 21600 21600 10800" draw:type="flowchart-process" draw:enhanced-path="M 0 0 L 21600 0 21600 21600 0 21600 0 0 Z N"/>
        </draw:custom-shape>
        <draw:custom-shape draw:style-name="gr58" draw:text-style-name="P4" xml:id="id154" draw:id="id154" draw:layer="layout" svg:width="7.034cm" svg:height="1cm" svg:x="7.466cm" svg:y="18.966cm">
          <text:p text:style-name="P3"><text:span text:style-name="T2">Define Report outlet file on species report definition</text:span></text:p>
          <draw:enhanced-geometry svg:viewBox="0 0 21600 21600" draw:glue-points="10800 0 0 10800 10800 21600 21600 10800" draw:type="flowchart-process" draw:enhanced-path="M 0 0 L 21600 0 21600 21600 0 21600 0 0 Z N"/>
        </draw:custom-shape>
        <draw:custom-shape draw:style-name="gr58" draw:text-style-name="P4" xml:id="id155" draw:id="id155" draw:layer="layout" svg:width="7.034cm" svg:height="1cm" svg:x="7.466cm" svg:y="20.966cm">
          <text:p text:style-name="P3"><text:span text:style-name="T2">Define plot on species report definition</text:span></text:p>
          <draw:enhanced-geometry svg:viewBox="0 0 21600 21600" draw:glue-points="10800 0 0 10800 10800 21600 21600 10800" draw:type="flowchart-process" draw:enhanced-path="M 0 0 L 21600 0 21600 21600 0 21600 0 0 Z N"/>
        </draw:custom-shape>
        <draw:custom-shape draw:style-name="gr58" draw:text-style-name="P4" xml:id="id156" draw:id="id156" draw:layer="layout" svg:width="7.034cm" svg:height="1cm" svg:x="7.466cm" svg:y="22.966cm">
          <text:p text:style-name="P3"><text:span text:style-name="T2">Define convergence criteria on species report defini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7" draw:text-style-name="P17" draw:layer="layout" draw:type="line" svg:x1="10.983cm" svg:y1="17.966cm" svg:x2="10.983cm" svg:y2="18.966cm" draw:start-shape="id153" draw:start-glue-point="6" draw:end-shape="id154" draw:end-glue-point="4" svg:d="M10983 17966v1000" svg:viewBox="0 0 1 1001">
          <text:p/>
        </draw:connector>
        <draw:connector draw:style-name="gr17" draw:text-style-name="P17" draw:layer="layout" draw:type="line" svg:x1="10.983cm" svg:y1="19.966cm" svg:x2="10.983cm" svg:y2="20.966cm" draw:start-shape="id154" draw:start-glue-point="6" draw:end-shape="id155" draw:end-glue-point="4" svg:d="M10983 19966v1000" svg:viewBox="0 0 1 1001">
          <text:p/>
        </draw:connector>
        <draw:connector draw:style-name="gr17" draw:text-style-name="P17" draw:layer="layout" draw:type="line" svg:x1="10.983cm" svg:y1="21.966cm" svg:x2="10.983cm" svg:y2="22.966cm" draw:start-shape="id155" draw:start-glue-point="6" draw:end-shape="id156" draw:end-glue-point="4" svg:d="M10983 21966v1000" svg:viewBox="0 0 1 1001">
          <text:p/>
        </draw:connector>
        <draw:custom-shape draw:style-name="gr14" draw:text-style-name="P4" xml:id="id157" draw:id="id157" draw:layer="layout" svg:width="5cm" svg:height="1cm" svg:x="1.033cm" svg:y="16.966cm">
          <text:p text:style-name="P3"><text:span text:style-name="T2">Solver Input Parameter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2" draw:text-style-name="P17" xml:id="id164" draw:id="id164" draw:layer="layout" draw:type="line" svg:x1="14.5cm" svg:y1="23.466cm" svg:x2="16.002cm" svg:y2="23.453cm" draw:start-shape="id156" draw:start-glue-point="7" svg:d="M14500 23466l1502-13" svg:viewBox="0 0 1503 14">
          <text:p/>
        </draw:connector>
        <draw:connector draw:style-name="gr17" draw:text-style-name="P17" draw:layer="layout" draw:type="line" svg:x1="5.524cm" svg:y1="17.466cm" svg:x2="7.466cm" svg:y2="17.466cm" draw:start-shape="id157" draw:start-glue-point="9" draw:end-shape="id153" draw:end-glue-point="5" svg:d="M5524 17466h1942" svg:viewBox="0 0 1943 1">
          <text:p/>
        </draw:connector>
        <draw:connector draw:style-name="gr22" draw:text-style-name="P17" draw:layer="layout" draw:type="line" svg:x1="6.033cm" svg:y1="17.466cm" svg:x2="6.004cm" svg:y2="23.519cm" svg:d="M6033 17466l-29 6053" svg:viewBox="0 0 30 6054">
          <text:p/>
        </draw:connector>
        <draw:connector draw:style-name="gr17" draw:text-style-name="P17" draw:layer="layout" draw:type="line" svg:x1="6.011cm" svg:y1="19.466cm" svg:x2="7.466cm" svg:y2="19.466cm" draw:end-shape="id154" draw:end-glue-point="5" svg:d="M6011 19466h1455" svg:viewBox="0 0 1456 1">
          <text:p/>
        </draw:connector>
        <draw:connector draw:style-name="gr17" draw:text-style-name="P17" draw:layer="layout" draw:type="line" svg:x1="6.011cm" svg:y1="21.449cm" svg:x2="7.466cm" svg:y2="21.466cm" draw:end-shape="id155" draw:end-glue-point="5" svg:d="M6011 21449l1455 17" svg:viewBox="0 0 1456 18">
          <text:p/>
        </draw:connector>
        <draw:connector draw:style-name="gr17" draw:text-style-name="P17" draw:layer="layout" draw:type="line" svg:x1="6.023cm" svg:y1="23.466cm" svg:x2="7.578cm" svg:y2="23.466cm" svg:d="M6023 23466h1555" svg:viewBox="0 0 1556 1">
          <text:p/>
        </draw:connector>
        <draw:custom-shape draw:style-name="gr59" draw:text-style-name="P4" xml:id="id158" draw:id="id158" draw:layer="layout" svg:width="10cm" svg:height="1cm" svg:x="6cm" svg:y="9cm">
          <text:p text:style-name="P3"><text:span text:style-name="T2">Find length along combustor from iteration value, amount of monitoring points and combustor length</text:span></text:p>
          <draw:enhanced-geometry svg:viewBox="0 0 21600 21600" draw:glue-points="10800 0 0 10800 10800 21600 21600 10800" draw:type="flowchart-process" draw:enhanced-path="M 0 0 L 21600 0 21600 21600 0 21600 0 0 Z N"/>
        </draw:custom-shape>
        <draw:connector draw:style-name="gr8" draw:text-style-name="P15" draw:layer="layout" draw:type="line" svg:x1="11.001cm" svg:y1="7.991cm" svg:x2="11cm" svg:y2="9cm" draw:start-shape="id150" draw:start-glue-point="6" draw:end-shape="id158" draw:end-glue-point="4" svg:d="M11001 7991l-1 1009" svg:viewBox="0 0 2 1010">
          <text:p text:style-name="P9"><text:span text:style-name="T2">No, increase iteration value by 1</text:span></text:p>
          <text:p text:style-name="P9"><text:span text:style-name="T2"/></text:p>
        </draw:connector>
        <draw:custom-shape draw:style-name="gr27" draw:text-style-name="P4" xml:id="id160" draw:id="id160" draw:layer="layout" svg:width="5cm" svg:height="1cm" svg:x="14.5cm" svg:y="7cm">
          <text:p text:style-name="P3"><text:span text:style-name="T2">Geometry Parameter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17" draw:text-style-name="P17" draw:layer="layout" draw:type="line" svg:x1="17.018cm" svg:y1="9.539cm" svg:x2="16cm" svg:y2="9.5cm" draw:start-shape="id159" draw:start-glue-point="3" draw:end-shape="id158" draw:end-glue-point="7" svg:d="M17018 9539l-1018-39" svg:viewBox="0 0 1019 40">
          <text:p/>
        </draw:connector>
        <draw:connector draw:style-name="gr22" draw:text-style-name="P17" xml:id="id159" draw:id="id159" draw:layer="layout" draw:type="line" svg:x1="17cm" svg:y1="8cm" svg:x2="17.018cm" svg:y2="9.539cm" draw:start-shape="id160" draw:start-glue-point="8" svg:d="M17000 8000l18 1539" svg:viewBox="0 0 19 1540">
          <text:p/>
        </draw:connector>
        <draw:custom-shape draw:style-name="gr54" draw:text-style-name="P4" xml:id="id161" draw:id="id161" draw:layer="layout" svg:width="8cm" svg:height="2cm" svg:x="7cm" svg:y="11cm">
          <text:p text:style-name="P3"><text:span text:style-name="T2">Create a point for each position along the length of the combustor calculated in line with: the air inlet, the outlet and half the air inlet radius </text:span></text:p>
          <draw:enhanced-geometry svg:viewBox="0 0 21600 21600" draw:glue-points="10800 0 0 10800 10800 21600 21600 10800" draw:type="flowchart-process" draw:enhanced-path="M 0 0 L 21600 0 21600 21600 0 21600 0 0 Z N"/>
        </draw:custom-shape>
        <draw:connector draw:style-name="gr17" draw:text-style-name="P17" draw:layer="layout" draw:type="line" svg:x1="11cm" svg:y1="10cm" svg:x2="11cm" svg:y2="11cm" draw:start-shape="id158" draw:start-glue-point="6" draw:end-shape="id161" draw:end-glue-point="4" svg:d="M11000 10000v1000" svg:viewBox="0 0 1 1001">
          <text:p/>
        </draw:connector>
        <draw:custom-shape draw:style-name="gr60" draw:text-style-name="P4" xml:id="id162" draw:id="id162" draw:layer="layout" svg:width="6.667cm" svg:height="1.99cm" svg:x="7.666cm" svg:y="14.01cm">
          <text:p text:style-name="P3"><text:span text:style-name="T2">All reports added to points defined?</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7" draw:text-style-name="P17" draw:layer="layout" draw:type="line" svg:x1="11cm" svg:y1="13cm" svg:x2="11cm" svg:y2="14.01cm" draw:start-shape="id161" draw:start-glue-point="6" draw:end-shape="id162" draw:end-glue-point="4" svg:d="M11000 13000v1010" svg:viewBox="0 0 1 1011">
          <text:p/>
        </draw:connector>
        <draw:connector draw:style-name="gr8" draw:text-style-name="P15" draw:layer="layout" draw:type="line" svg:x1="11cm" svg:y1="16cm" svg:x2="10.983cm" svg:y2="16.966cm" draw:start-shape="id162" draw:start-glue-point="6" draw:end-shape="id153" draw:end-glue-point="4" svg:d="M11000 16000l-17 966" svg:viewBox="0 0 18 967">
          <text:p text:style-name="P9"><text:span text:style-name="T2">No, go to next radius</text:span></text:p>
          <text:p text:style-name="P9"><text:span text:style-name="T2"/></text:p>
        </draw:connector>
        <draw:connector draw:style-name="gr22" draw:text-style-name="P17" xml:id="id163" draw:id="id163" draw:layer="layout" draw:type="line" svg:x1="20.009cm" svg:y1="5.983cm" svg:x2="19.981cm" svg:y2="15.014cm" svg:d="M20009 5983l-28 9031" svg:viewBox="0 0 29 9032">
          <text:p/>
        </draw:connector>
        <draw:connector draw:style-name="gr17" draw:text-style-name="P17" draw:layer="layout" draw:type="line" svg:x1="20.009cm" svg:y1="5.983cm" svg:x2="11.001cm" svg:y2="6.001cm" draw:start-shape="id163" draw:start-glue-point="2" draw:end-shape="id150" draw:end-glue-point="4" svg:d="M20009 5983l-9008 18" svg:viewBox="0 0 9009 19">
          <text:p/>
        </draw:connector>
        <draw:connector draw:style-name="gr23" draw:text-style-name="P15" draw:layer="layout" draw:type="line" svg:x1="14.333cm" svg:y1="15.005cm" svg:x2="19.981cm" svg:y2="15.014cm" draw:start-shape="id162" draw:start-glue-point="7" draw:end-shape="id163" draw:end-glue-point="3" svg:d="M14333 15005l5648 9" svg:viewBox="0 0 5649 10">
          <text:p text:style-name="P9"><text:span text:style-name="T2">Yes</text:span></text:p>
          <text:p text:style-name="P9"><text:span text:style-name="T2"/></text:p>
        </draw:connector>
        <draw:connector draw:style-name="gr22" draw:text-style-name="P17" xml:id="id165" draw:id="id165" draw:layer="layout" draw:type="line" svg:x1="13.97cm" svg:y1="15.974cm" svg:x2="16.068cm" svg:y2="16cm" svg:d="M13970 15974l2098 26" svg:viewBox="0 0 2099 27">
          <text:p/>
        </draw:connector>
        <draw:connector draw:style-name="gr22" draw:text-style-name="P17" draw:layer="layout" draw:type="line" svg:x1="16.028cm" svg:y1="15.969cm" svg:x2="16.002cm" svg:y2="23.453cm" draw:end-shape="id164" draw:end-glue-point="3" svg:d="M16028 15969l-26 7484" svg:viewBox="0 0 27 7485">
          <text:p/>
        </draw:connector>
        <draw:connector draw:style-name="gr17" draw:text-style-name="P17" draw:layer="layout" draw:type="line" svg:x1="13.97cm" svg:y1="15.974cm" svg:x2="11cm" svg:y2="16cm" draw:start-shape="id165" draw:start-glue-point="2" draw:end-shape="id162" draw:end-glue-point="6" svg:d="M13970 15974l-2970 26" svg:viewBox="0 0 2971 27">
          <text:p/>
        </draw:connector>
        <draw:connector draw:style-name="gr22" draw:text-style-name="P17" xml:id="id166" draw:id="id166" draw:layer="layout" draw:type="line" svg:x1="3.499cm" svg:y1="9.454cm" svg:x2="3.533cm" svg:y2="16.966cm" draw:end-shape="id157" draw:end-glue-point="5" svg:d="M3499 9454l34 7512" svg:viewBox="0 0 35 7513">
          <text:p/>
        </draw:connector>
        <draw:connector draw:style-name="gr17" draw:text-style-name="P17" draw:layer="layout" draw:type="line" svg:x1="3.499cm" svg:y1="9.454cm" svg:x2="6cm" svg:y2="9.5cm" draw:start-shape="id166" draw:start-glue-point="2" draw:end-shape="id158" draw:end-glue-point="5" svg:d="M3499 9454l2501 46" svg:viewBox="0 0 2502 47">
          <text:p/>
        </draw:connector>
        <draw:connector draw:style-name="gr22" draw:text-style-name="P17" xml:id="id167" draw:id="id167" draw:layer="layout" draw:type="line" svg:x1="1.016cm" svg:y1="2.991cm" svg:x2="1cm" svg:y2="17.5cm" svg:d="M1016 2991l-16 14509" svg:viewBox="0 0 17 14510">
          <text:p/>
        </draw:connector>
        <draw:connector draw:style-name="gr22" draw:text-style-name="P17" draw:layer="layout" draw:type="line" svg:x1="1cm" svg:y1="17.5cm" svg:x2="1.5cm" svg:y2="17.5cm" draw:start-shape="id167" draw:start-glue-point="3" svg:d="M1000 17500h500" svg:viewBox="0 0 501 1">
          <text:p/>
        </draw:connector>
        <draw:connector draw:style-name="gr17" draw:text-style-name="P17" draw:layer="layout" draw:type="line" svg:x1="1.016cm" svg:y1="2.991cm" svg:x2="11cm" svg:y2="3cm" draw:start-shape="id167" draw:start-glue-point="2" draw:end-shape="id149" draw:end-glue-point="4" svg:d="M1016 2991l9984 9" svg:viewBox="0 0 9985 10">
          <text:p/>
        </draw:connector>
        <draw:custom-shape draw:style-name="gr61" draw:text-style-name="P12" draw:layer="layout" svg:width="6.685cm" svg:height="3.4cm" svg:x="7.5cm" svg:y="-3.4cm">
          <text:p text:style-name="P11"><text:span text:style-name="T6">Report/ Monitor/ Convergence Workflows pg2</text:span></text:p>
          <draw:enhanced-geometry svg:viewBox="0 0 21600 21600" draw:type="rectangle" draw:enhanced-path="M 0 0 L 21600 0 21600 21600 0 21600 0 0 Z N"/>
        </draw:custom-shape>
      </draw:page>
      <draw:page draw:name="page9" draw:style-name="dp1" draw:master-page-name="Default">
        <draw:custom-shape draw:style-name="gr62" draw:text-style-name="P12" draw:layer="layout" svg:width="6.685cm" svg:height="3.4cm" svg:x="6.666cm" svg:y="-3.4cm">
          <text:p text:style-name="P11"><text:span text:style-name="T6">Overview of Results Generation</text:span></text:p>
          <draw:enhanced-geometry svg:viewBox="0 0 21600 21600" draw:type="rectangle" draw:enhanced-path="M 0 0 L 21600 0 21600 21600 0 21600 0 0 Z N"/>
        </draw:custom-shape>
        <draw:custom-shape draw:style-name="gr15" draw:text-style-name="P4" xml:id="id168" draw:id="id168" draw:layer="layout" svg:width="5cm" svg:height="1cm" svg:x="7.498cm" svg:y="1cm">
          <text:p text:style-name="P3"><text:span text:style-name="T2">Start Combustion Results Setu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5" draw:text-style-name="P14" xml:id="id175" draw:id="id175" draw:layer="layout" svg:width="5cm" svg:height="1cm" svg:x="1cm" svg:y="9.5cm">
          <text:p text:style-name="P13"><text:span text:style-name="T7">End Combustion Solver Setu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1" draw:text-style-name="P4" xml:id="id169" draw:id="id169" draw:layer="layout" svg:width="6cm" svg:height="1.99cm" svg:x="7cm" svg:y="3.001cm">
          <text:p text:style-name="P3"><text:span text:style-name="T2">Plot Temperature Contour?</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7" draw:text-style-name="P17" draw:layer="layout" draw:type="line" svg:x1="9.998cm" svg:y1="2cm" svg:x2="10cm" svg:y2="3.001cm" draw:start-shape="id168" draw:start-glue-point="6" draw:end-shape="id169" draw:end-glue-point="4" svg:d="M9998 2000l2 1001" svg:viewBox="0 0 3 1002">
          <text:p/>
        </draw:connector>
        <draw:connector draw:style-name="gr8" draw:text-style-name="P15" draw:layer="layout" draw:type="line" svg:x1="10.001cm" svg:y1="7.992cm" svg:x2="10cm" svg:y2="9.01cm" draw:start-shape="id170" draw:start-glue-point="6" draw:end-shape="id171" draw:end-glue-point="4" svg:d="M10001 7992l-1 1018" svg:viewBox="0 0 2 1019">
          <text:p text:style-name="P9"><text:span text:style-name="T2">Yes</text:span></text:p>
          <text:p text:style-name="P9"><text:span text:style-name="T2"/></text:p>
        </draw:connector>
        <draw:connector draw:style-name="gr8" draw:text-style-name="P15" draw:layer="layout" draw:type="line" svg:x1="10cm" svg:y1="4.991cm" svg:x2="10.001cm" svg:y2="6.002cm" draw:start-shape="id169" draw:start-glue-point="6" draw:end-shape="id170" draw:end-glue-point="4" svg:d="M10000 4991l1 1011" svg:viewBox="0 0 2 1012">
          <text:p text:style-name="P9"><text:span text:style-name="T2">No</text:span></text:p>
          <text:p text:style-name="P9"><text:span text:style-name="T2"/></text:p>
        </draw:connector>
        <draw:custom-shape draw:style-name="gr31" draw:text-style-name="P4" xml:id="id170" draw:id="id170" draw:layer="layout" svg:width="6cm" svg:height="1.99cm" svg:x="7.001cm" svg:y="6.002cm">
          <text:p text:style-name="P3"><text:span text:style-name="T2">Plot Species Contour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3" draw:text-style-name="P4" xml:id="id174" draw:id="id174" draw:layer="layout" svg:width="6.934cm" svg:height="1cm" svg:x="1.566cm" svg:y="4.7cm">
          <text:p text:style-name="P3"><text:span text:style-name="T2">Create a contour plot object of temperature across the combustor</text:span></text:p>
          <draw:enhanced-geometry svg:viewBox="0 0 21600 21600" draw:glue-points="10800 0 0 10800 10800 21600 21600 10800" draw:type="flowchart-process" draw:enhanced-path="M 0 0 L 21600 0 21600 21600 0 21600 0 0 Z N"/>
        </draw:custom-shape>
        <draw:custom-shape draw:style-name="gr64" draw:text-style-name="P4" xml:id="id172" draw:id="id172" draw:layer="layout" svg:width="5cm" svg:height="1cm" svg:x="15cm" svg:y="3.5cm">
          <text:p text:style-name="P3"><text:span text:style-name="T2">Solver Input Parameter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17" draw:text-style-name="P17" draw:layer="layout" draw:type="line" svg:x1="15.5cm" svg:y1="4cm" svg:x2="13cm" svg:y2="3.996cm" draw:start-shape="id172" draw:start-glue-point="6" draw:end-shape="id169" draw:end-glue-point="7" svg:d="M15500 4000l-2500-4" svg:viewBox="0 0 2501 5">
          <text:p/>
        </draw:connector>
        <draw:custom-shape draw:style-name="gr31" draw:text-style-name="P4" xml:id="id171" draw:id="id171" draw:layer="layout" svg:width="6cm" svg:height="1.99cm" svg:x="7cm" svg:y="9.01cm">
          <text:p text:style-name="P3"><text:span text:style-name="T2">All Species contour plots made?</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3" draw:text-style-name="P15" xml:id="id173" draw:id="id173" draw:layer="layout" draw:type="line" svg:x1="5cm" svg:y1="3.991cm" svg:x2="7cm" svg:y2="3.996cm" draw:end-shape="id169" draw:end-glue-point="5" svg:d="M5000 3991l2000 5" svg:viewBox="0 0 2001 6">
          <text:p text:style-name="P9"><text:span text:style-name="T2">Yes</text:span></text:p>
          <text:p text:style-name="P9"><text:span text:style-name="T2"/></text:p>
        </draw:connector>
        <draw:connector draw:style-name="gr17" draw:text-style-name="P15" draw:layer="layout" draw:type="line" svg:x1="5cm" svg:y1="3.991cm" svg:x2="5.033cm" svg:y2="4.7cm" draw:start-shape="id173" draw:start-glue-point="2" draw:end-shape="id174" draw:end-glue-point="4" svg:d="M5000 3991l33 709" svg:viewBox="0 0 34 710">
          <text:p/>
        </draw:connector>
        <draw:connector draw:style-name="gr8" draw:text-style-name="P15" draw:layer="layout" draw:type="line" svg:x1="7cm" svg:y1="10.005cm" svg:x2="6cm" svg:y2="10cm" draw:start-shape="id171" draw:start-glue-point="5" draw:end-shape="id175" draw:end-glue-point="7" svg:d="M7000 10005l-1000-5" svg:viewBox="0 0 1001 6">
          <text:p text:style-name="P9"><text:span text:style-name="T2">Yes</text:span></text:p>
          <text:p text:style-name="P9"><text:span text:style-name="T2"/></text:p>
        </draw:connector>
        <draw:connector draw:style-name="gr23" draw:text-style-name="P15" xml:id="id176" draw:id="id176" draw:layer="layout" draw:type="line" svg:x1="3.471cm" svg:y1="6.999cm" svg:x2="7.001cm" svg:y2="6.997cm" draw:end-shape="id170" draw:end-glue-point="5" svg:d="M3471 6999l3530-2" svg:viewBox="0 0 3531 3">
          <text:p text:style-name="P9"><text:span text:style-name="T2">No</text:span></text:p>
          <text:p text:style-name="P9"><text:span text:style-name="T2"/></text:p>
        </draw:connector>
        <draw:connector draw:style-name="gr17" draw:text-style-name="P15" draw:layer="layout" draw:type="line" svg:x1="3.471cm" svg:y1="6.999cm" svg:x2="3.5cm" svg:y2="9.5cm" draw:start-shape="id176" draw:start-glue-point="2" draw:end-shape="id175" draw:end-glue-point="4" svg:d="M3471 6999l29 2501" svg:viewBox="0 0 30 2502">
          <text:p/>
        </draw:connector>
        <draw:connector draw:style-name="gr8" draw:text-style-name="P15" draw:layer="layout" draw:type="line" svg:x1="10cm" svg:y1="11cm" svg:x2="9.967cm" svg:y2="12cm" draw:start-shape="id171" draw:start-glue-point="6" draw:end-shape="id177" draw:end-glue-point="4" svg:d="M10000 11000l-33 1000" svg:viewBox="0 0 34 1001">
          <text:p text:style-name="P9"><text:span text:style-name="T2">No, go to next species in list</text:span></text:p>
          <text:p text:style-name="P9"><text:span text:style-name="T2"/></text:p>
        </draw:connector>
        <draw:connector draw:style-name="gr22" draw:text-style-name="P17" draw:layer="layout" draw:type="line" svg:x1="14.029cm" svg:y1="4cm" svg:x2="14.027cm" svg:y2="9.003cm" svg:d="M14029 4000l-2 5003" svg:viewBox="0 0 3 5004">
          <text:p/>
        </draw:connector>
        <draw:connector draw:style-name="gr17" draw:text-style-name="P17" draw:layer="layout" draw:type="line" svg:x1="14.055cm" svg:y1="6.999cm" svg:x2="13.001cm" svg:y2="6.997cm" draw:end-shape="id170" draw:end-glue-point="7" svg:d="M14055 6999l-1054-2" svg:viewBox="0 0 1055 3">
          <text:p/>
        </draw:connector>
        <draw:connector draw:style-name="gr17" draw:text-style-name="P17" draw:layer="layout" draw:type="line" svg:x1="14.064cm" svg:y1="8.999cm" svg:x2="10cm" svg:y2="9.01cm" draw:end-shape="id171" draw:end-glue-point="4" svg:d="M14064 8999l-4064 11" svg:viewBox="0 0 4065 12">
          <text:p/>
        </draw:connector>
        <draw:connector draw:style-name="gr17" draw:text-style-name="P17" xml:id="id178" draw:id="id178" draw:layer="layout" draw:type="line" svg:x1="4.995cm" svg:y1="6.04cm" svg:x2="10.001cm" svg:y2="6.002cm" draw:end-shape="id170" draw:end-glue-point="4" svg:d="M4995 6040l5006-38" svg:viewBox="0 0 5007 39">
          <text:p/>
        </draw:connector>
        <draw:connector draw:style-name="gr22" draw:text-style-name="P17" draw:layer="layout" draw:type="line" svg:x1="5cm" svg:y1="5.663cm" svg:x2="4.995cm" svg:y2="6.04cm" draw:end-shape="id178" draw:end-glue-point="2" svg:d="M5000 5663l-5 377" svg:viewBox="0 0 6 378">
          <text:p/>
        </draw:connector>
        <draw:custom-shape draw:style-name="gr63" draw:text-style-name="P4" xml:id="id177" draw:id="id177" draw:layer="layout" svg:width="6.934cm" svg:height="1cm" svg:x="6.5cm" svg:y="12cm">
          <text:p text:style-name="P3"><text:span text:style-name="T2">Create a contour plot object of species across the combustor</text:span></text:p>
          <draw:enhanced-geometry svg:viewBox="0 0 21600 21600" draw:glue-points="10800 0 0 10800 10800 21600 21600 10800" draw:type="flowchart-process" draw:enhanced-path="M 0 0 L 21600 0 21600 21600 0 21600 0 0 Z N"/>
        </draw:custom-shape>
        <draw:connector draw:style-name="gr17" draw:text-style-name="P15" xml:id="id179" draw:id="id179" draw:layer="layout" draw:type="line" svg:x1="14.047cm" svg:y1="10.006cm" svg:x2="13cm" svg:y2="10.005cm" draw:end-shape="id171" draw:end-glue-point="7" svg:d="M14047 10006l-1047-1" svg:viewBox="0 0 1048 2">
          <text:p/>
        </draw:connector>
        <draw:connector draw:style-name="gr22" draw:text-style-name="P17" xml:id="id180" draw:id="id180" draw:layer="layout" draw:type="line" svg:x1="14.047cm" svg:y1="10.006cm" svg:x2="14.009cm" svg:y2="12.508cm" draw:start-shape="id179" draw:start-glue-point="2" svg:d="M14047 10006l-38 2502" svg:viewBox="0 0 39 2503">
          <text:p/>
        </draw:connector>
        <draw:connector draw:style-name="gr22" draw:text-style-name="P17" draw:layer="layout" draw:type="line" svg:x1="14.009cm" svg:y1="12.508cm" svg:x2="13.434cm" svg:y2="12.5cm" draw:start-shape="id180" draw:start-glue-point="3" draw:end-shape="id177" draw:end-glue-point="7" svg:d="M14009 12508l-575-8" svg:viewBox="0 0 576 9">
          <text:p/>
        </draw:connector>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4" draw:display-name="Arrowheads 14" svg:viewBox="0 0 20 20" svg:d="M0 20l10-20 10 20z"/>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B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3-13T14:44:47.592879923</meta:creation-date>
    <dc:date>2024-03-21T23:26:02.101000000</dc:date>
    <meta:editing-duration>PT23H43M15S</meta:editing-duration>
    <meta:editing-cycles>496</meta:editing-cycles>
    <meta:generator>LibreOffice/24.2.1.2$Windows_X86_64 LibreOffice_project/db4def46b0453cc22e2d0305797cf981b68ef5ac</meta:generator>
    <meta:print-date>2024-03-21T23:18:43.925000000</meta:print-date>
    <meta:printed-by>PDF files</meta:printed-by>
    <meta:document-statistic meta:object-count="403"/>
  </office:meta>
</office:document-meta>
</file>